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2432" calcext:value-type="float">
            <text:p>22432.0</text:p>
          </table:table-cell>
          <table:table-cell office:value-type="float" office:value="25880" calcext:value-type="float">
            <text:p>25880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2725" calcext:value-type="float">
            <text:p>22725.0</text:p>
          </table:table-cell>
          <table:table-cell office:value-type="float" office:value="26417" calcext:value-type="float">
            <text:p>2641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1863" calcext:value-type="float">
            <text:p>21863.0</text:p>
          </table:table-cell>
          <table:table-cell office:value-type="float" office:value="25614" calcext:value-type="float">
            <text:p>25614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22727" calcext:value-type="float">
            <text:p>22727.0</text:p>
          </table:table-cell>
          <table:table-cell office:value-type="float" office:value="26417" calcext:value-type="float">
            <text:p>26417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21864" calcext:value-type="float">
            <text:p>21864.0</text:p>
          </table:table-cell>
          <table:table-cell office:value-type="float" office:value="25604" calcext:value-type="float">
            <text:p>2560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22754" calcext:value-type="float">
            <text:p>22754.0</text:p>
          </table:table-cell>
          <table:table-cell office:value-type="float" office:value="26420" calcext:value-type="float">
            <text:p>26420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1847" calcext:value-type="float">
            <text:p>21847.0</text:p>
          </table:table-cell>
          <table:table-cell office:value-type="float" office:value="25595" calcext:value-type="float">
            <text:p>25595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22782" calcext:value-type="float">
            <text:p>22782.0</text:p>
          </table:table-cell>
          <table:table-cell office:value-type="float" office:value="26423" calcext:value-type="float">
            <text:p>2642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21836" calcext:value-type="float">
            <text:p>21836.0</text:p>
          </table:table-cell>
          <table:table-cell office:value-type="float" office:value="25577" calcext:value-type="float">
            <text:p>25577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22789" calcext:value-type="float">
            <text:p>22789.0</text:p>
          </table:table-cell>
          <table:table-cell office:value-type="float" office:value="26438" calcext:value-type="float">
            <text:p>2643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21827" calcext:value-type="float">
            <text:p>21827.0</text:p>
          </table:table-cell>
          <table:table-cell office:value-type="float" office:value="25564" calcext:value-type="float">
            <text:p>25564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22788" calcext:value-type="float">
            <text:p>22788.0</text:p>
          </table:table-cell>
          <table:table-cell office:value-type="float" office:value="26453" calcext:value-type="float">
            <text:p>26453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21808" calcext:value-type="float">
            <text:p>21808.0</text:p>
          </table:table-cell>
          <table:table-cell office:value-type="float" office:value="25547" calcext:value-type="float">
            <text:p>25547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22789" calcext:value-type="float">
            <text:p>22789.0</text:p>
          </table:table-cell>
          <table:table-cell office:value-type="float" office:value="26483" calcext:value-type="float">
            <text:p>2648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21793" calcext:value-type="float">
            <text:p>21793.0</text:p>
          </table:table-cell>
          <table:table-cell office:value-type="float" office:value="25517" calcext:value-type="float">
            <text:p>25517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22785" calcext:value-type="float">
            <text:p>22785.0</text:p>
          </table:table-cell>
          <table:table-cell office:value-type="float" office:value="26496" calcext:value-type="float">
            <text:p>26496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21793" calcext:value-type="float">
            <text:p>21793.0</text:p>
          </table:table-cell>
          <table:table-cell office:value-type="float" office:value="25500" calcext:value-type="float">
            <text:p>25500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22780" calcext:value-type="float">
            <text:p>22780.0</text:p>
          </table:table-cell>
          <table:table-cell office:value-type="float" office:value="26512" calcext:value-type="float">
            <text:p>26512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21794" calcext:value-type="float">
            <text:p>21794.0</text:p>
          </table:table-cell>
          <table:table-cell office:value-type="float" office:value="25488" calcext:value-type="float">
            <text:p>2548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2789" calcext:value-type="float">
            <text:p>22789.0</text:p>
          </table:table-cell>
          <table:table-cell office:value-type="float" office:value="26531" calcext:value-type="float">
            <text:p>26531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1787" calcext:value-type="float">
            <text:p>21787.0</text:p>
          </table:table-cell>
          <table:table-cell office:value-type="float" office:value="25463" calcext:value-type="float">
            <text:p>25463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2805" calcext:value-type="float">
            <text:p>22805.0</text:p>
          </table:table-cell>
          <table:table-cell office:value-type="float" office:value="26592" calcext:value-type="float">
            <text:p>2659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1771" calcext:value-type="float">
            <text:p>21771.0</text:p>
          </table:table-cell>
          <table:table-cell office:value-type="float" office:value="25439" calcext:value-type="float">
            <text:p>25439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2805" calcext:value-type="float">
            <text:p>22805.0</text:p>
          </table:table-cell>
          <table:table-cell office:value-type="float" office:value="26595" calcext:value-type="float">
            <text:p>26595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1759" calcext:value-type="float">
            <text:p>21759.0</text:p>
          </table:table-cell>
          <table:table-cell office:value-type="float" office:value="25427" calcext:value-type="float">
            <text:p>25427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2802" calcext:value-type="float">
            <text:p>22802.0</text:p>
          </table:table-cell>
          <table:table-cell office:value-type="float" office:value="26602" calcext:value-type="float">
            <text:p>26602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1758" calcext:value-type="float">
            <text:p>21758.0</text:p>
          </table:table-cell>
          <table:table-cell office:value-type="float" office:value="25416" calcext:value-type="float">
            <text:p>25416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22802" calcext:value-type="float">
            <text:p>22802.0</text:p>
          </table:table-cell>
          <table:table-cell office:value-type="float" office:value="26603" calcext:value-type="float">
            <text:p>26603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21764" calcext:value-type="float">
            <text:p>21764.0</text:p>
          </table:table-cell>
          <table:table-cell office:value-type="float" office:value="25404" calcext:value-type="float">
            <text:p>25404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22801" calcext:value-type="float">
            <text:p>22801.0</text:p>
          </table:table-cell>
          <table:table-cell office:value-type="float" office:value="26617" calcext:value-type="float">
            <text:p>26617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21763" calcext:value-type="float">
            <text:p>21763.0</text:p>
          </table:table-cell>
          <table:table-cell office:value-type="float" office:value="25362" calcext:value-type="float">
            <text:p>25362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22797" calcext:value-type="float">
            <text:p>22797.0</text:p>
          </table:table-cell>
          <table:table-cell office:value-type="float" office:value="26642" calcext:value-type="float">
            <text:p>26642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21770" calcext:value-type="float">
            <text:p>21770.0</text:p>
          </table:table-cell>
          <table:table-cell office:value-type="float" office:value="25353" calcext:value-type="float">
            <text:p>25353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22792" calcext:value-type="float">
            <text:p>22792.0</text:p>
          </table:table-cell>
          <table:table-cell office:value-type="float" office:value="26667" calcext:value-type="float">
            <text:p>2666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21772" calcext:value-type="float">
            <text:p>21772.0</text:p>
          </table:table-cell>
          <table:table-cell office:value-type="float" office:value="25336" calcext:value-type="float">
            <text:p>25336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22793" calcext:value-type="float">
            <text:p>22793.0</text:p>
          </table:table-cell>
          <table:table-cell office:value-type="float" office:value="26691" calcext:value-type="float">
            <text:p>26691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21774" calcext:value-type="float">
            <text:p>21774.0</text:p>
          </table:table-cell>
          <table:table-cell office:value-type="float" office:value="25314" calcext:value-type="float">
            <text:p>25314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22793" calcext:value-type="float">
            <text:p>22793.0</text:p>
          </table:table-cell>
          <table:table-cell office:value-type="float" office:value="26700" calcext:value-type="float">
            <text:p>26700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21783" calcext:value-type="float">
            <text:p>21783.0</text:p>
          </table:table-cell>
          <table:table-cell office:value-type="float" office:value="25298" calcext:value-type="float">
            <text:p>25298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22800" calcext:value-type="float">
            <text:p>22800.0</text:p>
          </table:table-cell>
          <table:table-cell office:value-type="float" office:value="26717" calcext:value-type="float">
            <text:p>2671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21772" calcext:value-type="float">
            <text:p>21772.0</text:p>
          </table:table-cell>
          <table:table-cell office:value-type="float" office:value="25507" calcext:value-type="float">
            <text:p>2550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21775" calcext:value-type="float">
            <text:p>21775.0</text:p>
          </table:table-cell>
          <table:table-cell office:value-type="float" office:value="25274" calcext:value-type="float">
            <text:p>25274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22795" calcext:value-type="float">
            <text:p>22795.0</text:p>
          </table:table-cell>
          <table:table-cell office:value-type="float" office:value="26729" calcext:value-type="float">
            <text:p>2672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21776" calcext:value-type="float">
            <text:p>21776.0</text:p>
          </table:table-cell>
          <table:table-cell office:value-type="float" office:value="25514" calcext:value-type="float">
            <text:p>25514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21770" calcext:value-type="float">
            <text:p>21770.0</text:p>
          </table:table-cell>
          <table:table-cell office:value-type="float" office:value="25263" calcext:value-type="float">
            <text:p>25263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22789" calcext:value-type="float">
            <text:p>22789.0</text:p>
          </table:table-cell>
          <table:table-cell office:value-type="float" office:value="26746" calcext:value-type="float">
            <text:p>2674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21777" calcext:value-type="float">
            <text:p>21777.0</text:p>
          </table:table-cell>
          <table:table-cell office:value-type="float" office:value="25538" calcext:value-type="float">
            <text:p>25538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21762" calcext:value-type="float">
            <text:p>21762.0</text:p>
          </table:table-cell>
          <table:table-cell office:value-type="float" office:value="25245" calcext:value-type="float">
            <text:p>25245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22786" calcext:value-type="float">
            <text:p>22786.0</text:p>
          </table:table-cell>
          <table:table-cell office:value-type="float" office:value="26779" calcext:value-type="float">
            <text:p>26779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21776" calcext:value-type="float">
            <text:p>21776.0</text:p>
          </table:table-cell>
          <table:table-cell office:value-type="float" office:value="25571" calcext:value-type="float">
            <text:p>25571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21761" calcext:value-type="float">
            <text:p>21761.0</text:p>
          </table:table-cell>
          <table:table-cell office:value-type="float" office:value="25227" calcext:value-type="float">
            <text:p>25227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22790" calcext:value-type="float">
            <text:p>22790.0</text:p>
          </table:table-cell>
          <table:table-cell office:value-type="float" office:value="26805" calcext:value-type="float">
            <text:p>26805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21773" calcext:value-type="float">
            <text:p>21773.0</text:p>
          </table:table-cell>
          <table:table-cell office:value-type="float" office:value="25573" calcext:value-type="float">
            <text:p>2557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21773" calcext:value-type="float">
            <text:p>21773.0</text:p>
          </table:table-cell>
          <table:table-cell office:value-type="float" office:value="25205" calcext:value-type="float">
            <text:p>25205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22790" calcext:value-type="float">
            <text:p>22790.0</text:p>
          </table:table-cell>
          <table:table-cell office:value-type="float" office:value="26823" calcext:value-type="float">
            <text:p>26823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21771" calcext:value-type="float">
            <text:p>21771.0</text:p>
          </table:table-cell>
          <table:table-cell office:value-type="float" office:value="25590" calcext:value-type="float">
            <text:p>25590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21785" calcext:value-type="float">
            <text:p>21785.0</text:p>
          </table:table-cell>
          <table:table-cell office:value-type="float" office:value="25187" calcext:value-type="float">
            <text:p>25187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22790" calcext:value-type="float">
            <text:p>22790.0</text:p>
          </table:table-cell>
          <table:table-cell office:value-type="float" office:value="26840" calcext:value-type="float">
            <text:p>2684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21768" calcext:value-type="float">
            <text:p>21768.0</text:p>
          </table:table-cell>
          <table:table-cell office:value-type="float" office:value="25618" calcext:value-type="float">
            <text:p>25618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21783" calcext:value-type="float">
            <text:p>21783.0</text:p>
          </table:table-cell>
          <table:table-cell office:value-type="float" office:value="25170" calcext:value-type="float">
            <text:p>25170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22808" calcext:value-type="float">
            <text:p>22808.0</text:p>
          </table:table-cell>
          <table:table-cell office:value-type="float" office:value="26870" calcext:value-type="float">
            <text:p>26870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21767" calcext:value-type="float">
            <text:p>21767.0</text:p>
          </table:table-cell>
          <table:table-cell office:value-type="float" office:value="25646" calcext:value-type="float">
            <text:p>2564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21782" calcext:value-type="float">
            <text:p>21782.0</text:p>
          </table:table-cell>
          <table:table-cell office:value-type="float" office:value="25170" calcext:value-type="float">
            <text:p>25170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22814" calcext:value-type="float">
            <text:p>22814.0</text:p>
          </table:table-cell>
          <table:table-cell office:value-type="float" office:value="26881" calcext:value-type="float">
            <text:p>26881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21765" calcext:value-type="float">
            <text:p>21765.0</text:p>
          </table:table-cell>
          <table:table-cell office:value-type="float" office:value="25662" calcext:value-type="float">
            <text:p>25662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21784" calcext:value-type="float">
            <text:p>21784.0</text:p>
          </table:table-cell>
          <table:table-cell office:value-type="float" office:value="25157" calcext:value-type="float">
            <text:p>25157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22818" calcext:value-type="float">
            <text:p>22818.0</text:p>
          </table:table-cell>
          <table:table-cell office:value-type="float" office:value="26894" calcext:value-type="float">
            <text:p>26894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21769" calcext:value-type="float">
            <text:p>21769.0</text:p>
          </table:table-cell>
          <table:table-cell office:value-type="float" office:value="25695" calcext:value-type="float">
            <text:p>25695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21776" calcext:value-type="float">
            <text:p>21776.0</text:p>
          </table:table-cell>
          <table:table-cell office:value-type="float" office:value="25142" calcext:value-type="float">
            <text:p>25142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22824" calcext:value-type="float">
            <text:p>22824.0</text:p>
          </table:table-cell>
          <table:table-cell office:value-type="float" office:value="26903" calcext:value-type="float">
            <text:p>26903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21767" calcext:value-type="float">
            <text:p>21767.0</text:p>
          </table:table-cell>
          <table:table-cell office:value-type="float" office:value="25706" calcext:value-type="float">
            <text:p>25706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21781" calcext:value-type="float">
            <text:p>21781.0</text:p>
          </table:table-cell>
          <table:table-cell office:value-type="float" office:value="25137" calcext:value-type="float">
            <text:p>25137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22830" calcext:value-type="float">
            <text:p>22830.0</text:p>
          </table:table-cell>
          <table:table-cell office:value-type="float" office:value="26907" calcext:value-type="float">
            <text:p>26907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21766" calcext:value-type="float">
            <text:p>21766.0</text:p>
          </table:table-cell>
          <table:table-cell office:value-type="float" office:value="25740" calcext:value-type="float">
            <text:p>25740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1783" calcext:value-type="float">
            <text:p>21783.0</text:p>
          </table:table-cell>
          <table:table-cell office:value-type="float" office:value="25131" calcext:value-type="float">
            <text:p>25131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22837" calcext:value-type="float">
            <text:p>22837.0</text:p>
          </table:table-cell>
          <table:table-cell office:value-type="float" office:value="26921" calcext:value-type="float">
            <text:p>26921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21766" calcext:value-type="float">
            <text:p>21766.0</text:p>
          </table:table-cell>
          <table:table-cell office:value-type="float" office:value="25762" calcext:value-type="float">
            <text:p>25762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21779" calcext:value-type="float">
            <text:p>21779.0</text:p>
          </table:table-cell>
          <table:table-cell office:value-type="float" office:value="24981" calcext:value-type="float">
            <text:p>24981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22843" calcext:value-type="float">
            <text:p>22843.0</text:p>
          </table:table-cell>
          <table:table-cell office:value-type="float" office:value="26934" calcext:value-type="float">
            <text:p>26934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21768" calcext:value-type="float">
            <text:p>21768.0</text:p>
          </table:table-cell>
          <table:table-cell office:value-type="float" office:value="25780" calcext:value-type="float">
            <text:p>25780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21779" calcext:value-type="float">
            <text:p>21779.0</text:p>
          </table:table-cell>
          <table:table-cell office:value-type="float" office:value="24967" calcext:value-type="float">
            <text:p>2496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22861" calcext:value-type="float">
            <text:p>22861.0</text:p>
          </table:table-cell>
          <table:table-cell office:value-type="float" office:value="26941" calcext:value-type="float">
            <text:p>2694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21766" calcext:value-type="float">
            <text:p>21766.0</text:p>
          </table:table-cell>
          <table:table-cell office:value-type="float" office:value="25801" calcext:value-type="float">
            <text:p>25801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21369" calcext:value-type="float">
            <text:p>21369.0</text:p>
          </table:table-cell>
          <table:table-cell office:value-type="float" office:value="25102" calcext:value-type="float">
            <text:p>25102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1793" calcext:value-type="float">
            <text:p>21793.0</text:p>
          </table:table-cell>
          <table:table-cell office:value-type="float" office:value="24961" calcext:value-type="float">
            <text:p>24961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22865" calcext:value-type="float">
            <text:p>22865.0</text:p>
          </table:table-cell>
          <table:table-cell office:value-type="float" office:value="26949" calcext:value-type="float">
            <text:p>26949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21767" calcext:value-type="float">
            <text:p>21767.0</text:p>
          </table:table-cell>
          <table:table-cell office:value-type="float" office:value="25821" calcext:value-type="float">
            <text:p>25821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21373" calcext:value-type="float">
            <text:p>21373.0</text:p>
          </table:table-cell>
          <table:table-cell office:value-type="float" office:value="25125" calcext:value-type="float">
            <text:p>2512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21794" calcext:value-type="float">
            <text:p>21794.0</text:p>
          </table:table-cell>
          <table:table-cell office:value-type="float" office:value="24951" calcext:value-type="float">
            <text:p>24951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22890" calcext:value-type="float">
            <text:p>22890.0</text:p>
          </table:table-cell>
          <table:table-cell office:value-type="float" office:value="26961" calcext:value-type="float">
            <text:p>2696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21768" calcext:value-type="float">
            <text:p>21768.0</text:p>
          </table:table-cell>
          <table:table-cell office:value-type="float" office:value="25843" calcext:value-type="float">
            <text:p>25843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21368" calcext:value-type="float">
            <text:p>21368.0</text:p>
          </table:table-cell>
          <table:table-cell office:value-type="float" office:value="25114" calcext:value-type="float">
            <text:p>25114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21795" calcext:value-type="float">
            <text:p>21795.0</text:p>
          </table:table-cell>
          <table:table-cell office:value-type="float" office:value="24948" calcext:value-type="float">
            <text:p>24948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22907" calcext:value-type="float">
            <text:p>22907.0</text:p>
          </table:table-cell>
          <table:table-cell office:value-type="float" office:value="26970" calcext:value-type="float">
            <text:p>2697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21775" calcext:value-type="float">
            <text:p>21775.0</text:p>
          </table:table-cell>
          <table:table-cell office:value-type="float" office:value="25882" calcext:value-type="float">
            <text:p>25882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21354" calcext:value-type="float">
            <text:p>21354.0</text:p>
          </table:table-cell>
          <table:table-cell office:value-type="float" office:value="25121" calcext:value-type="float">
            <text:p>25121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21806" calcext:value-type="float">
            <text:p>21806.0</text:p>
          </table:table-cell>
          <table:table-cell office:value-type="float" office:value="24934" calcext:value-type="float">
            <text:p>24934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22930" calcext:value-type="float">
            <text:p>22930.0</text:p>
          </table:table-cell>
          <table:table-cell office:value-type="float" office:value="26986" calcext:value-type="float">
            <text:p>26986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21780" calcext:value-type="float">
            <text:p>21780.0</text:p>
          </table:table-cell>
          <table:table-cell office:value-type="float" office:value="25906" calcext:value-type="float">
            <text:p>2590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1325" calcext:value-type="float">
            <text:p>21325.0</text:p>
          </table:table-cell>
          <table:table-cell office:value-type="float" office:value="25129" calcext:value-type="float">
            <text:p>25129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21818" calcext:value-type="float">
            <text:p>21818.0</text:p>
          </table:table-cell>
          <table:table-cell office:value-type="float" office:value="24928" calcext:value-type="float">
            <text:p>2492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22938" calcext:value-type="float">
            <text:p>22938.0</text:p>
          </table:table-cell>
          <table:table-cell office:value-type="float" office:value="27004" calcext:value-type="float">
            <text:p>2700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21771" calcext:value-type="float">
            <text:p>21771.0</text:p>
          </table:table-cell>
          <table:table-cell office:value-type="float" office:value="25922" calcext:value-type="float">
            <text:p>2592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21319" calcext:value-type="float">
            <text:p>21319.0</text:p>
          </table:table-cell>
          <table:table-cell office:value-type="float" office:value="25136" calcext:value-type="float">
            <text:p>25136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22948" calcext:value-type="float">
            <text:p>22948.0</text:p>
          </table:table-cell>
          <table:table-cell office:value-type="float" office:value="27035" calcext:value-type="float">
            <text:p>27035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21300" calcext:value-type="float">
            <text:p>21300.0</text:p>
          </table:table-cell>
          <table:table-cell office:value-type="float" office:value="25132" calcext:value-type="float">
            <text:p>2513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22966" calcext:value-type="float">
            <text:p>22966.0</text:p>
          </table:table-cell>
          <table:table-cell office:value-type="float" office:value="27054" calcext:value-type="float">
            <text:p>27054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21276" calcext:value-type="float">
            <text:p>21276.0</text:p>
          </table:table-cell>
          <table:table-cell office:value-type="float" office:value="25138" calcext:value-type="float">
            <text:p>2513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22975" calcext:value-type="float">
            <text:p>22975.0</text:p>
          </table:table-cell>
          <table:table-cell office:value-type="float" office:value="27074" calcext:value-type="float">
            <text:p>27074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21258" calcext:value-type="float">
            <text:p>21258.0</text:p>
          </table:table-cell>
          <table:table-cell office:value-type="float" office:value="25149" calcext:value-type="float">
            <text:p>25149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22991" calcext:value-type="float">
            <text:p>22991.0</text:p>
          </table:table-cell>
          <table:table-cell office:value-type="float" office:value="27102" calcext:value-type="float">
            <text:p>27102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21238" calcext:value-type="float">
            <text:p>21238.0</text:p>
          </table:table-cell>
          <table:table-cell office:value-type="float" office:value="25151" calcext:value-type="float">
            <text:p>2515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23012" calcext:value-type="float">
            <text:p>23012.0</text:p>
          </table:table-cell>
          <table:table-cell office:value-type="float" office:value="27140" calcext:value-type="float">
            <text:p>27140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21219" calcext:value-type="float">
            <text:p>21219.0</text:p>
          </table:table-cell>
          <table:table-cell office:value-type="float" office:value="25161" calcext:value-type="float">
            <text:p>25161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23029" calcext:value-type="float">
            <text:p>23029.0</text:p>
          </table:table-cell>
          <table:table-cell office:value-type="float" office:value="27166" calcext:value-type="float">
            <text:p>27166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21205" calcext:value-type="float">
            <text:p>21205.0</text:p>
          </table:table-cell>
          <table:table-cell office:value-type="float" office:value="25166" calcext:value-type="float">
            <text:p>25166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23040" calcext:value-type="float">
            <text:p>23040.0</text:p>
          </table:table-cell>
          <table:table-cell office:value-type="float" office:value="27173" calcext:value-type="float">
            <text:p>27173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21177" calcext:value-type="float">
            <text:p>21177.0</text:p>
          </table:table-cell>
          <table:table-cell office:value-type="float" office:value="25170" calcext:value-type="float">
            <text:p>25170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23051" calcext:value-type="float">
            <text:p>23051.0</text:p>
          </table:table-cell>
          <table:table-cell office:value-type="float" office:value="27184" calcext:value-type="float">
            <text:p>27184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21153" calcext:value-type="float">
            <text:p>21153.0</text:p>
          </table:table-cell>
          <table:table-cell office:value-type="float" office:value="25168" calcext:value-type="float">
            <text:p>2516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23055" calcext:value-type="float">
            <text:p>23055.0</text:p>
          </table:table-cell>
          <table:table-cell office:value-type="float" office:value="27207" calcext:value-type="float">
            <text:p>27207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21146" calcext:value-type="float">
            <text:p>21146.0</text:p>
          </table:table-cell>
          <table:table-cell office:value-type="float" office:value="25173" calcext:value-type="float">
            <text:p>2517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23061" calcext:value-type="float">
            <text:p>23061.0</text:p>
          </table:table-cell>
          <table:table-cell office:value-type="float" office:value="27224" calcext:value-type="float">
            <text:p>27224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21127" calcext:value-type="float">
            <text:p>21127.0</text:p>
          </table:table-cell>
          <table:table-cell office:value-type="float" office:value="25174" calcext:value-type="float">
            <text:p>2517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23088" calcext:value-type="float">
            <text:p>23088.0</text:p>
          </table:table-cell>
          <table:table-cell office:value-type="float" office:value="27271" calcext:value-type="float">
            <text:p>27271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21118" calcext:value-type="float">
            <text:p>21118.0</text:p>
          </table:table-cell>
          <table:table-cell office:value-type="float" office:value="25176" calcext:value-type="float">
            <text:p>25176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23094" calcext:value-type="float">
            <text:p>23094.0</text:p>
          </table:table-cell>
          <table:table-cell office:value-type="float" office:value="27281" calcext:value-type="float">
            <text:p>27281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21103" calcext:value-type="float">
            <text:p>21103.0</text:p>
          </table:table-cell>
          <table:table-cell office:value-type="float" office:value="25176" calcext:value-type="float">
            <text:p>25176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23111" calcext:value-type="float">
            <text:p>23111.0</text:p>
          </table:table-cell>
          <table:table-cell office:value-type="float" office:value="27310" calcext:value-type="float">
            <text:p>27310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21076" calcext:value-type="float">
            <text:p>21076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23127" calcext:value-type="float">
            <text:p>23127.0</text:p>
          </table:table-cell>
          <table:table-cell office:value-type="float" office:value="27338" calcext:value-type="float">
            <text:p>27338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21048" calcext:value-type="float">
            <text:p>21048.0</text:p>
          </table:table-cell>
          <table:table-cell office:value-type="float" office:value="25194" calcext:value-type="float">
            <text:p>25194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23133" calcext:value-type="float">
            <text:p>23133.0</text:p>
          </table:table-cell>
          <table:table-cell office:value-type="float" office:value="27342" calcext:value-type="float">
            <text:p>2734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21027" calcext:value-type="float">
            <text:p>21027.0</text:p>
          </table:table-cell>
          <table:table-cell office:value-type="float" office:value="25201" calcext:value-type="float">
            <text:p>25201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23134" calcext:value-type="float">
            <text:p>23134.0</text:p>
          </table:table-cell>
          <table:table-cell office:value-type="float" office:value="27355" calcext:value-type="float">
            <text:p>27355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20999" calcext:value-type="float">
            <text:p>20999.0</text:p>
          </table:table-cell>
          <table:table-cell office:value-type="float" office:value="25212" calcext:value-type="float">
            <text:p>2521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23146" calcext:value-type="float">
            <text:p>23146.0</text:p>
          </table:table-cell>
          <table:table-cell office:value-type="float" office:value="27384" calcext:value-type="float">
            <text:p>27384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20990" calcext:value-type="float">
            <text:p>20990.0</text:p>
          </table:table-cell>
          <table:table-cell office:value-type="float" office:value="25213" calcext:value-type="float">
            <text:p>25213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23151" calcext:value-type="float">
            <text:p>23151.0</text:p>
          </table:table-cell>
          <table:table-cell office:value-type="float" office:value="27400" calcext:value-type="float">
            <text:p>2740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20970" calcext:value-type="float">
            <text:p>20970.0</text:p>
          </table:table-cell>
          <table:table-cell office:value-type="float" office:value="25214" calcext:value-type="float">
            <text:p>25214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23166" calcext:value-type="float">
            <text:p>23166.0</text:p>
          </table:table-cell>
          <table:table-cell office:value-type="float" office:value="27412" calcext:value-type="float">
            <text:p>27412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20910" calcext:value-type="float">
            <text:p>20910.0</text:p>
          </table:table-cell>
          <table:table-cell office:value-type="float" office:value="25234" calcext:value-type="float">
            <text:p>2523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23185" calcext:value-type="float">
            <text:p>23185.0</text:p>
          </table:table-cell>
          <table:table-cell office:value-type="float" office:value="27445" calcext:value-type="float">
            <text:p>27445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20837" calcext:value-type="float">
            <text:p>20837.0</text:p>
          </table:table-cell>
          <table:table-cell office:value-type="float" office:value="25269" calcext:value-type="float">
            <text:p>25269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23206" calcext:value-type="float">
            <text:p>23206.0</text:p>
          </table:table-cell>
          <table:table-cell office:value-type="float" office:value="27460" calcext:value-type="float">
            <text:p>27460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20740" calcext:value-type="float">
            <text:p>20740.0</text:p>
          </table:table-cell>
          <table:table-cell office:value-type="float" office:value="25284" calcext:value-type="float">
            <text:p>2528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23208" calcext:value-type="float">
            <text:p>23208.0</text:p>
          </table:table-cell>
          <table:table-cell office:value-type="float" office:value="27474" calcext:value-type="float">
            <text:p>27474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20696" calcext:value-type="float">
            <text:p>20696.0</text:p>
          </table:table-cell>
          <table:table-cell office:value-type="float" office:value="25315" calcext:value-type="float">
            <text:p>2531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23222" calcext:value-type="float">
            <text:p>23222.0</text:p>
          </table:table-cell>
          <table:table-cell office:value-type="float" office:value="27487" calcext:value-type="float">
            <text:p>27487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20658" calcext:value-type="float">
            <text:p>20658.0</text:p>
          </table:table-cell>
          <table:table-cell office:value-type="float" office:value="25323" calcext:value-type="float">
            <text:p>25323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23236" calcext:value-type="float">
            <text:p>23236.0</text:p>
          </table:table-cell>
          <table:table-cell office:value-type="float" office:value="27510" calcext:value-type="float">
            <text:p>27510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20583" calcext:value-type="float">
            <text:p>20583.0</text:p>
          </table:table-cell>
          <table:table-cell office:value-type="float" office:value="25331" calcext:value-type="float">
            <text:p>25331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23263" calcext:value-type="float">
            <text:p>23263.0</text:p>
          </table:table-cell>
          <table:table-cell office:value-type="float" office:value="27540" calcext:value-type="float">
            <text:p>27540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20445" calcext:value-type="float">
            <text:p>20445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23273" calcext:value-type="float">
            <text:p>23273.0</text:p>
          </table:table-cell>
          <table:table-cell office:value-type="float" office:value="27544" calcext:value-type="float">
            <text:p>27544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20449" calcext:value-type="float">
            <text:p>20449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23284" calcext:value-type="float">
            <text:p>23284.0</text:p>
          </table:table-cell>
          <table:table-cell office:value-type="float" office:value="27565" calcext:value-type="float">
            <text:p>27565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20431" calcext:value-type="float">
            <text:p>20431.0</text:p>
          </table:table-cell>
          <table:table-cell office:value-type="float" office:value="25319" calcext:value-type="float">
            <text:p>25319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23294" calcext:value-type="float">
            <text:p>23294.0</text:p>
          </table:table-cell>
          <table:table-cell office:value-type="float" office:value="27594" calcext:value-type="float">
            <text:p>27594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20420" calcext:value-type="float">
            <text:p>20420.0</text:p>
          </table:table-cell>
          <table:table-cell office:value-type="float" office:value="25319" calcext:value-type="float">
            <text:p>25319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23292" calcext:value-type="float">
            <text:p>23292.0</text:p>
          </table:table-cell>
          <table:table-cell office:value-type="float" office:value="27607" calcext:value-type="float">
            <text:p>27607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20380" calcext:value-type="float">
            <text:p>20380.0</text:p>
          </table:table-cell>
          <table:table-cell office:value-type="float" office:value="25312" calcext:value-type="float">
            <text:p>25312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23301" calcext:value-type="float">
            <text:p>23301.0</text:p>
          </table:table-cell>
          <table:table-cell office:value-type="float" office:value="27628" calcext:value-type="float">
            <text:p>27628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20287" calcext:value-type="float">
            <text:p>20287.0</text:p>
          </table:table-cell>
          <table:table-cell office:value-type="float" office:value="25293" calcext:value-type="float">
            <text:p>2529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23309" calcext:value-type="float">
            <text:p>23309.0</text:p>
          </table:table-cell>
          <table:table-cell office:value-type="float" office:value="27642" calcext:value-type="float">
            <text:p>27642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20246" calcext:value-type="float">
            <text:p>20246.0</text:p>
          </table:table-cell>
          <table:table-cell office:value-type="float" office:value="25292" calcext:value-type="float">
            <text:p>25292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23323" calcext:value-type="float">
            <text:p>23323.0</text:p>
          </table:table-cell>
          <table:table-cell office:value-type="float" office:value="27652" calcext:value-type="float">
            <text:p>27652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20172" calcext:value-type="float">
            <text:p>20172.0</text:p>
          </table:table-cell>
          <table:table-cell office:value-type="float" office:value="25275" calcext:value-type="float">
            <text:p>25275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23341" calcext:value-type="float">
            <text:p>23341.0</text:p>
          </table:table-cell>
          <table:table-cell office:value-type="float" office:value="27667" calcext:value-type="float">
            <text:p>27667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20157" calcext:value-type="float">
            <text:p>20157.0</text:p>
          </table:table-cell>
          <table:table-cell office:value-type="float" office:value="25269" calcext:value-type="float">
            <text:p>25269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23359" calcext:value-type="float">
            <text:p>23359.0</text:p>
          </table:table-cell>
          <table:table-cell office:value-type="float" office:value="27676" calcext:value-type="float">
            <text:p>27676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20157" calcext:value-type="float">
            <text:p>20157.0</text:p>
          </table:table-cell>
          <table:table-cell office:value-type="float" office:value="25269" calcext:value-type="float">
            <text:p>25269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23367" calcext:value-type="float">
            <text:p>23367.0</text:p>
          </table:table-cell>
          <table:table-cell office:value-type="float" office:value="27685" calcext:value-type="float">
            <text:p>27685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20154" calcext:value-type="float">
            <text:p>20154.0</text:p>
          </table:table-cell>
          <table:table-cell office:value-type="float" office:value="25269" calcext:value-type="float">
            <text:p>25269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23373" calcext:value-type="float">
            <text:p>23373.0</text:p>
          </table:table-cell>
          <table:table-cell office:value-type="float" office:value="27692" calcext:value-type="float">
            <text:p>27692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20126" calcext:value-type="float">
            <text:p>20126.0</text:p>
          </table:table-cell>
          <table:table-cell office:value-type="float" office:value="25271" calcext:value-type="float">
            <text:p>2527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23381" calcext:value-type="float">
            <text:p>23381.0</text:p>
          </table:table-cell>
          <table:table-cell office:value-type="float" office:value="27693" calcext:value-type="float">
            <text:p>27693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20110" calcext:value-type="float">
            <text:p>20110.0</text:p>
          </table:table-cell>
          <table:table-cell office:value-type="float" office:value="25271" calcext:value-type="float">
            <text:p>25271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23383" calcext:value-type="float">
            <text:p>23383.0</text:p>
          </table:table-cell>
          <table:table-cell office:value-type="float" office:value="27699" calcext:value-type="float">
            <text:p>27699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20101" calcext:value-type="float">
            <text:p>20101.0</text:p>
          </table:table-cell>
          <table:table-cell office:value-type="float" office:value="25271" calcext:value-type="float">
            <text:p>25271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23388" calcext:value-type="float">
            <text:p>23388.0</text:p>
          </table:table-cell>
          <table:table-cell office:value-type="float" office:value="27709" calcext:value-type="float">
            <text:p>27709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20072" calcext:value-type="float">
            <text:p>20072.0</text:p>
          </table:table-cell>
          <table:table-cell office:value-type="float" office:value="25268" calcext:value-type="float">
            <text:p>25268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23396" calcext:value-type="float">
            <text:p>23396.0</text:p>
          </table:table-cell>
          <table:table-cell office:value-type="float" office:value="27726" calcext:value-type="float">
            <text:p>27726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20054" calcext:value-type="float">
            <text:p>20054.0</text:p>
          </table:table-cell>
          <table:table-cell office:value-type="float" office:value="25263" calcext:value-type="float">
            <text:p>2526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23418" calcext:value-type="float">
            <text:p>23418.0</text:p>
          </table:table-cell>
          <table:table-cell office:value-type="float" office:value="27759" calcext:value-type="float">
            <text:p>27759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20038" calcext:value-type="float">
            <text:p>20038.0</text:p>
          </table:table-cell>
          <table:table-cell office:value-type="float" office:value="25264" calcext:value-type="float">
            <text:p>25264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23432" calcext:value-type="float">
            <text:p>23432.0</text:p>
          </table:table-cell>
          <table:table-cell office:value-type="float" office:value="27767" calcext:value-type="float">
            <text:p>27767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20022" calcext:value-type="float">
            <text:p>20022.0</text:p>
          </table:table-cell>
          <table:table-cell office:value-type="float" office:value="25263" calcext:value-type="float">
            <text:p>25263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23436" calcext:value-type="float">
            <text:p>23436.0</text:p>
          </table:table-cell>
          <table:table-cell office:value-type="float" office:value="27771" calcext:value-type="float">
            <text:p>27771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9987" calcext:value-type="float">
            <text:p>19987.0</text:p>
          </table:table-cell>
          <table:table-cell office:value-type="float" office:value="25253" calcext:value-type="float">
            <text:p>25253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23446" calcext:value-type="float">
            <text:p>23446.0</text:p>
          </table:table-cell>
          <table:table-cell office:value-type="float" office:value="27788" calcext:value-type="float">
            <text:p>27788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9972" calcext:value-type="float">
            <text:p>19972.0</text:p>
          </table:table-cell>
          <table:table-cell office:value-type="float" office:value="25254" calcext:value-type="float">
            <text:p>2525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23460" calcext:value-type="float">
            <text:p>23460.0</text:p>
          </table:table-cell>
          <table:table-cell office:value-type="float" office:value="27796" calcext:value-type="float">
            <text:p>27796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9960" calcext:value-type="float">
            <text:p>19960.0</text:p>
          </table:table-cell>
          <table:table-cell office:value-type="float" office:value="25254" calcext:value-type="float">
            <text:p>25254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23501" calcext:value-type="float">
            <text:p>23501.0</text:p>
          </table:table-cell>
          <table:table-cell office:value-type="float" office:value="27845" calcext:value-type="float">
            <text:p>27845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9952" calcext:value-type="float">
            <text:p>19952.0</text:p>
          </table:table-cell>
          <table:table-cell office:value-type="float" office:value="25252" calcext:value-type="float">
            <text:p>25252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23505" calcext:value-type="float">
            <text:p>23505.0</text:p>
          </table:table-cell>
          <table:table-cell office:value-type="float" office:value="27851" calcext:value-type="float">
            <text:p>27851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9910" calcext:value-type="float">
            <text:p>19910.0</text:p>
          </table:table-cell>
          <table:table-cell office:value-type="float" office:value="25252" calcext:value-type="float">
            <text:p>2525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23544" calcext:value-type="float">
            <text:p>23544.0</text:p>
          </table:table-cell>
          <table:table-cell office:value-type="float" office:value="27886" calcext:value-type="float">
            <text:p>27886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9889" calcext:value-type="float">
            <text:p>19889.0</text:p>
          </table:table-cell>
          <table:table-cell office:value-type="float" office:value="25251" calcext:value-type="float">
            <text:p>25251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23556" calcext:value-type="float">
            <text:p>23556.0</text:p>
          </table:table-cell>
          <table:table-cell office:value-type="float" office:value="27911" calcext:value-type="float">
            <text:p>27911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9863" calcext:value-type="float">
            <text:p>19863.0</text:p>
          </table:table-cell>
          <table:table-cell office:value-type="float" office:value="25248" calcext:value-type="float">
            <text:p>25248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23561" calcext:value-type="float">
            <text:p>23561.0</text:p>
          </table:table-cell>
          <table:table-cell office:value-type="float" office:value="27919" calcext:value-type="float">
            <text:p>27919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9852" calcext:value-type="float">
            <text:p>19852.0</text:p>
          </table:table-cell>
          <table:table-cell office:value-type="float" office:value="25245" calcext:value-type="float">
            <text:p>25245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23569" calcext:value-type="float">
            <text:p>23569.0</text:p>
          </table:table-cell>
          <table:table-cell office:value-type="float" office:value="27931" calcext:value-type="float">
            <text:p>27931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9835" calcext:value-type="float">
            <text:p>19835.0</text:p>
          </table:table-cell>
          <table:table-cell office:value-type="float" office:value="25242" calcext:value-type="float">
            <text:p>25242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23570" calcext:value-type="float">
            <text:p>23570.0</text:p>
          </table:table-cell>
          <table:table-cell office:value-type="float" office:value="27939" calcext:value-type="float">
            <text:p>27939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9797" calcext:value-type="float">
            <text:p>19797.0</text:p>
          </table:table-cell>
          <table:table-cell office:value-type="float" office:value="25235" calcext:value-type="float">
            <text:p>25235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23576" calcext:value-type="float">
            <text:p>23576.0</text:p>
          </table:table-cell>
          <table:table-cell office:value-type="float" office:value="27947" calcext:value-type="float">
            <text:p>27947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9781" calcext:value-type="float">
            <text:p>19781.0</text:p>
          </table:table-cell>
          <table:table-cell office:value-type="float" office:value="25230" calcext:value-type="float">
            <text:p>25230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23586" calcext:value-type="float">
            <text:p>23586.0</text:p>
          </table:table-cell>
          <table:table-cell office:value-type="float" office:value="27960" calcext:value-type="float">
            <text:p>27960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9762" calcext:value-type="float">
            <text:p>19762.0</text:p>
          </table:table-cell>
          <table:table-cell office:value-type="float" office:value="25227" calcext:value-type="float">
            <text:p>25227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23590" calcext:value-type="float">
            <text:p>23590.0</text:p>
          </table:table-cell>
          <table:table-cell office:value-type="float" office:value="27974" calcext:value-type="float">
            <text:p>27974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9727" calcext:value-type="float">
            <text:p>19727.0</text:p>
          </table:table-cell>
          <table:table-cell office:value-type="float" office:value="25225" calcext:value-type="float">
            <text:p>25225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23600" calcext:value-type="float">
            <text:p>23600.0</text:p>
          </table:table-cell>
          <table:table-cell office:value-type="float" office:value="27989" calcext:value-type="float">
            <text:p>27989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9710" calcext:value-type="float">
            <text:p>19710.0</text:p>
          </table:table-cell>
          <table:table-cell office:value-type="float" office:value="25218" calcext:value-type="float">
            <text:p>25218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23619" calcext:value-type="float">
            <text:p>23619.0</text:p>
          </table:table-cell>
          <table:table-cell office:value-type="float" office:value="28002" calcext:value-type="float">
            <text:p>28002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9694" calcext:value-type="float">
            <text:p>19694.0</text:p>
          </table:table-cell>
          <table:table-cell office:value-type="float" office:value="25200" calcext:value-type="float">
            <text:p>25200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23623" calcext:value-type="float">
            <text:p>23623.0</text:p>
          </table:table-cell>
          <table:table-cell office:value-type="float" office:value="28009" calcext:value-type="float">
            <text:p>28009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677" calcext:value-type="float">
            <text:p>19677.0</text:p>
          </table:table-cell>
          <table:table-cell office:value-type="float" office:value="25193" calcext:value-type="float">
            <text:p>25193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23643" calcext:value-type="float">
            <text:p>23643.0</text:p>
          </table:table-cell>
          <table:table-cell office:value-type="float" office:value="28027" calcext:value-type="float">
            <text:p>28027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19648" calcext:value-type="float">
            <text:p>19648.0</text:p>
          </table:table-cell>
          <table:table-cell office:value-type="float" office:value="25188" calcext:value-type="float">
            <text:p>25188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23656" calcext:value-type="float">
            <text:p>23656.0</text:p>
          </table:table-cell>
          <table:table-cell office:value-type="float" office:value="28043" calcext:value-type="float">
            <text:p>28043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9629" calcext:value-type="float">
            <text:p>19629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23663" calcext:value-type="float">
            <text:p>23663.0</text:p>
          </table:table-cell>
          <table:table-cell office:value-type="float" office:value="28055" calcext:value-type="float">
            <text:p>28055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9611" calcext:value-type="float">
            <text:p>19611.0</text:p>
          </table:table-cell>
          <table:table-cell office:value-type="float" office:value="25174" calcext:value-type="float">
            <text:p>25174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23686" calcext:value-type="float">
            <text:p>23686.0</text:p>
          </table:table-cell>
          <table:table-cell office:value-type="float" office:value="28069" calcext:value-type="float">
            <text:p>28069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9581" calcext:value-type="float">
            <text:p>19581.0</text:p>
          </table:table-cell>
          <table:table-cell office:value-type="float" office:value="25170" calcext:value-type="float">
            <text:p>25170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23704" calcext:value-type="float">
            <text:p>23704.0</text:p>
          </table:table-cell>
          <table:table-cell office:value-type="float" office:value="28079" calcext:value-type="float">
            <text:p>28079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9553" calcext:value-type="float">
            <text:p>19553.0</text:p>
          </table:table-cell>
          <table:table-cell office:value-type="float" office:value="25158" calcext:value-type="float">
            <text:p>25158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23719" calcext:value-type="float">
            <text:p>23719.0</text:p>
          </table:table-cell>
          <table:table-cell office:value-type="float" office:value="28087" calcext:value-type="float">
            <text:p>28087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9511" calcext:value-type="float">
            <text:p>19511.0</text:p>
          </table:table-cell>
          <table:table-cell office:value-type="float" office:value="25146" calcext:value-type="float">
            <text:p>25146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23732" calcext:value-type="float">
            <text:p>23732.0</text:p>
          </table:table-cell>
          <table:table-cell office:value-type="float" office:value="28098" calcext:value-type="float">
            <text:p>28098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9498" calcext:value-type="float">
            <text:p>19498.0</text:p>
          </table:table-cell>
          <table:table-cell office:value-type="float" office:value="25144" calcext:value-type="float">
            <text:p>25144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23750" calcext:value-type="float">
            <text:p>23750.0</text:p>
          </table:table-cell>
          <table:table-cell office:value-type="float" office:value="28107" calcext:value-type="float">
            <text:p>28107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9469" calcext:value-type="float">
            <text:p>19469.0</text:p>
          </table:table-cell>
          <table:table-cell office:value-type="float" office:value="25140" calcext:value-type="float">
            <text:p>25140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23768" calcext:value-type="float">
            <text:p>23768.0</text:p>
          </table:table-cell>
          <table:table-cell office:value-type="float" office:value="28120" calcext:value-type="float">
            <text:p>28120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9450" calcext:value-type="float">
            <text:p>19450.0</text:p>
          </table:table-cell>
          <table:table-cell office:value-type="float" office:value="25134" calcext:value-type="float">
            <text:p>25134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23783" calcext:value-type="float">
            <text:p>23783.0</text:p>
          </table:table-cell>
          <table:table-cell office:value-type="float" office:value="28134" calcext:value-type="float">
            <text:p>28134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19429" calcext:value-type="float">
            <text:p>19429.0</text:p>
          </table:table-cell>
          <table:table-cell office:value-type="float" office:value="25123" calcext:value-type="float">
            <text:p>25123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23811" calcext:value-type="float">
            <text:p>23811.0</text:p>
          </table:table-cell>
          <table:table-cell office:value-type="float" office:value="28148" calcext:value-type="float">
            <text:p>28148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9400" calcext:value-type="float">
            <text:p>19400.0</text:p>
          </table:table-cell>
          <table:table-cell office:value-type="float" office:value="25126" calcext:value-type="float">
            <text:p>25126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23830" calcext:value-type="float">
            <text:p>23830.0</text:p>
          </table:table-cell>
          <table:table-cell office:value-type="float" office:value="28162" calcext:value-type="float">
            <text:p>28162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9363" calcext:value-type="float">
            <text:p>19363.0</text:p>
          </table:table-cell>
          <table:table-cell office:value-type="float" office:value="25133" calcext:value-type="float">
            <text:p>25133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23846" calcext:value-type="float">
            <text:p>23846.0</text:p>
          </table:table-cell>
          <table:table-cell office:value-type="float" office:value="28171" calcext:value-type="float">
            <text:p>28171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19352" calcext:value-type="float">
            <text:p>19352.0</text:p>
          </table:table-cell>
          <table:table-cell office:value-type="float" office:value="25132" calcext:value-type="float">
            <text:p>25132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23895" calcext:value-type="float">
            <text:p>23895.0</text:p>
          </table:table-cell>
          <table:table-cell office:value-type="float" office:value="28182" calcext:value-type="float">
            <text:p>28182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9334" calcext:value-type="float">
            <text:p>19334.0</text:p>
          </table:table-cell>
          <table:table-cell office:value-type="float" office:value="25128" calcext:value-type="float">
            <text:p>25128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23909" calcext:value-type="float">
            <text:p>23909.0</text:p>
          </table:table-cell>
          <table:table-cell office:value-type="float" office:value="28189" calcext:value-type="float">
            <text:p>28189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9295" calcext:value-type="float">
            <text:p>19295.0</text:p>
          </table:table-cell>
          <table:table-cell office:value-type="float" office:value="25133" calcext:value-type="float">
            <text:p>25133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23980" calcext:value-type="float">
            <text:p>23980.0</text:p>
          </table:table-cell>
          <table:table-cell office:value-type="float" office:value="28222" calcext:value-type="float">
            <text:p>28222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9273" calcext:value-type="float">
            <text:p>19273.0</text:p>
          </table:table-cell>
          <table:table-cell office:value-type="float" office:value="25130" calcext:value-type="float">
            <text:p>25130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24022" calcext:value-type="float">
            <text:p>24022.0</text:p>
          </table:table-cell>
          <table:table-cell office:value-type="float" office:value="28256" calcext:value-type="float">
            <text:p>28256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9267" calcext:value-type="float">
            <text:p>19267.0</text:p>
          </table:table-cell>
          <table:table-cell office:value-type="float" office:value="25131" calcext:value-type="float">
            <text:p>25131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24038" calcext:value-type="float">
            <text:p>24038.0</text:p>
          </table:table-cell>
          <table:table-cell office:value-type="float" office:value="28264" calcext:value-type="float">
            <text:p>28264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9238" calcext:value-type="float">
            <text:p>19238.0</text:p>
          </table:table-cell>
          <table:table-cell office:value-type="float" office:value="25138" calcext:value-type="float">
            <text:p>25138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24070" calcext:value-type="float">
            <text:p>24070.0</text:p>
          </table:table-cell>
          <table:table-cell office:value-type="float" office:value="28282" calcext:value-type="float">
            <text:p>28282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9173" calcext:value-type="float">
            <text:p>19173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24111" calcext:value-type="float">
            <text:p>24111.0</text:p>
          </table:table-cell>
          <table:table-cell office:value-type="float" office:value="28295" calcext:value-type="float">
            <text:p>28295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9108" calcext:value-type="float">
            <text:p>19108.0</text:p>
          </table:table-cell>
          <table:table-cell office:value-type="float" office:value="25161" calcext:value-type="float">
            <text:p>25161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24128" calcext:value-type="float">
            <text:p>24128.0</text:p>
          </table:table-cell>
          <table:table-cell office:value-type="float" office:value="28306" calcext:value-type="float">
            <text:p>28306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9100" calcext:value-type="float">
            <text:p>19100.0</text:p>
          </table:table-cell>
          <table:table-cell office:value-type="float" office:value="25155" calcext:value-type="float">
            <text:p>25155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24149" calcext:value-type="float">
            <text:p>24149.0</text:p>
          </table:table-cell>
          <table:table-cell office:value-type="float" office:value="28320" calcext:value-type="float">
            <text:p>28320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19068" calcext:value-type="float">
            <text:p>19068.0</text:p>
          </table:table-cell>
          <table:table-cell office:value-type="float" office:value="25164" calcext:value-type="float">
            <text:p>25164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24155" calcext:value-type="float">
            <text:p>24155.0</text:p>
          </table:table-cell>
          <table:table-cell office:value-type="float" office:value="28330" calcext:value-type="float">
            <text:p>28330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9030" calcext:value-type="float">
            <text:p>19030.0</text:p>
          </table:table-cell>
          <table:table-cell office:value-type="float" office:value="25165" calcext:value-type="float">
            <text:p>25165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24157" calcext:value-type="float">
            <text:p>24157.0</text:p>
          </table:table-cell>
          <table:table-cell office:value-type="float" office:value="28344" calcext:value-type="float">
            <text:p>28344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8874" calcext:value-type="float">
            <text:p>18874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24178" calcext:value-type="float">
            <text:p>24178.0</text:p>
          </table:table-cell>
          <table:table-cell office:value-type="float" office:value="28359" calcext:value-type="float">
            <text:p>28359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8773" calcext:value-type="float">
            <text:p>18773.0</text:p>
          </table:table-cell>
          <table:table-cell office:value-type="float" office:value="25251" calcext:value-type="float">
            <text:p>25251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8859" calcext:value-type="float">
            <text:p>18859.0</text:p>
          </table:table-cell>
          <table:table-cell office:value-type="float" office:value="25222" calcext:value-type="float">
            <text:p>25222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24197" calcext:value-type="float">
            <text:p>24197.0</text:p>
          </table:table-cell>
          <table:table-cell office:value-type="float" office:value="28376" calcext:value-type="float">
            <text:p>28376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18670" calcext:value-type="float">
            <text:p>18670.0</text:p>
          </table:table-cell>
          <table:table-cell office:value-type="float" office:value="25292" calcext:value-type="float">
            <text:p>25292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8861" calcext:value-type="float">
            <text:p>18861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24211" calcext:value-type="float">
            <text:p>24211.0</text:p>
          </table:table-cell>
          <table:table-cell office:value-type="float" office:value="28390" calcext:value-type="float">
            <text:p>28390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8612" calcext:value-type="float">
            <text:p>18612.0</text:p>
          </table:table-cell>
          <table:table-cell office:value-type="float" office:value="25319" calcext:value-type="float">
            <text:p>25319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8857" calcext:value-type="float">
            <text:p>18857.0</text:p>
          </table:table-cell>
          <table:table-cell office:value-type="float" office:value="25211" calcext:value-type="float">
            <text:p>2521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24223" calcext:value-type="float">
            <text:p>24223.0</text:p>
          </table:table-cell>
          <table:table-cell office:value-type="float" office:value="28400" calcext:value-type="float">
            <text:p>28400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8567" calcext:value-type="float">
            <text:p>18567.0</text:p>
          </table:table-cell>
          <table:table-cell office:value-type="float" office:value="25331" calcext:value-type="float">
            <text:p>25331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8857" calcext:value-type="float">
            <text:p>18857.0</text:p>
          </table:table-cell>
          <table:table-cell office:value-type="float" office:value="25211" calcext:value-type="float">
            <text:p>25211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24246" calcext:value-type="float">
            <text:p>24246.0</text:p>
          </table:table-cell>
          <table:table-cell office:value-type="float" office:value="28414" calcext:value-type="float">
            <text:p>28414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18538" calcext:value-type="float">
            <text:p>18538.0</text:p>
          </table:table-cell>
          <table:table-cell office:value-type="float" office:value="25343" calcext:value-type="float">
            <text:p>2534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8833" calcext:value-type="float">
            <text:p>18833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24262" calcext:value-type="float">
            <text:p>24262.0</text:p>
          </table:table-cell>
          <table:table-cell office:value-type="float" office:value="28429" calcext:value-type="float">
            <text:p>28429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8487" calcext:value-type="float">
            <text:p>18487.0</text:p>
          </table:table-cell>
          <table:table-cell office:value-type="float" office:value="25360" calcext:value-type="float">
            <text:p>25360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8812" calcext:value-type="float">
            <text:p>18812.0</text:p>
          </table:table-cell>
          <table:table-cell office:value-type="float" office:value="25169" calcext:value-type="float">
            <text:p>25169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24287" calcext:value-type="float">
            <text:p>24287.0</text:p>
          </table:table-cell>
          <table:table-cell office:value-type="float" office:value="28456" calcext:value-type="float">
            <text:p>28456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8404" calcext:value-type="float">
            <text:p>18404.0</text:p>
          </table:table-cell>
          <table:table-cell office:value-type="float" office:value="25383" calcext:value-type="float">
            <text:p>2538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18800" calcext:value-type="float">
            <text:p>18800.0</text:p>
          </table:table-cell>
          <table:table-cell office:value-type="float" office:value="25163" calcext:value-type="float">
            <text:p>25163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24314" calcext:value-type="float">
            <text:p>24314.0</text:p>
          </table:table-cell>
          <table:table-cell office:value-type="float" office:value="28478" calcext:value-type="float">
            <text:p>28478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18322" calcext:value-type="float">
            <text:p>18322.0</text:p>
          </table:table-cell>
          <table:table-cell office:value-type="float" office:value="25397" calcext:value-type="float">
            <text:p>25397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8793" calcext:value-type="float">
            <text:p>18793.0</text:p>
          </table:table-cell>
          <table:table-cell office:value-type="float" office:value="25157" calcext:value-type="float">
            <text:p>25157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24327" calcext:value-type="float">
            <text:p>24327.0</text:p>
          </table:table-cell>
          <table:table-cell office:value-type="float" office:value="28484" calcext:value-type="float">
            <text:p>28484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8247" calcext:value-type="float">
            <text:p>18247.0</text:p>
          </table:table-cell>
          <table:table-cell office:value-type="float" office:value="25403" calcext:value-type="float">
            <text:p>2540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5156" calcext:value-type="float">
            <text:p>25156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24351" calcext:value-type="float">
            <text:p>24351.0</text:p>
          </table:table-cell>
          <table:table-cell office:value-type="float" office:value="28502" calcext:value-type="float">
            <text:p>28502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8147" calcext:value-type="float">
            <text:p>18147.0</text:p>
          </table:table-cell>
          <table:table-cell office:value-type="float" office:value="25423" calcext:value-type="float">
            <text:p>2542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5155" calcext:value-type="float">
            <text:p>25155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24292" calcext:value-type="float">
            <text:p>24292.0</text:p>
          </table:table-cell>
          <table:table-cell office:value-type="float" office:value="28467" calcext:value-type="float">
            <text:p>28467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24379" calcext:value-type="float">
            <text:p>24379.0</text:p>
          </table:table-cell>
          <table:table-cell office:value-type="float" office:value="28538" calcext:value-type="float">
            <text:p>28538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8036" calcext:value-type="float">
            <text:p>18036.0</text:p>
          </table:table-cell>
          <table:table-cell office:value-type="float" office:value="25430" calcext:value-type="float">
            <text:p>25430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8789" calcext:value-type="float">
            <text:p>18789.0</text:p>
          </table:table-cell>
          <table:table-cell office:value-type="float" office:value="25148" calcext:value-type="float">
            <text:p>25148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24290" calcext:value-type="float">
            <text:p>24290.0</text:p>
          </table:table-cell>
          <table:table-cell office:value-type="float" office:value="28458" calcext:value-type="float">
            <text:p>28458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24389" calcext:value-type="float">
            <text:p>24389.0</text:p>
          </table:table-cell>
          <table:table-cell office:value-type="float" office:value="28553" calcext:value-type="float">
            <text:p>28553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17893" calcext:value-type="float">
            <text:p>17893.0</text:p>
          </table:table-cell>
          <table:table-cell office:value-type="float" office:value="25443" calcext:value-type="float">
            <text:p>2544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18791" calcext:value-type="float">
            <text:p>18791.0</text:p>
          </table:table-cell>
          <table:table-cell office:value-type="float" office:value="25144" calcext:value-type="float">
            <text:p>25144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24282" calcext:value-type="float">
            <text:p>24282.0</text:p>
          </table:table-cell>
          <table:table-cell office:value-type="float" office:value="28454" calcext:value-type="float">
            <text:p>28454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24394" calcext:value-type="float">
            <text:p>24394.0</text:p>
          </table:table-cell>
          <table:table-cell office:value-type="float" office:value="28573" calcext:value-type="float">
            <text:p>28573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7738" calcext:value-type="float">
            <text:p>17738.0</text:p>
          </table:table-cell>
          <table:table-cell office:value-type="float" office:value="25435" calcext:value-type="float">
            <text:p>25435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8787" calcext:value-type="float">
            <text:p>18787.0</text:p>
          </table:table-cell>
          <table:table-cell office:value-type="float" office:value="25123" calcext:value-type="float">
            <text:p>25123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24398" calcext:value-type="float">
            <text:p>24398.0</text:p>
          </table:table-cell>
          <table:table-cell office:value-type="float" office:value="28583" calcext:value-type="float">
            <text:p>28583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7527" calcext:value-type="float">
            <text:p>17527.0</text:p>
          </table:table-cell>
          <table:table-cell office:value-type="float" office:value="25366" calcext:value-type="float">
            <text:p>25366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8792" calcext:value-type="float">
            <text:p>18792.0</text:p>
          </table:table-cell>
          <table:table-cell office:value-type="float" office:value="25113" calcext:value-type="float">
            <text:p>25113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24408" calcext:value-type="float">
            <text:p>24408.0</text:p>
          </table:table-cell>
          <table:table-cell office:value-type="float" office:value="28594" calcext:value-type="float">
            <text:p>28594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7439" calcext:value-type="float">
            <text:p>17439.0</text:p>
          </table:table-cell>
          <table:table-cell office:value-type="float" office:value="25311" calcext:value-type="float">
            <text:p>25311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7510" calcext:value-type="float">
            <text:p>17510.0</text:p>
          </table:table-cell>
          <table:table-cell office:value-type="float" office:value="25343" calcext:value-type="float">
            <text:p>25343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8792" calcext:value-type="float">
            <text:p>18792.0</text:p>
          </table:table-cell>
          <table:table-cell office:value-type="float" office:value="25091" calcext:value-type="float">
            <text:p>25091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24424" calcext:value-type="float">
            <text:p>24424.0</text:p>
          </table:table-cell>
          <table:table-cell office:value-type="float" office:value="28607" calcext:value-type="float">
            <text:p>28607.0</text:p>
          </table:table-cell>
          <table:table-cell office:value-type="float" office:value="92" calcext:value-type="float">
            <text:p>92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7411" calcext:value-type="float">
            <text:p>17411.0</text:p>
          </table:table-cell>
          <table:table-cell office:value-type="float" office:value="25294" calcext:value-type="float">
            <text:p>25294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7512" calcext:value-type="float">
            <text:p>17512.0</text:p>
          </table:table-cell>
          <table:table-cell office:value-type="float" office:value="25354" calcext:value-type="float">
            <text:p>25354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8784" calcext:value-type="float">
            <text:p>18784.0</text:p>
          </table:table-cell>
          <table:table-cell office:value-type="float" office:value="25053" calcext:value-type="float">
            <text:p>25053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24437" calcext:value-type="float">
            <text:p>24437.0</text:p>
          </table:table-cell>
          <table:table-cell office:value-type="float" office:value="28617" calcext:value-type="float">
            <text:p>28617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7390" calcext:value-type="float">
            <text:p>17390.0</text:p>
          </table:table-cell>
          <table:table-cell office:value-type="float" office:value="25256" calcext:value-type="float">
            <text:p>25256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17513" calcext:value-type="float">
            <text:p>17513.0</text:p>
          </table:table-cell>
          <table:table-cell office:value-type="float" office:value="25356" calcext:value-type="float">
            <text:p>25356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8788" calcext:value-type="float">
            <text:p>18788.0</text:p>
          </table:table-cell>
          <table:table-cell office:value-type="float" office:value="25029" calcext:value-type="float">
            <text:p>25029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24457" calcext:value-type="float">
            <text:p>24457.0</text:p>
          </table:table-cell>
          <table:table-cell office:value-type="float" office:value="28631" calcext:value-type="float">
            <text:p>28631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7348" calcext:value-type="float">
            <text:p>17348.0</text:p>
          </table:table-cell>
          <table:table-cell office:value-type="float" office:value="25231" calcext:value-type="float">
            <text:p>25231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7541" calcext:value-type="float">
            <text:p>17541.0</text:p>
          </table:table-cell>
          <table:table-cell office:value-type="float" office:value="25373" calcext:value-type="float">
            <text:p>25373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8776" calcext:value-type="float">
            <text:p>18776.0</text:p>
          </table:table-cell>
          <table:table-cell office:value-type="float" office:value="25012" calcext:value-type="float">
            <text:p>25012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24505" calcext:value-type="float">
            <text:p>24505.0</text:p>
          </table:table-cell>
          <table:table-cell office:value-type="float" office:value="28670" calcext:value-type="float">
            <text:p>28670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7329" calcext:value-type="float">
            <text:p>17329.0</text:p>
          </table:table-cell>
          <table:table-cell office:value-type="float" office:value="25209" calcext:value-type="float">
            <text:p>25209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7538" calcext:value-type="float">
            <text:p>17538.0</text:p>
          </table:table-cell>
          <table:table-cell office:value-type="float" office:value="25380" calcext:value-type="float">
            <text:p>25380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18768" calcext:value-type="float">
            <text:p>18768.0</text:p>
          </table:table-cell>
          <table:table-cell office:value-type="float" office:value="24996" calcext:value-type="float">
            <text:p>24996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24542" calcext:value-type="float">
            <text:p>24542.0</text:p>
          </table:table-cell>
          <table:table-cell office:value-type="float" office:value="28706" calcext:value-type="float">
            <text:p>28706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7319" calcext:value-type="float">
            <text:p>17319.0</text:p>
          </table:table-cell>
          <table:table-cell office:value-type="float" office:value="25178" calcext:value-type="float">
            <text:p>25178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7550" calcext:value-type="float">
            <text:p>17550.0</text:p>
          </table:table-cell>
          <table:table-cell office:value-type="float" office:value="25386" calcext:value-type="float">
            <text:p>25386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8751" calcext:value-type="float">
            <text:p>18751.0</text:p>
          </table:table-cell>
          <table:table-cell office:value-type="float" office:value="24977" calcext:value-type="float">
            <text:p>24977.0</text:p>
          </table:table-cell>
          <table:table-cell office:value-type="float" office:value="551" calcext:value-type="float">
            <text:p>551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24575" calcext:value-type="float">
            <text:p>24575.0</text:p>
          </table:table-cell>
          <table:table-cell office:value-type="float" office:value="28730" calcext:value-type="float">
            <text:p>28730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5157" calcext:value-type="float">
            <text:p>25157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7564" calcext:value-type="float">
            <text:p>17564.0</text:p>
          </table:table-cell>
          <table:table-cell office:value-type="float" office:value="25388" calcext:value-type="float">
            <text:p>25388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8735" calcext:value-type="float">
            <text:p>18735.0</text:p>
          </table:table-cell>
          <table:table-cell office:value-type="float" office:value="24960" calcext:value-type="float">
            <text:p>24960.0</text:p>
          </table:table-cell>
          <table:table-cell office:value-type="float" office:value="552" calcext:value-type="float">
            <text:p>552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24608" calcext:value-type="float">
            <text:p>24608.0</text:p>
          </table:table-cell>
          <table:table-cell office:value-type="float" office:value="28755" calcext:value-type="float">
            <text:p>28755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7226" calcext:value-type="float">
            <text:p>17226.0</text:p>
          </table:table-cell>
          <table:table-cell office:value-type="float" office:value="25118" calcext:value-type="float">
            <text:p>25118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7576" calcext:value-type="float">
            <text:p>17576.0</text:p>
          </table:table-cell>
          <table:table-cell office:value-type="float" office:value="25384" calcext:value-type="float">
            <text:p>25384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8734" calcext:value-type="float">
            <text:p>18734.0</text:p>
          </table:table-cell>
          <table:table-cell office:value-type="float" office:value="24920" calcext:value-type="float">
            <text:p>24920.0</text:p>
          </table:table-cell>
          <table:table-cell office:value-type="float" office:value="553" calcext:value-type="float">
            <text:p>553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24618" calcext:value-type="float">
            <text:p>24618.0</text:p>
          </table:table-cell>
          <table:table-cell office:value-type="float" office:value="28767" calcext:value-type="float">
            <text:p>28767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7136" calcext:value-type="float">
            <text:p>17136.0</text:p>
          </table:table-cell>
          <table:table-cell office:value-type="float" office:value="25099" calcext:value-type="float">
            <text:p>25099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7578" calcext:value-type="float">
            <text:p>17578.0</text:p>
          </table:table-cell>
          <table:table-cell office:value-type="float" office:value="25394" calcext:value-type="float">
            <text:p>25394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8734" calcext:value-type="float">
            <text:p>18734.0</text:p>
          </table:table-cell>
          <table:table-cell office:value-type="float" office:value="24910" calcext:value-type="float">
            <text:p>24910.0</text:p>
          </table:table-cell>
          <table:table-cell office:value-type="float" office:value="554" calcext:value-type="float">
            <text:p>554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24629" calcext:value-type="float">
            <text:p>24629.0</text:p>
          </table:table-cell>
          <table:table-cell office:value-type="float" office:value="28788" calcext:value-type="float">
            <text:p>28788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7124" calcext:value-type="float">
            <text:p>17124.0</text:p>
          </table:table-cell>
          <table:table-cell office:value-type="float" office:value="25090" calcext:value-type="float">
            <text:p>25090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7558" calcext:value-type="float">
            <text:p>17558.0</text:p>
          </table:table-cell>
          <table:table-cell office:value-type="float" office:value="25392" calcext:value-type="float">
            <text:p>25392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18725" calcext:value-type="float">
            <text:p>18725.0</text:p>
          </table:table-cell>
          <table:table-cell office:value-type="float" office:value="24863" calcext:value-type="float">
            <text:p>24863.0</text:p>
          </table:table-cell>
          <table:table-cell office:value-type="float" office:value="556" calcext:value-type="float">
            <text:p>556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24647" calcext:value-type="float">
            <text:p>24647.0</text:p>
          </table:table-cell>
          <table:table-cell office:value-type="float" office:value="28796" calcext:value-type="float">
            <text:p>28796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7114" calcext:value-type="float">
            <text:p>17114.0</text:p>
          </table:table-cell>
          <table:table-cell office:value-type="float" office:value="25082" calcext:value-type="float">
            <text:p>25082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7566" calcext:value-type="float">
            <text:p>17566.0</text:p>
          </table:table-cell>
          <table:table-cell office:value-type="float" office:value="25378" calcext:value-type="float">
            <text:p>25378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8716" calcext:value-type="float">
            <text:p>18716.0</text:p>
          </table:table-cell>
          <table:table-cell office:value-type="float" office:value="24832" calcext:value-type="float">
            <text:p>24832.0</text:p>
          </table:table-cell>
          <table:table-cell office:value-type="float" office:value="557" calcext:value-type="float">
            <text:p>557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24682" calcext:value-type="float">
            <text:p>24682.0</text:p>
          </table:table-cell>
          <table:table-cell office:value-type="float" office:value="28829" calcext:value-type="float">
            <text:p>28829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17062" calcext:value-type="float">
            <text:p>17062.0</text:p>
          </table:table-cell>
          <table:table-cell office:value-type="float" office:value="25052" calcext:value-type="float">
            <text:p>25052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7576" calcext:value-type="float">
            <text:p>17576.0</text:p>
          </table:table-cell>
          <table:table-cell office:value-type="float" office:value="25374" calcext:value-type="float">
            <text:p>25374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8702" calcext:value-type="float">
            <text:p>18702.0</text:p>
          </table:table-cell>
          <table:table-cell office:value-type="float" office:value="24834" calcext:value-type="float">
            <text:p>24834.0</text:p>
          </table:table-cell>
          <table:table-cell office:value-type="float" office:value="558" calcext:value-type="float">
            <text:p>558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24698" calcext:value-type="float">
            <text:p>24698.0</text:p>
          </table:table-cell>
          <table:table-cell office:value-type="float" office:value="28849" calcext:value-type="float">
            <text:p>28849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6994" calcext:value-type="float">
            <text:p>16994.0</text:p>
          </table:table-cell>
          <table:table-cell office:value-type="float" office:value="25004" calcext:value-type="float">
            <text:p>25004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17599" calcext:value-type="float">
            <text:p>17599.0</text:p>
          </table:table-cell>
          <table:table-cell office:value-type="float" office:value="25374" calcext:value-type="float">
            <text:p>25374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8689" calcext:value-type="float">
            <text:p>18689.0</text:p>
          </table:table-cell>
          <table:table-cell office:value-type="float" office:value="24836" calcext:value-type="float">
            <text:p>24836.0</text:p>
          </table:table-cell>
          <table:table-cell office:value-type="float" office:value="560" calcext:value-type="float">
            <text:p>560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24738" calcext:value-type="float">
            <text:p>24738.0</text:p>
          </table:table-cell>
          <table:table-cell office:value-type="float" office:value="28882" calcext:value-type="float">
            <text:p>28882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6941" calcext:value-type="float">
            <text:p>16941.0</text:p>
          </table:table-cell>
          <table:table-cell office:value-type="float" office:value="24956" calcext:value-type="float">
            <text:p>24956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7604" calcext:value-type="float">
            <text:p>17604.0</text:p>
          </table:table-cell>
          <table:table-cell office:value-type="float" office:value="25371" calcext:value-type="float">
            <text:p>25371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8661" calcext:value-type="float">
            <text:p>18661.0</text:p>
          </table:table-cell>
          <table:table-cell office:value-type="float" office:value="24831" calcext:value-type="float">
            <text:p>24831.0</text:p>
          </table:table-cell>
          <table:table-cell office:value-type="float" office:value="562" calcext:value-type="float">
            <text:p>562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24772" calcext:value-type="float">
            <text:p>24772.0</text:p>
          </table:table-cell>
          <table:table-cell office:value-type="float" office:value="28909" calcext:value-type="float">
            <text:p>28909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16918" calcext:value-type="float">
            <text:p>16918.0</text:p>
          </table:table-cell>
          <table:table-cell office:value-type="float" office:value="24926" calcext:value-type="float">
            <text:p>24926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7621" calcext:value-type="float">
            <text:p>17621.0</text:p>
          </table:table-cell>
          <table:table-cell office:value-type="float" office:value="25356" calcext:value-type="float">
            <text:p>2535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8643" calcext:value-type="float">
            <text:p>18643.0</text:p>
          </table:table-cell>
          <table:table-cell office:value-type="float" office:value="24830" calcext:value-type="float">
            <text:p>24830.0</text:p>
          </table:table-cell>
          <table:table-cell office:value-type="float" office:value="564" calcext:value-type="float">
            <text:p>564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24844" calcext:value-type="float">
            <text:p>24844.0</text:p>
          </table:table-cell>
          <table:table-cell office:value-type="float" office:value="28947" calcext:value-type="float">
            <text:p>28947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16880" calcext:value-type="float">
            <text:p>16880.0</text:p>
          </table:table-cell>
          <table:table-cell office:value-type="float" office:value="24844" calcext:value-type="float">
            <text:p>24844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7630" calcext:value-type="float">
            <text:p>17630.0</text:p>
          </table:table-cell>
          <table:table-cell office:value-type="float" office:value="25344" calcext:value-type="float">
            <text:p>25344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8628" calcext:value-type="float">
            <text:p>18628.0</text:p>
          </table:table-cell>
          <table:table-cell office:value-type="float" office:value="24819" calcext:value-type="float">
            <text:p>24819.0</text:p>
          </table:table-cell>
          <table:table-cell office:value-type="float" office:value="566" calcext:value-type="float">
            <text:p>566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24866" calcext:value-type="float">
            <text:p>24866.0</text:p>
          </table:table-cell>
          <table:table-cell office:value-type="float" office:value="28963" calcext:value-type="float">
            <text:p>28963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6844" calcext:value-type="float">
            <text:p>16844.0</text:p>
          </table:table-cell>
          <table:table-cell office:value-type="float" office:value="24769" calcext:value-type="float">
            <text:p>2476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6878" calcext:value-type="float">
            <text:p>16878.0</text:p>
          </table:table-cell>
          <table:table-cell office:value-type="float" office:value="24842" calcext:value-type="float">
            <text:p>24842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5315" calcext:value-type="float">
            <text:p>25315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8608" calcext:value-type="float">
            <text:p>18608.0</text:p>
          </table:table-cell>
          <table:table-cell office:value-type="float" office:value="24820" calcext:value-type="float">
            <text:p>24820.0</text:p>
          </table:table-cell>
          <table:table-cell office:value-type="float" office:value="568" calcext:value-type="float">
            <text:p>568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24879" calcext:value-type="float">
            <text:p>24879.0</text:p>
          </table:table-cell>
          <table:table-cell office:value-type="float" office:value="28977" calcext:value-type="float">
            <text:p>28977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6781" calcext:value-type="float">
            <text:p>16781.0</text:p>
          </table:table-cell>
          <table:table-cell office:value-type="float" office:value="24686" calcext:value-type="float">
            <text:p>24686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24836" calcext:value-type="float">
            <text:p>24836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7638" calcext:value-type="float">
            <text:p>17638.0</text:p>
          </table:table-cell>
          <table:table-cell office:value-type="float" office:value="25301" calcext:value-type="float">
            <text:p>25301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8595" calcext:value-type="float">
            <text:p>18595.0</text:p>
          </table:table-cell>
          <table:table-cell office:value-type="float" office:value="24818" calcext:value-type="float">
            <text:p>24818.0</text:p>
          </table:table-cell>
          <table:table-cell office:value-type="float" office:value="570" calcext:value-type="float">
            <text:p>570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24895" calcext:value-type="float">
            <text:p>24895.0</text:p>
          </table:table-cell>
          <table:table-cell office:value-type="float" office:value="28985" calcext:value-type="float">
            <text:p>28985.0</text:p>
          </table:table-cell>
          <table:table-cell office:value-type="float" office:value="76" calcext:value-type="float">
            <text:p>76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6732" calcext:value-type="float">
            <text:p>16732.0</text:p>
          </table:table-cell>
          <table:table-cell office:value-type="float" office:value="24548" calcext:value-type="float">
            <text:p>24548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24834" calcext:value-type="float">
            <text:p>24834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7638" calcext:value-type="float">
            <text:p>17638.0</text:p>
          </table:table-cell>
          <table:table-cell office:value-type="float" office:value="25294" calcext:value-type="float">
            <text:p>25294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8585" calcext:value-type="float">
            <text:p>18585.0</text:p>
          </table:table-cell>
          <table:table-cell office:value-type="float" office:value="24830" calcext:value-type="float">
            <text:p>24830.0</text:p>
          </table:table-cell>
          <table:table-cell office:value-type="float" office:value="572" calcext:value-type="float">
            <text:p>572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24917" calcext:value-type="float">
            <text:p>24917.0</text:p>
          </table:table-cell>
          <table:table-cell office:value-type="float" office:value="29005" calcext:value-type="float">
            <text:p>29005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6713" calcext:value-type="float">
            <text:p>16713.0</text:p>
          </table:table-cell>
          <table:table-cell office:value-type="float" office:value="24487" calcext:value-type="float">
            <text:p>24487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4825" calcext:value-type="float">
            <text:p>24825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5286" calcext:value-type="float">
            <text:p>25286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8583" calcext:value-type="float">
            <text:p>18583.0</text:p>
          </table:table-cell>
          <table:table-cell office:value-type="float" office:value="24816" calcext:value-type="float">
            <text:p>24816.0</text:p>
          </table:table-cell>
          <table:table-cell office:value-type="float" office:value="574" calcext:value-type="float">
            <text:p>574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24947" calcext:value-type="float">
            <text:p>24947.0</text:p>
          </table:table-cell>
          <table:table-cell office:value-type="float" office:value="29020" calcext:value-type="float">
            <text:p>29020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16685" calcext:value-type="float">
            <text:p>16685.0</text:p>
          </table:table-cell>
          <table:table-cell office:value-type="float" office:value="24433" calcext:value-type="float">
            <text:p>24433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4825" calcext:value-type="float">
            <text:p>24825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7628" calcext:value-type="float">
            <text:p>17628.0</text:p>
          </table:table-cell>
          <table:table-cell office:value-type="float" office:value="25261" calcext:value-type="float">
            <text:p>25261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18575" calcext:value-type="float">
            <text:p>18575.0</text:p>
          </table:table-cell>
          <table:table-cell office:value-type="float" office:value="24826" calcext:value-type="float">
            <text:p>24826.0</text:p>
          </table:table-cell>
          <table:table-cell office:value-type="float" office:value="576" calcext:value-type="float">
            <text:p>576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24975" calcext:value-type="float">
            <text:p>24975.0</text:p>
          </table:table-cell>
          <table:table-cell office:value-type="float" office:value="29042" calcext:value-type="float">
            <text:p>29042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6682" calcext:value-type="float">
            <text:p>16682.0</text:p>
          </table:table-cell>
          <table:table-cell office:value-type="float" office:value="24417" calcext:value-type="float">
            <text:p>24417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16826" calcext:value-type="float">
            <text:p>16826.0</text:p>
          </table:table-cell>
          <table:table-cell office:value-type="float" office:value="24821" calcext:value-type="float">
            <text:p>24821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28" calcext:value-type="float">
            <text:p>17628.0</text:p>
          </table:table-cell>
          <table:table-cell office:value-type="float" office:value="25261" calcext:value-type="float">
            <text:p>25261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8571" calcext:value-type="float">
            <text:p>18571.0</text:p>
          </table:table-cell>
          <table:table-cell office:value-type="float" office:value="24826" calcext:value-type="float">
            <text:p>24826.0</text:p>
          </table:table-cell>
          <table:table-cell office:value-type="float" office:value="578" calcext:value-type="float">
            <text:p>578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24991" calcext:value-type="float">
            <text:p>24991.0</text:p>
          </table:table-cell>
          <table:table-cell office:value-type="float" office:value="29056" calcext:value-type="float">
            <text:p>29056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16674" calcext:value-type="float">
            <text:p>16674.0</text:p>
          </table:table-cell>
          <table:table-cell office:value-type="float" office:value="24414" calcext:value-type="float">
            <text:p>24414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6805" calcext:value-type="float">
            <text:p>16805.0</text:p>
          </table:table-cell>
          <table:table-cell office:value-type="float" office:value="24820" calcext:value-type="float">
            <text:p>24820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7649" calcext:value-type="float">
            <text:p>17649.0</text:p>
          </table:table-cell>
          <table:table-cell office:value-type="float" office:value="25259" calcext:value-type="float">
            <text:p>25259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8567" calcext:value-type="float">
            <text:p>18567.0</text:p>
          </table:table-cell>
          <table:table-cell office:value-type="float" office:value="24810" calcext:value-type="float">
            <text:p>24810.0</text:p>
          </table:table-cell>
          <table:table-cell office:value-type="float" office:value="580" calcext:value-type="float">
            <text:p>580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25009" calcext:value-type="float">
            <text:p>25009.0</text:p>
          </table:table-cell>
          <table:table-cell office:value-type="float" office:value="29075" calcext:value-type="float">
            <text:p>29075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6670" calcext:value-type="float">
            <text:p>16670.0</text:p>
          </table:table-cell>
          <table:table-cell office:value-type="float" office:value="24411" calcext:value-type="float">
            <text:p>24411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7671" calcext:value-type="float">
            <text:p>17671.0</text:p>
          </table:table-cell>
          <table:table-cell office:value-type="float" office:value="25249" calcext:value-type="float">
            <text:p>25249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8556" calcext:value-type="float">
            <text:p>18556.0</text:p>
          </table:table-cell>
          <table:table-cell office:value-type="float" office:value="24810" calcext:value-type="float">
            <text:p>24810.0</text:p>
          </table:table-cell>
          <table:table-cell office:value-type="float" office:value="582" calcext:value-type="float">
            <text:p>582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25022" calcext:value-type="float">
            <text:p>25022.0</text:p>
          </table:table-cell>
          <table:table-cell office:value-type="float" office:value="29088" calcext:value-type="float">
            <text:p>29088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6659" calcext:value-type="float">
            <text:p>16659.0</text:p>
          </table:table-cell>
          <table:table-cell office:value-type="float" office:value="24406" calcext:value-type="float">
            <text:p>24406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7691" calcext:value-type="float">
            <text:p>17691.0</text:p>
          </table:table-cell>
          <table:table-cell office:value-type="float" office:value="25244" calcext:value-type="float">
            <text:p>25244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8531" calcext:value-type="float">
            <text:p>18531.0</text:p>
          </table:table-cell>
          <table:table-cell office:value-type="float" office:value="24812" calcext:value-type="float">
            <text:p>24812.0</text:p>
          </table:table-cell>
          <table:table-cell office:value-type="float" office:value="584" calcext:value-type="float">
            <text:p>584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25059" calcext:value-type="float">
            <text:p>25059.0</text:p>
          </table:table-cell>
          <table:table-cell office:value-type="float" office:value="29130" calcext:value-type="float">
            <text:p>29130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6641" calcext:value-type="float">
            <text:p>16641.0</text:p>
          </table:table-cell>
          <table:table-cell office:value-type="float" office:value="24306" calcext:value-type="float">
            <text:p>24306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6563" calcext:value-type="float">
            <text:p>16563.0</text:p>
          </table:table-cell>
          <table:table-cell office:value-type="float" office:value="24403" calcext:value-type="float">
            <text:p>24403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7698" calcext:value-type="float">
            <text:p>17698.0</text:p>
          </table:table-cell>
          <table:table-cell office:value-type="float" office:value="25241" calcext:value-type="float">
            <text:p>25241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4803" calcext:value-type="float">
            <text:p>24803.0</text:p>
          </table:table-cell>
          <table:table-cell office:value-type="float" office:value="586" calcext:value-type="float">
            <text:p>586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29144" calcext:value-type="float">
            <text:p>29144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6630" calcext:value-type="float">
            <text:p>16630.0</text:p>
          </table:table-cell>
          <table:table-cell office:value-type="float" office:value="24305" calcext:value-type="float">
            <text:p>24305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7725" calcext:value-type="float">
            <text:p>17725.0</text:p>
          </table:table-cell>
          <table:table-cell office:value-type="float" office:value="25220" calcext:value-type="float">
            <text:p>25220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18480" calcext:value-type="float">
            <text:p>18480.0</text:p>
          </table:table-cell>
          <table:table-cell office:value-type="float" office:value="24796" calcext:value-type="float">
            <text:p>24796.0</text:p>
          </table:table-cell>
          <table:table-cell office:value-type="float" office:value="588" calcext:value-type="float">
            <text:p>588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25072" calcext:value-type="float">
            <text:p>25072.0</text:p>
          </table:table-cell>
          <table:table-cell office:value-type="float" office:value="29157" calcext:value-type="float">
            <text:p>29157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6634" calcext:value-type="float">
            <text:p>16634.0</text:p>
          </table:table-cell>
          <table:table-cell office:value-type="float" office:value="24297" calcext:value-type="float">
            <text:p>24297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7753" calcext:value-type="float">
            <text:p>17753.0</text:p>
          </table:table-cell>
          <table:table-cell office:value-type="float" office:value="25205" calcext:value-type="float">
            <text:p>2520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18472" calcext:value-type="float">
            <text:p>18472.0</text:p>
          </table:table-cell>
          <table:table-cell office:value-type="float" office:value="24798" calcext:value-type="float">
            <text:p>24798.0</text:p>
          </table:table-cell>
          <table:table-cell office:value-type="float" office:value="590" calcext:value-type="float">
            <text:p>590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25081" calcext:value-type="float">
            <text:p>25081.0</text:p>
          </table:table-cell>
          <table:table-cell office:value-type="float" office:value="29168" calcext:value-type="float">
            <text:p>29168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6635" calcext:value-type="float">
            <text:p>16635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7759" calcext:value-type="float">
            <text:p>17759.0</text:p>
          </table:table-cell>
          <table:table-cell office:value-type="float" office:value="25187" calcext:value-type="float">
            <text:p>25187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8464" calcext:value-type="float">
            <text:p>18464.0</text:p>
          </table:table-cell>
          <table:table-cell office:value-type="float" office:value="24795" calcext:value-type="float">
            <text:p>24795.0</text:p>
          </table:table-cell>
          <table:table-cell office:value-type="float" office:value="592" calcext:value-type="float">
            <text:p>592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25085" calcext:value-type="float">
            <text:p>25085.0</text:p>
          </table:table-cell>
          <table:table-cell office:value-type="float" office:value="29181" calcext:value-type="float">
            <text:p>29181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16634" calcext:value-type="float">
            <text:p>16634.0</text:p>
          </table:table-cell>
          <table:table-cell office:value-type="float" office:value="24271" calcext:value-type="float">
            <text:p>24271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17789" calcext:value-type="float">
            <text:p>17789.0</text:p>
          </table:table-cell>
          <table:table-cell office:value-type="float" office:value="25174" calcext:value-type="float">
            <text:p>25174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8452" calcext:value-type="float">
            <text:p>18452.0</text:p>
          </table:table-cell>
          <table:table-cell office:value-type="float" office:value="24792" calcext:value-type="float">
            <text:p>24792.0</text:p>
          </table:table-cell>
          <table:table-cell office:value-type="float" office:value="594" calcext:value-type="float">
            <text:p>594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25097" calcext:value-type="float">
            <text:p>25097.0</text:p>
          </table:table-cell>
          <table:table-cell office:value-type="float" office:value="29209" calcext:value-type="float">
            <text:p>29209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6641" calcext:value-type="float">
            <text:p>16641.0</text:p>
          </table:table-cell>
          <table:table-cell office:value-type="float" office:value="24251" calcext:value-type="float">
            <text:p>24251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7819" calcext:value-type="float">
            <text:p>17819.0</text:p>
          </table:table-cell>
          <table:table-cell office:value-type="float" office:value="25136" calcext:value-type="float">
            <text:p>25136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8439" calcext:value-type="float">
            <text:p>18439.0</text:p>
          </table:table-cell>
          <table:table-cell office:value-type="float" office:value="24803" calcext:value-type="float">
            <text:p>24803.0</text:p>
          </table:table-cell>
          <table:table-cell office:value-type="float" office:value="596" calcext:value-type="float">
            <text:p>596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25115" calcext:value-type="float">
            <text:p>25115.0</text:p>
          </table:table-cell>
          <table:table-cell office:value-type="float" office:value="29227" calcext:value-type="float">
            <text:p>29227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6641" calcext:value-type="float">
            <text:p>16641.0</text:p>
          </table:table-cell>
          <table:table-cell office:value-type="float" office:value="24230" calcext:value-type="float">
            <text:p>24230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7824" calcext:value-type="float">
            <text:p>17824.0</text:p>
          </table:table-cell>
          <table:table-cell office:value-type="float" office:value="25134" calcext:value-type="float">
            <text:p>25134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8431" calcext:value-type="float">
            <text:p>18431.0</text:p>
          </table:table-cell>
          <table:table-cell office:value-type="float" office:value="24792" calcext:value-type="float">
            <text:p>24792.0</text:p>
          </table:table-cell>
          <table:table-cell office:value-type="float" office:value="598" calcext:value-type="float">
            <text:p>598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25129" calcext:value-type="float">
            <text:p>25129.0</text:p>
          </table:table-cell>
          <table:table-cell office:value-type="float" office:value="29248" calcext:value-type="float">
            <text:p>29248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6645" calcext:value-type="float">
            <text:p>16645.0</text:p>
          </table:table-cell>
          <table:table-cell office:value-type="float" office:value="24218" calcext:value-type="float">
            <text:p>24218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7832" calcext:value-type="float">
            <text:p>17832.0</text:p>
          </table:table-cell>
          <table:table-cell office:value-type="float" office:value="25147" calcext:value-type="float">
            <text:p>25147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8433" calcext:value-type="float">
            <text:p>18433.0</text:p>
          </table:table-cell>
          <table:table-cell office:value-type="float" office:value="24807" calcext:value-type="float">
            <text:p>24807.0</text:p>
          </table:table-cell>
          <table:table-cell office:value-type="float" office:value="600" calcext:value-type="float">
            <text:p>600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25152" calcext:value-type="float">
            <text:p>25152.0</text:p>
          </table:table-cell>
          <table:table-cell office:value-type="float" office:value="29279" calcext:value-type="float">
            <text:p>29279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6649" calcext:value-type="float">
            <text:p>16649.0</text:p>
          </table:table-cell>
          <table:table-cell office:value-type="float" office:value="24177" calcext:value-type="float">
            <text:p>24177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7854" calcext:value-type="float">
            <text:p>17854.0</text:p>
          </table:table-cell>
          <table:table-cell office:value-type="float" office:value="25118" calcext:value-type="float">
            <text:p>25118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8433" calcext:value-type="float">
            <text:p>18433.0</text:p>
          </table:table-cell>
          <table:table-cell office:value-type="float" office:value="24812" calcext:value-type="float">
            <text:p>24812.0</text:p>
          </table:table-cell>
          <table:table-cell office:value-type="float" office:value="602" calcext:value-type="float">
            <text:p>602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25175" calcext:value-type="float">
            <text:p>25175.0</text:p>
          </table:table-cell>
          <table:table-cell office:value-type="float" office:value="29298" calcext:value-type="float">
            <text:p>29298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6650" calcext:value-type="float">
            <text:p>16650.0</text:p>
          </table:table-cell>
          <table:table-cell office:value-type="float" office:value="24157" calcext:value-type="float">
            <text:p>24157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7894" calcext:value-type="float">
            <text:p>17894.0</text:p>
          </table:table-cell>
          <table:table-cell office:value-type="float" office:value="25074" calcext:value-type="float">
            <text:p>2507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8421" calcext:value-type="float">
            <text:p>18421.0</text:p>
          </table:table-cell>
          <table:table-cell office:value-type="float" office:value="24830" calcext:value-type="float">
            <text:p>24830.0</text:p>
          </table:table-cell>
          <table:table-cell office:value-type="float" office:value="604" calcext:value-type="float">
            <text:p>604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25210" calcext:value-type="float">
            <text:p>25210.0</text:p>
          </table:table-cell>
          <table:table-cell office:value-type="float" office:value="29325" calcext:value-type="float">
            <text:p>29325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6657" calcext:value-type="float">
            <text:p>16657.0</text:p>
          </table:table-cell>
          <table:table-cell office:value-type="float" office:value="24142" calcext:value-type="float">
            <text:p>24142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7932" calcext:value-type="float">
            <text:p>17932.0</text:p>
          </table:table-cell>
          <table:table-cell office:value-type="float" office:value="25052" calcext:value-type="float">
            <text:p>25052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8409" calcext:value-type="float">
            <text:p>18409.0</text:p>
          </table:table-cell>
          <table:table-cell office:value-type="float" office:value="24846" calcext:value-type="float">
            <text:p>24846.0</text:p>
          </table:table-cell>
          <table:table-cell office:value-type="float" office:value="606" calcext:value-type="float">
            <text:p>606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25230" calcext:value-type="float">
            <text:p>25230.0</text:p>
          </table:table-cell>
          <table:table-cell office:value-type="float" office:value="29345" calcext:value-type="float">
            <text:p>29345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6662" calcext:value-type="float">
            <text:p>16662.0</text:p>
          </table:table-cell>
          <table:table-cell office:value-type="float" office:value="24127" calcext:value-type="float">
            <text:p>24127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7872" calcext:value-type="float">
            <text:p>17872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8405" calcext:value-type="float">
            <text:p>18405.0</text:p>
          </table:table-cell>
          <table:table-cell office:value-type="float" office:value="24854" calcext:value-type="float">
            <text:p>24854.0</text:p>
          </table:table-cell>
          <table:table-cell office:value-type="float" office:value="608" calcext:value-type="float">
            <text:p>608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25236" calcext:value-type="float">
            <text:p>25236.0</text:p>
          </table:table-cell>
          <table:table-cell office:value-type="float" office:value="29372" calcext:value-type="float">
            <text:p>29372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6659" calcext:value-type="float">
            <text:p>16659.0</text:p>
          </table:table-cell>
          <table:table-cell office:value-type="float" office:value="24126" calcext:value-type="float">
            <text:p>24126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1"/>
          <table:table-cell office:value-type="float" office:value="17864" calcext:value-type="float">
            <text:p>17864.0</text:p>
          </table:table-cell>
          <table:table-cell office:value-type="float" office:value="25102" calcext:value-type="float">
            <text:p>25102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8397" calcext:value-type="float">
            <text:p>18397.0</text:p>
          </table:table-cell>
          <table:table-cell office:value-type="float" office:value="24876" calcext:value-type="float">
            <text:p>24876.0</text:p>
          </table:table-cell>
          <table:table-cell office:value-type="float" office:value="609" calcext:value-type="float">
            <text:p>609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25272" calcext:value-type="float">
            <text:p>25272.0</text:p>
          </table:table-cell>
          <table:table-cell office:value-type="float" office:value="29398" calcext:value-type="float">
            <text:p>29398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6675" calcext:value-type="float">
            <text:p>16675.0</text:p>
          </table:table-cell>
          <table:table-cell office:value-type="float" office:value="24092" calcext:value-type="float">
            <text:p>24092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7852" calcext:value-type="float">
            <text:p>17852.0</text:p>
          </table:table-cell>
          <table:table-cell office:value-type="float" office:value="25089" calcext:value-type="float">
            <text:p>25089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8373" calcext:value-type="float">
            <text:p>18373.0</text:p>
          </table:table-cell>
          <table:table-cell office:value-type="float" office:value="24902" calcext:value-type="float">
            <text:p>24902.0</text:p>
          </table:table-cell>
          <table:table-cell office:value-type="float" office:value="611" calcext:value-type="float">
            <text:p>611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25288" calcext:value-type="float">
            <text:p>25288.0</text:p>
          </table:table-cell>
          <table:table-cell office:value-type="float" office:value="29417" calcext:value-type="float">
            <text:p>29417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685" calcext:value-type="float">
            <text:p>16685.0</text:p>
          </table:table-cell>
          <table:table-cell office:value-type="float" office:value="24031" calcext:value-type="float">
            <text:p>24031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6673" calcext:value-type="float">
            <text:p>16673.0</text:p>
          </table:table-cell>
          <table:table-cell office:value-type="float" office:value="24089" calcext:value-type="float">
            <text:p>24089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8369" calcext:value-type="float">
            <text:p>18369.0</text:p>
          </table:table-cell>
          <table:table-cell office:value-type="float" office:value="24918" calcext:value-type="float">
            <text:p>24918.0</text:p>
          </table:table-cell>
          <table:table-cell office:value-type="float" office:value="613" calcext:value-type="float">
            <text:p>613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25290" calcext:value-type="float">
            <text:p>25290.0</text:p>
          </table:table-cell>
          <table:table-cell office:value-type="float" office:value="29435" calcext:value-type="float">
            <text:p>29435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6688" calcext:value-type="float">
            <text:p>16688.0</text:p>
          </table:table-cell>
          <table:table-cell office:value-type="float" office:value="24007" calcext:value-type="float">
            <text:p>24007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16684" calcext:value-type="float">
            <text:p>16684.0</text:p>
          </table:table-cell>
          <table:table-cell office:value-type="float" office:value="24070" calcext:value-type="float">
            <text:p>24070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8361" calcext:value-type="float">
            <text:p>18361.0</text:p>
          </table:table-cell>
          <table:table-cell office:value-type="float" office:value="24926" calcext:value-type="float">
            <text:p>24926.0</text:p>
          </table:table-cell>
          <table:table-cell office:value-type="float" office:value="615" calcext:value-type="float">
            <text:p>615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25295" calcext:value-type="float">
            <text:p>25295.0</text:p>
          </table:table-cell>
          <table:table-cell office:value-type="float" office:value="29448" calcext:value-type="float">
            <text:p>29448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6694" calcext:value-type="float">
            <text:p>16694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6693" calcext:value-type="float">
            <text:p>16693.0</text:p>
          </table:table-cell>
          <table:table-cell office:value-type="float" office:value="24053" calcext:value-type="float">
            <text:p>24053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8363" calcext:value-type="float">
            <text:p>18363.0</text:p>
          </table:table-cell>
          <table:table-cell office:value-type="float" office:value="24935" calcext:value-type="float">
            <text:p>24935.0</text:p>
          </table:table-cell>
          <table:table-cell office:value-type="float" office:value="617" calcext:value-type="float">
            <text:p>617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25299" calcext:value-type="float">
            <text:p>25299.0</text:p>
          </table:table-cell>
          <table:table-cell office:value-type="float" office:value="29485" calcext:value-type="float">
            <text:p>29485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6697" calcext:value-type="float">
            <text:p>16697.0</text:p>
          </table:table-cell>
          <table:table-cell office:value-type="float" office:value="23963" calcext:value-type="float">
            <text:p>23963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6695" calcext:value-type="float">
            <text:p>16695.0</text:p>
          </table:table-cell>
          <table:table-cell office:value-type="float" office:value="24057" calcext:value-type="float">
            <text:p>24057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18363" calcext:value-type="float">
            <text:p>18363.0</text:p>
          </table:table-cell>
          <table:table-cell office:value-type="float" office:value="24951" calcext:value-type="float">
            <text:p>24951.0</text:p>
          </table:table-cell>
          <table:table-cell office:value-type="float" office:value="619" calcext:value-type="float">
            <text:p>619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25305" calcext:value-type="float">
            <text:p>25305.0</text:p>
          </table:table-cell>
          <table:table-cell office:value-type="float" office:value="29495" calcext:value-type="float">
            <text:p>29495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16688" calcext:value-type="float">
            <text:p>16688.0</text:p>
          </table:table-cell>
          <table:table-cell office:value-type="float" office:value="23937" calcext:value-type="float">
            <text:p>23937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16699" calcext:value-type="float">
            <text:p>16699.0</text:p>
          </table:table-cell>
          <table:table-cell office:value-type="float" office:value="24057" calcext:value-type="float">
            <text:p>24057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8360" calcext:value-type="float">
            <text:p>18360.0</text:p>
          </table:table-cell>
          <table:table-cell office:value-type="float" office:value="24989" calcext:value-type="float">
            <text:p>24989.0</text:p>
          </table:table-cell>
          <table:table-cell office:value-type="float" office:value="621" calcext:value-type="float">
            <text:p>621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25325" calcext:value-type="float">
            <text:p>25325.0</text:p>
          </table:table-cell>
          <table:table-cell office:value-type="float" office:value="29543" calcext:value-type="float">
            <text:p>29543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6687" calcext:value-type="float">
            <text:p>16687.0</text:p>
          </table:table-cell>
          <table:table-cell office:value-type="float" office:value="23933" calcext:value-type="float">
            <text:p>23933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6701" calcext:value-type="float">
            <text:p>16701.0</text:p>
          </table:table-cell>
          <table:table-cell office:value-type="float" office:value="24057" calcext:value-type="float">
            <text:p>24057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8356" calcext:value-type="float">
            <text:p>18356.0</text:p>
          </table:table-cell>
          <table:table-cell office:value-type="float" office:value="24996" calcext:value-type="float">
            <text:p>24996.0</text:p>
          </table:table-cell>
          <table:table-cell office:value-type="float" office:value="623" calcext:value-type="float">
            <text:p>623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25334" calcext:value-type="float">
            <text:p>25334.0</text:p>
          </table:table-cell>
          <table:table-cell office:value-type="float" office:value="29598" calcext:value-type="float">
            <text:p>29598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6691" calcext:value-type="float">
            <text:p>16691.0</text:p>
          </table:table-cell>
          <table:table-cell office:value-type="float" office:value="23920" calcext:value-type="float">
            <text:p>23920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6705" calcext:value-type="float">
            <text:p>16705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8351" calcext:value-type="float">
            <text:p>18351.0</text:p>
          </table:table-cell>
          <table:table-cell office:value-type="float" office:value="25000" calcext:value-type="float">
            <text:p>25000.0</text:p>
          </table:table-cell>
          <table:table-cell office:value-type="float" office:value="625" calcext:value-type="float">
            <text:p>625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25345" calcext:value-type="float">
            <text:p>25345.0</text:p>
          </table:table-cell>
          <table:table-cell office:value-type="float" office:value="29635" calcext:value-type="float">
            <text:p>29635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16690" calcext:value-type="float">
            <text:p>16690.0</text:p>
          </table:table-cell>
          <table:table-cell office:value-type="float" office:value="23914" calcext:value-type="float">
            <text:p>23914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6709" calcext:value-type="float">
            <text:p>16709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8323" calcext:value-type="float">
            <text:p>18323.0</text:p>
          </table:table-cell>
          <table:table-cell office:value-type="float" office:value="25009" calcext:value-type="float">
            <text:p>25009.0</text:p>
          </table:table-cell>
          <table:table-cell office:value-type="float" office:value="627" calcext:value-type="float">
            <text:p>627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25374" calcext:value-type="float">
            <text:p>25374.0</text:p>
          </table:table-cell>
          <table:table-cell office:value-type="float" office:value="29696" calcext:value-type="float">
            <text:p>29696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6725" calcext:value-type="float">
            <text:p>16725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8325" calcext:value-type="float">
            <text:p>18325.0</text:p>
          </table:table-cell>
          <table:table-cell office:value-type="float" office:value="25041" calcext:value-type="float">
            <text:p>25041.0</text:p>
          </table:table-cell>
          <table:table-cell office:value-type="float" office:value="628" calcext:value-type="float">
            <text:p>628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25360" calcext:value-type="float">
            <text:p>25360.0</text:p>
          </table:table-cell>
          <table:table-cell office:value-type="float" office:value="29723" calcext:value-type="float">
            <text:p>29723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6725" calcext:value-type="float">
            <text:p>16725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8323" calcext:value-type="float">
            <text:p>18323.0</text:p>
          </table:table-cell>
          <table:table-cell office:value-type="float" office:value="25063" calcext:value-type="float">
            <text:p>25063.0</text:p>
          </table:table-cell>
          <table:table-cell office:value-type="float" office:value="630" calcext:value-type="float">
            <text:p>630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25349" calcext:value-type="float">
            <text:p>25349.0</text:p>
          </table:table-cell>
          <table:table-cell office:value-type="float" office:value="29743" calcext:value-type="float">
            <text:p>29743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6733" calcext:value-type="float">
            <text:p>16733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8303" calcext:value-type="float">
            <text:p>18303.0</text:p>
          </table:table-cell>
          <table:table-cell office:value-type="float" office:value="25079" calcext:value-type="float">
            <text:p>25079.0</text:p>
          </table:table-cell>
          <table:table-cell office:value-type="float" office:value="631" calcext:value-type="float">
            <text:p>631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25344" calcext:value-type="float">
            <text:p>25344.0</text:p>
          </table:table-cell>
          <table:table-cell office:value-type="float" office:value="29762" calcext:value-type="float">
            <text:p>29762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6733" calcext:value-type="float">
            <text:p>16733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8291" calcext:value-type="float">
            <text:p>18291.0</text:p>
          </table:table-cell>
          <table:table-cell office:value-type="float" office:value="25111" calcext:value-type="float">
            <text:p>25111.0</text:p>
          </table:table-cell>
          <table:table-cell office:value-type="float" office:value="634" calcext:value-type="float">
            <text:p>634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25339" calcext:value-type="float">
            <text:p>25339.0</text:p>
          </table:table-cell>
          <table:table-cell office:value-type="float" office:value="29787" calcext:value-type="float">
            <text:p>29787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6735" calcext:value-type="float">
            <text:p>16735.0</text:p>
          </table:table-cell>
          <table:table-cell office:value-type="float" office:value="24056" calcext:value-type="float">
            <text:p>2405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8273" calcext:value-type="float">
            <text:p>18273.0</text:p>
          </table:table-cell>
          <table:table-cell office:value-type="float" office:value="25120" calcext:value-type="float">
            <text:p>25120.0</text:p>
          </table:table-cell>
          <table:table-cell office:value-type="float" office:value="636" calcext:value-type="float">
            <text:p>636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25323" calcext:value-type="float">
            <text:p>25323.0</text:p>
          </table:table-cell>
          <table:table-cell office:value-type="float" office:value="29815" calcext:value-type="float">
            <text:p>29815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6741" calcext:value-type="float">
            <text:p>16741.0</text:p>
          </table:table-cell>
          <table:table-cell office:value-type="float" office:value="24055" calcext:value-type="float">
            <text:p>24055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8288" calcext:value-type="float">
            <text:p>18288.0</text:p>
          </table:table-cell>
          <table:table-cell office:value-type="float" office:value="25144" calcext:value-type="float">
            <text:p>25144.0</text:p>
          </table:table-cell>
          <table:table-cell office:value-type="float" office:value="638" calcext:value-type="float">
            <text:p>638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25319" calcext:value-type="float">
            <text:p>25319.0</text:p>
          </table:table-cell>
          <table:table-cell office:value-type="float" office:value="29828" calcext:value-type="float">
            <text:p>29828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6746" calcext:value-type="float">
            <text:p>16746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8279" calcext:value-type="float">
            <text:p>18279.0</text:p>
          </table:table-cell>
          <table:table-cell office:value-type="float" office:value="25188" calcext:value-type="float">
            <text:p>25188.0</text:p>
          </table:table-cell>
          <table:table-cell office:value-type="float" office:value="639" calcext:value-type="float">
            <text:p>639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25318" calcext:value-type="float">
            <text:p>25318.0</text:p>
          </table:table-cell>
          <table:table-cell office:value-type="float" office:value="29855" calcext:value-type="float">
            <text:p>29855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6754" calcext:value-type="float">
            <text:p>16754.0</text:p>
          </table:table-cell>
          <table:table-cell office:value-type="float" office:value="24050" calcext:value-type="float">
            <text:p>2405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8257" calcext:value-type="float">
            <text:p>18257.0</text:p>
          </table:table-cell>
          <table:table-cell office:value-type="float" office:value="25233" calcext:value-type="float">
            <text:p>25233.0</text:p>
          </table:table-cell>
          <table:table-cell office:value-type="float" office:value="640" calcext:value-type="float">
            <text:p>640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25318" calcext:value-type="float">
            <text:p>25318.0</text:p>
          </table:table-cell>
          <table:table-cell office:value-type="float" office:value="29872" calcext:value-type="float">
            <text:p>29872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6757" calcext:value-type="float">
            <text:p>16757.0</text:p>
          </table:table-cell>
          <table:table-cell office:value-type="float" office:value="24047" calcext:value-type="float">
            <text:p>24047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8240" calcext:value-type="float">
            <text:p>18240.0</text:p>
          </table:table-cell>
          <table:table-cell office:value-type="float" office:value="25233" calcext:value-type="float">
            <text:p>25233.0</text:p>
          </table:table-cell>
          <table:table-cell office:value-type="float" office:value="642" calcext:value-type="float">
            <text:p>642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25321" calcext:value-type="float">
            <text:p>25321.0</text:p>
          </table:table-cell>
          <table:table-cell office:value-type="float" office:value="29918" calcext:value-type="float">
            <text:p>29918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6767" calcext:value-type="float">
            <text:p>16767.0</text:p>
          </table:table-cell>
          <table:table-cell office:value-type="float" office:value="24043" calcext:value-type="float">
            <text:p>24043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8239" calcext:value-type="float">
            <text:p>18239.0</text:p>
          </table:table-cell>
          <table:table-cell office:value-type="float" office:value="25267" calcext:value-type="float">
            <text:p>25267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25315" calcext:value-type="float">
            <text:p>25315.0</text:p>
          </table:table-cell>
          <table:table-cell office:value-type="float" office:value="29960" calcext:value-type="float">
            <text:p>29960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6771" calcext:value-type="float">
            <text:p>16771.0</text:p>
          </table:table-cell>
          <table:table-cell office:value-type="float" office:value="24044" calcext:value-type="float">
            <text:p>24044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8211" calcext:value-type="float">
            <text:p>18211.0</text:p>
          </table:table-cell>
          <table:table-cell office:value-type="float" office:value="25284" calcext:value-type="float">
            <text:p>25284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25318" calcext:value-type="float">
            <text:p>25318.0</text:p>
          </table:table-cell>
          <table:table-cell office:value-type="float" office:value="29979" calcext:value-type="float">
            <text:p>29979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6782" calcext:value-type="float">
            <text:p>16782.0</text:p>
          </table:table-cell>
          <table:table-cell office:value-type="float" office:value="24031" calcext:value-type="float">
            <text:p>24031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18179" calcext:value-type="float">
            <text:p>18179.0</text:p>
          </table:table-cell>
          <table:table-cell office:value-type="float" office:value="25328" calcext:value-type="float">
            <text:p>25328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25316" calcext:value-type="float">
            <text:p>25316.0</text:p>
          </table:table-cell>
          <table:table-cell office:value-type="float" office:value="30037" calcext:value-type="float">
            <text:p>30037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6789" calcext:value-type="float">
            <text:p>16789.0</text:p>
          </table:table-cell>
          <table:table-cell office:value-type="float" office:value="24025" calcext:value-type="float">
            <text:p>2402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8181" calcext:value-type="float">
            <text:p>18181.0</text:p>
          </table:table-cell>
          <table:table-cell office:value-type="float" office:value="25389" calcext:value-type="float">
            <text:p>25389.0</text:p>
          </table:table-cell>
          <table:table-cell office:value-type="float" office:value="643" calcext:value-type="float">
            <text:p>643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25323" calcext:value-type="float">
            <text:p>25323.0</text:p>
          </table:table-cell>
          <table:table-cell office:value-type="float" office:value="30093" calcext:value-type="float">
            <text:p>30093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6791" calcext:value-type="float">
            <text:p>16791.0</text:p>
          </table:table-cell>
          <table:table-cell office:value-type="float" office:value="24022" calcext:value-type="float">
            <text:p>24022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8173" calcext:value-type="float">
            <text:p>18173.0</text:p>
          </table:table-cell>
          <table:table-cell office:value-type="float" office:value="25409" calcext:value-type="float">
            <text:p>25409.0</text:p>
          </table:table-cell>
          <table:table-cell office:value-type="float" office:value="645" calcext:value-type="float">
            <text:p>645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25330" calcext:value-type="float">
            <text:p>25330.0</text:p>
          </table:table-cell>
          <table:table-cell office:value-type="float" office:value="30147" calcext:value-type="float">
            <text:p>30147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4017" calcext:value-type="float">
            <text:p>24017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165" calcext:value-type="float">
            <text:p>18165.0</text:p>
          </table:table-cell>
          <table:table-cell office:value-type="float" office:value="25409" calcext:value-type="float">
            <text:p>25409.0</text:p>
          </table:table-cell>
          <table:table-cell office:value-type="float" office:value="646" calcext:value-type="float">
            <text:p>646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25322" calcext:value-type="float">
            <text:p>25322.0</text:p>
          </table:table-cell>
          <table:table-cell office:value-type="float" office:value="30189" calcext:value-type="float">
            <text:p>30189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6805" calcext:value-type="float">
            <text:p>16805.0</text:p>
          </table:table-cell>
          <table:table-cell office:value-type="float" office:value="24005" calcext:value-type="float">
            <text:p>24005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8155" calcext:value-type="float">
            <text:p>18155.0</text:p>
          </table:table-cell>
          <table:table-cell office:value-type="float" office:value="25433" calcext:value-type="float">
            <text:p>25433.0</text:p>
          </table:table-cell>
          <table:table-cell office:value-type="float" office:value="647" calcext:value-type="float">
            <text:p>647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25310" calcext:value-type="float">
            <text:p>25310.0</text:p>
          </table:table-cell>
          <table:table-cell office:value-type="float" office:value="30238" calcext:value-type="float">
            <text:p>30238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6811" calcext:value-type="float">
            <text:p>16811.0</text:p>
          </table:table-cell>
          <table:table-cell office:value-type="float" office:value="24002" calcext:value-type="float">
            <text:p>24002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8112" calcext:value-type="float">
            <text:p>18112.0</text:p>
          </table:table-cell>
          <table:table-cell office:value-type="float" office:value="25501" calcext:value-type="float">
            <text:p>25501.0</text:p>
          </table:table-cell>
          <table:table-cell office:value-type="float" office:value="649" calcext:value-type="float">
            <text:p>649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25281" calcext:value-type="float">
            <text:p>25281.0</text:p>
          </table:table-cell>
          <table:table-cell office:value-type="float" office:value="30288" calcext:value-type="float">
            <text:p>30288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16813" calcext:value-type="float">
            <text:p>16813.0</text:p>
          </table:table-cell>
          <table:table-cell office:value-type="float" office:value="24001" calcext:value-type="float">
            <text:p>24001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8098" calcext:value-type="float">
            <text:p>18098.0</text:p>
          </table:table-cell>
          <table:table-cell office:value-type="float" office:value="25506" calcext:value-type="float">
            <text:p>25506.0</text:p>
          </table:table-cell>
          <table:table-cell office:value-type="float" office:value="651" calcext:value-type="float">
            <text:p>651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25260" calcext:value-type="float">
            <text:p>25260.0</text:p>
          </table:table-cell>
          <table:table-cell office:value-type="float" office:value="30318" calcext:value-type="float">
            <text:p>30318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6826" calcext:value-type="float">
            <text:p>16826.0</text:p>
          </table:table-cell>
          <table:table-cell office:value-type="float" office:value="24001" calcext:value-type="float">
            <text:p>24001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8062" calcext:value-type="float">
            <text:p>18062.0</text:p>
          </table:table-cell>
          <table:table-cell office:value-type="float" office:value="25547" calcext:value-type="float">
            <text:p>25547.0</text:p>
          </table:table-cell>
          <table:table-cell office:value-type="float" office:value="653" calcext:value-type="float">
            <text:p>653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25239" calcext:value-type="float">
            <text:p>25239.0</text:p>
          </table:table-cell>
          <table:table-cell office:value-type="float" office:value="30368" calcext:value-type="float">
            <text:p>30368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6833" calcext:value-type="float">
            <text:p>16833.0</text:p>
          </table:table-cell>
          <table:table-cell office:value-type="float" office:value="24001" calcext:value-type="float">
            <text:p>24001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8036" calcext:value-type="float">
            <text:p>18036.0</text:p>
          </table:table-cell>
          <table:table-cell office:value-type="float" office:value="25578" calcext:value-type="float">
            <text:p>25578.0</text:p>
          </table:table-cell>
          <table:table-cell office:value-type="float" office:value="654" calcext:value-type="float">
            <text:p>654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25213" calcext:value-type="float">
            <text:p>25213.0</text:p>
          </table:table-cell>
          <table:table-cell office:value-type="float" office:value="30433" calcext:value-type="float">
            <text:p>30433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6852" calcext:value-type="float">
            <text:p>16852.0</text:p>
          </table:table-cell>
          <table:table-cell office:value-type="float" office:value="23996" calcext:value-type="float">
            <text:p>23996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8004" calcext:value-type="float">
            <text:p>18004.0</text:p>
          </table:table-cell>
          <table:table-cell office:value-type="float" office:value="25612" calcext:value-type="float">
            <text:p>25612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25195" calcext:value-type="float">
            <text:p>25195.0</text:p>
          </table:table-cell>
          <table:table-cell office:value-type="float" office:value="30453" calcext:value-type="float">
            <text:p>30453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6853" calcext:value-type="float">
            <text:p>16853.0</text:p>
          </table:table-cell>
          <table:table-cell office:value-type="float" office:value="23995" calcext:value-type="float">
            <text:p>23995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92" calcext:value-type="float">
            <text:p>17992.0</text:p>
          </table:table-cell>
          <table:table-cell office:value-type="float" office:value="25644" calcext:value-type="float">
            <text:p>25644.0</text:p>
          </table:table-cell>
          <table:table-cell office:value-type="float" office:value="655" calcext:value-type="float">
            <text:p>655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25159" calcext:value-type="float">
            <text:p>25159.0</text:p>
          </table:table-cell>
          <table:table-cell office:value-type="float" office:value="30486" calcext:value-type="float">
            <text:p>30486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16864" calcext:value-type="float">
            <text:p>16864.0</text:p>
          </table:table-cell>
          <table:table-cell office:value-type="float" office:value="23991" calcext:value-type="float">
            <text:p>2399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7976" calcext:value-type="float">
            <text:p>17976.0</text:p>
          </table:table-cell>
          <table:table-cell office:value-type="float" office:value="25697" calcext:value-type="float">
            <text:p>25697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25127" calcext:value-type="float">
            <text:p>25127.0</text:p>
          </table:table-cell>
          <table:table-cell office:value-type="float" office:value="30536" calcext:value-type="float">
            <text:p>30536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23986" calcext:value-type="float">
            <text:p>23986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7946" calcext:value-type="float">
            <text:p>17946.0</text:p>
          </table:table-cell>
          <table:table-cell office:value-type="float" office:value="25740" calcext:value-type="float">
            <text:p>25740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25103" calcext:value-type="float">
            <text:p>25103.0</text:p>
          </table:table-cell>
          <table:table-cell office:value-type="float" office:value="30578" calcext:value-type="float">
            <text:p>30578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6875" calcext:value-type="float">
            <text:p>16875.0</text:p>
          </table:table-cell>
          <table:table-cell office:value-type="float" office:value="23985" calcext:value-type="float">
            <text:p>2398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7936" calcext:value-type="float">
            <text:p>17936.0</text:p>
          </table:table-cell>
          <table:table-cell office:value-type="float" office:value="25795" calcext:value-type="float">
            <text:p>25795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25085" calcext:value-type="float">
            <text:p>25085.0</text:p>
          </table:table-cell>
          <table:table-cell office:value-type="float" office:value="30640" calcext:value-type="float">
            <text:p>30640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6886" calcext:value-type="float">
            <text:p>16886.0</text:p>
          </table:table-cell>
          <table:table-cell office:value-type="float" office:value="23983" calcext:value-type="float">
            <text:p>2398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7937" calcext:value-type="float">
            <text:p>17937.0</text:p>
          </table:table-cell>
          <table:table-cell office:value-type="float" office:value="25821" calcext:value-type="float">
            <text:p>25821.0</text:p>
          </table:table-cell>
          <table:table-cell office:value-type="float" office:value="656" calcext:value-type="float">
            <text:p>656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25031" calcext:value-type="float">
            <text:p>25031.0</text:p>
          </table:table-cell>
          <table:table-cell office:value-type="float" office:value="30739" calcext:value-type="float">
            <text:p>30739.0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6896" calcext:value-type="float">
            <text:p>16896.0</text:p>
          </table:table-cell>
          <table:table-cell office:value-type="float" office:value="23983" calcext:value-type="float">
            <text:p>23983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7919" calcext:value-type="float">
            <text:p>17919.0</text:p>
          </table:table-cell>
          <table:table-cell office:value-type="float" office:value="25867" calcext:value-type="float">
            <text:p>25867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25024" calcext:value-type="float">
            <text:p>25024.0</text:p>
          </table:table-cell>
          <table:table-cell office:value-type="float" office:value="30763" calcext:value-type="float">
            <text:p>30763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6910" calcext:value-type="float">
            <text:p>16910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7867" calcext:value-type="float">
            <text:p>17867.0</text:p>
          </table:table-cell>
          <table:table-cell office:value-type="float" office:value="25911" calcext:value-type="float">
            <text:p>25911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24994" calcext:value-type="float">
            <text:p>24994.0</text:p>
          </table:table-cell>
          <table:table-cell office:value-type="float" office:value="30829" calcext:value-type="float">
            <text:p>30829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16917" calcext:value-type="float">
            <text:p>16917.0</text:p>
          </table:table-cell>
          <table:table-cell office:value-type="float" office:value="23981" calcext:value-type="float">
            <text:p>23981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7819" calcext:value-type="float">
            <text:p>17819.0</text:p>
          </table:table-cell>
          <table:table-cell office:value-type="float" office:value="25962" calcext:value-type="float">
            <text:p>25962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24985" calcext:value-type="float">
            <text:p>24985.0</text:p>
          </table:table-cell>
          <table:table-cell office:value-type="float" office:value="30857" calcext:value-type="float">
            <text:p>30857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6925" calcext:value-type="float">
            <text:p>16925.0</text:p>
          </table:table-cell>
          <table:table-cell office:value-type="float" office:value="23982" calcext:value-type="float">
            <text:p>23982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17768" calcext:value-type="float">
            <text:p>17768.0</text:p>
          </table:table-cell>
          <table:table-cell office:value-type="float" office:value="26023" calcext:value-type="float">
            <text:p>26023.0</text:p>
          </table:table-cell>
          <table:table-cell office:value-type="float" office:value="657" calcext:value-type="float">
            <text:p>657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24983" calcext:value-type="float">
            <text:p>24983.0</text:p>
          </table:table-cell>
          <table:table-cell office:value-type="float" office:value="30878" calcext:value-type="float">
            <text:p>30878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6934" calcext:value-type="float">
            <text:p>16934.0</text:p>
          </table:table-cell>
          <table:table-cell office:value-type="float" office:value="23983" calcext:value-type="float">
            <text:p>23983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7755" calcext:value-type="float">
            <text:p>17755.0</text:p>
          </table:table-cell>
          <table:table-cell office:value-type="float" office:value="26067" calcext:value-type="float">
            <text:p>26067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24981" calcext:value-type="float">
            <text:p>24981.0</text:p>
          </table:table-cell>
          <table:table-cell office:value-type="float" office:value="30893" calcext:value-type="float">
            <text:p>30893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6951" calcext:value-type="float">
            <text:p>16951.0</text:p>
          </table:table-cell>
          <table:table-cell office:value-type="float" office:value="23981" calcext:value-type="float">
            <text:p>2398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7747" calcext:value-type="float">
            <text:p>17747.0</text:p>
          </table:table-cell>
          <table:table-cell office:value-type="float" office:value="26105" calcext:value-type="float">
            <text:p>26105.0</text:p>
          </table:table-cell>
          <table:table-cell office:value-type="float" office:value="658" calcext:value-type="float">
            <text:p>658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24979" calcext:value-type="float">
            <text:p>24979.0</text:p>
          </table:table-cell>
          <table:table-cell office:value-type="float" office:value="30909" calcext:value-type="float">
            <text:p>30909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7006" calcext:value-type="float">
            <text:p>17006.0</text:p>
          </table:table-cell>
          <table:table-cell office:value-type="float" office:value="23975" calcext:value-type="float">
            <text:p>2397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7744" calcext:value-type="float">
            <text:p>17744.0</text:p>
          </table:table-cell>
          <table:table-cell office:value-type="float" office:value="26110" calcext:value-type="float">
            <text:p>26110.0</text:p>
          </table:table-cell>
          <table:table-cell office:value-type="float" office:value="659" calcext:value-type="float">
            <text:p>659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24975" calcext:value-type="float">
            <text:p>24975.0</text:p>
          </table:table-cell>
          <table:table-cell office:value-type="float" office:value="30949" calcext:value-type="float">
            <text:p>30949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7047" calcext:value-type="float">
            <text:p>17047.0</text:p>
          </table:table-cell>
          <table:table-cell office:value-type="float" office:value="23970" calcext:value-type="float">
            <text:p>2397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7736" calcext:value-type="float">
            <text:p>17736.0</text:p>
          </table:table-cell>
          <table:table-cell office:value-type="float" office:value="26129" calcext:value-type="float">
            <text:p>26129.0</text:p>
          </table:table-cell>
          <table:table-cell office:value-type="float" office:value="660" calcext:value-type="float">
            <text:p>660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24971" calcext:value-type="float">
            <text:p>24971.0</text:p>
          </table:table-cell>
          <table:table-cell office:value-type="float" office:value="30957" calcext:value-type="float">
            <text:p>30957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7060" calcext:value-type="float">
            <text:p>17060.0</text:p>
          </table:table-cell>
          <table:table-cell office:value-type="float" office:value="23935" calcext:value-type="float">
            <text:p>23935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7091" calcext:value-type="float">
            <text:p>17091.0</text:p>
          </table:table-cell>
          <table:table-cell office:value-type="float" office:value="23986" calcext:value-type="float">
            <text:p>2398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7733" calcext:value-type="float">
            <text:p>17733.0</text:p>
          </table:table-cell>
          <table:table-cell office:value-type="float" office:value="26137" calcext:value-type="float">
            <text:p>26137.0</text:p>
          </table:table-cell>
          <table:table-cell office:value-type="float" office:value="662" calcext:value-type="float">
            <text:p>662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24956" calcext:value-type="float">
            <text:p>24956.0</text:p>
          </table:table-cell>
          <table:table-cell office:value-type="float" office:value="31005" calcext:value-type="float">
            <text:p>31005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7069" calcext:value-type="float">
            <text:p>17069.0</text:p>
          </table:table-cell>
          <table:table-cell office:value-type="float" office:value="23924" calcext:value-type="float">
            <text:p>23924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7129" calcext:value-type="float">
            <text:p>17129.0</text:p>
          </table:table-cell>
          <table:table-cell office:value-type="float" office:value="23989" calcext:value-type="float">
            <text:p>23989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7740" calcext:value-type="float">
            <text:p>17740.0</text:p>
          </table:table-cell>
          <table:table-cell office:value-type="float" office:value="26162" calcext:value-type="float">
            <text:p>26162.0</text:p>
          </table:table-cell>
          <table:table-cell office:value-type="float" office:value="664" calcext:value-type="float">
            <text:p>664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24946" calcext:value-type="float">
            <text:p>24946.0</text:p>
          </table:table-cell>
          <table:table-cell office:value-type="float" office:value="31036" calcext:value-type="float">
            <text:p>31036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7077" calcext:value-type="float">
            <text:p>17077.0</text:p>
          </table:table-cell>
          <table:table-cell office:value-type="float" office:value="23914" calcext:value-type="float">
            <text:p>2391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7159" calcext:value-type="float">
            <text:p>17159.0</text:p>
          </table:table-cell>
          <table:table-cell office:value-type="float" office:value="23996" calcext:value-type="float">
            <text:p>2399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7734" calcext:value-type="float">
            <text:p>17734.0</text:p>
          </table:table-cell>
          <table:table-cell office:value-type="float" office:value="26210" calcext:value-type="float">
            <text:p>26210.0</text:p>
          </table:table-cell>
          <table:table-cell office:value-type="float" office:value="666" calcext:value-type="float">
            <text:p>666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24936" calcext:value-type="float">
            <text:p>24936.0</text:p>
          </table:table-cell>
          <table:table-cell office:value-type="float" office:value="31060" calcext:value-type="float">
            <text:p>31060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7080" calcext:value-type="float">
            <text:p>17080.0</text:p>
          </table:table-cell>
          <table:table-cell office:value-type="float" office:value="23909" calcext:value-type="float">
            <text:p>23909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7235" calcext:value-type="float">
            <text:p>17235.0</text:p>
          </table:table-cell>
          <table:table-cell office:value-type="float" office:value="24004" calcext:value-type="float">
            <text:p>24004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24926" calcext:value-type="float">
            <text:p>24926.0</text:p>
          </table:table-cell>
          <table:table-cell office:value-type="float" office:value="31087" calcext:value-type="float">
            <text:p>31087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7083" calcext:value-type="float">
            <text:p>17083.0</text:p>
          </table:table-cell>
          <table:table-cell office:value-type="float" office:value="23903" calcext:value-type="float">
            <text:p>23903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3996" calcext:value-type="float">
            <text:p>2399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24925" calcext:value-type="float">
            <text:p>24925.0</text:p>
          </table:table-cell>
          <table:table-cell office:value-type="float" office:value="31102" calcext:value-type="float">
            <text:p>31102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7085" calcext:value-type="float">
            <text:p>17085.0</text:p>
          </table:table-cell>
          <table:table-cell office:value-type="float" office:value="23895" calcext:value-type="float">
            <text:p>23895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7442" calcext:value-type="float">
            <text:p>17442.0</text:p>
          </table:table-cell>
          <table:table-cell office:value-type="float" office:value="23971" calcext:value-type="float">
            <text:p>2397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24920" calcext:value-type="float">
            <text:p>24920.0</text:p>
          </table:table-cell>
          <table:table-cell office:value-type="float" office:value="31110" calcext:value-type="float">
            <text:p>31110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7085" calcext:value-type="float">
            <text:p>17085.0</text:p>
          </table:table-cell>
          <table:table-cell office:value-type="float" office:value="23891" calcext:value-type="float">
            <text:p>23891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7447" calcext:value-type="float">
            <text:p>17447.0</text:p>
          </table:table-cell>
          <table:table-cell office:value-type="float" office:value="23969" calcext:value-type="float">
            <text:p>23969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24914" calcext:value-type="float">
            <text:p>24914.0</text:p>
          </table:table-cell>
          <table:table-cell office:value-type="float" office:value="31118" calcext:value-type="float">
            <text:p>31118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3869" calcext:value-type="float">
            <text:p>23869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17453" calcext:value-type="float">
            <text:p>17453.0</text:p>
          </table:table-cell>
          <table:table-cell office:value-type="float" office:value="23961" calcext:value-type="float">
            <text:p>23961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24915" calcext:value-type="float">
            <text:p>24915.0</text:p>
          </table:table-cell>
          <table:table-cell office:value-type="float" office:value="31127" calcext:value-type="float">
            <text:p>31127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7087" calcext:value-type="float">
            <text:p>17087.0</text:p>
          </table:table-cell>
          <table:table-cell office:value-type="float" office:value="23865" calcext:value-type="float">
            <text:p>2386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7471" calcext:value-type="float">
            <text:p>17471.0</text:p>
          </table:table-cell>
          <table:table-cell office:value-type="float" office:value="23946" calcext:value-type="float">
            <text:p>23946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24917" calcext:value-type="float">
            <text:p>24917.0</text:p>
          </table:table-cell>
          <table:table-cell office:value-type="float" office:value="31162" calcext:value-type="float">
            <text:p>31162.0</text:p>
          </table:table-cell>
          <table:table-cell office:value-type="float" office:value="55" calcext:value-type="float">
            <text:p>55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7087" calcext:value-type="float">
            <text:p>17087.0</text:p>
          </table:table-cell>
          <table:table-cell office:value-type="float" office:value="23865" calcext:value-type="float">
            <text:p>23865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7477" calcext:value-type="float">
            <text:p>17477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24918" calcext:value-type="float">
            <text:p>24918.0</text:p>
          </table:table-cell>
          <table:table-cell office:value-type="float" office:value="31171" calcext:value-type="float">
            <text:p>31171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17092" calcext:value-type="float">
            <text:p>17092.0</text:p>
          </table:table-cell>
          <table:table-cell office:value-type="float" office:value="23848" calcext:value-type="float">
            <text:p>23848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7484" calcext:value-type="float">
            <text:p>17484.0</text:p>
          </table:table-cell>
          <table:table-cell office:value-type="float" office:value="23924" calcext:value-type="float">
            <text:p>23924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1192" calcext:value-type="float">
            <text:p>31192.0</text:p>
          </table:table-cell>
          <table:table-cell office:value-type="float" office:value="57" calcext:value-type="float">
            <text:p>57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7087" calcext:value-type="float">
            <text:p>17087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7488" calcext:value-type="float">
            <text:p>17488.0</text:p>
          </table:table-cell>
          <table:table-cell office:value-type="float" office:value="23911" calcext:value-type="float">
            <text:p>2391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24929" calcext:value-type="float">
            <text:p>24929.0</text:p>
          </table:table-cell>
          <table:table-cell office:value-type="float" office:value="31218" calcext:value-type="float">
            <text:p>31218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3805" calcext:value-type="float">
            <text:p>23805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7517" calcext:value-type="float">
            <text:p>17517.0</text:p>
          </table:table-cell>
          <table:table-cell office:value-type="float" office:value="23890" calcext:value-type="float">
            <text:p>23890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24938" calcext:value-type="float">
            <text:p>24938.0</text:p>
          </table:table-cell>
          <table:table-cell office:value-type="float" office:value="31232" calcext:value-type="float">
            <text:p>31232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3789" calcext:value-type="float">
            <text:p>23789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7537" calcext:value-type="float">
            <text:p>17537.0</text:p>
          </table:table-cell>
          <table:table-cell office:value-type="float" office:value="23870" calcext:value-type="float">
            <text:p>23870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24952" calcext:value-type="float">
            <text:p>24952.0</text:p>
          </table:table-cell>
          <table:table-cell office:value-type="float" office:value="31245" calcext:value-type="float">
            <text:p>31245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7098" calcext:value-type="float">
            <text:p>17098.0</text:p>
          </table:table-cell>
          <table:table-cell office:value-type="float" office:value="23771" calcext:value-type="float">
            <text:p>23771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7553" calcext:value-type="float">
            <text:p>17553.0</text:p>
          </table:table-cell>
          <table:table-cell office:value-type="float" office:value="23851" calcext:value-type="float">
            <text:p>23851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24955" calcext:value-type="float">
            <text:p>24955.0</text:p>
          </table:table-cell>
          <table:table-cell office:value-type="float" office:value="31253" calcext:value-type="float">
            <text:p>31253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7101" calcext:value-type="float">
            <text:p>17101.0</text:p>
          </table:table-cell>
          <table:table-cell office:value-type="float" office:value="23765" calcext:value-type="float">
            <text:p>23765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7561" calcext:value-type="float">
            <text:p>17561.0</text:p>
          </table:table-cell>
          <table:table-cell office:value-type="float" office:value="23844" calcext:value-type="float">
            <text:p>23844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24956" calcext:value-type="float">
            <text:p>24956.0</text:p>
          </table:table-cell>
          <table:table-cell office:value-type="float" office:value="31272" calcext:value-type="float">
            <text:p>31272.0</text:p>
          </table:table-cell>
          <table:table-cell office:value-type="float" office:value="62" calcext:value-type="float">
            <text:p>62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7103" calcext:value-type="float">
            <text:p>17103.0</text:p>
          </table:table-cell>
          <table:table-cell office:value-type="float" office:value="23763" calcext:value-type="float">
            <text:p>23763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7567" calcext:value-type="float">
            <text:p>17567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24954" calcext:value-type="float">
            <text:p>24954.0</text:p>
          </table:table-cell>
          <table:table-cell office:value-type="float" office:value="31287" calcext:value-type="float">
            <text:p>31287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7101" calcext:value-type="float">
            <text:p>17101.0</text:p>
          </table:table-cell>
          <table:table-cell office:value-type="float" office:value="23758" calcext:value-type="float">
            <text:p>23758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7568" calcext:value-type="float">
            <text:p>17568.0</text:p>
          </table:table-cell>
          <table:table-cell office:value-type="float" office:value="23828" calcext:value-type="float">
            <text:p>23828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24956" calcext:value-type="float">
            <text:p>24956.0</text:p>
          </table:table-cell>
          <table:table-cell office:value-type="float" office:value="31301" calcext:value-type="float">
            <text:p>31301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7097" calcext:value-type="float">
            <text:p>17097.0</text:p>
          </table:table-cell>
          <table:table-cell office:value-type="float" office:value="23753" calcext:value-type="float">
            <text:p>23753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7569" calcext:value-type="float">
            <text:p>17569.0</text:p>
          </table:table-cell>
          <table:table-cell office:value-type="float" office:value="23822" calcext:value-type="float">
            <text:p>23822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24961" calcext:value-type="float">
            <text:p>24961.0</text:p>
          </table:table-cell>
          <table:table-cell office:value-type="float" office:value="31319" calcext:value-type="float">
            <text:p>31319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7580" calcext:value-type="float">
            <text:p>17580.0</text:p>
          </table:table-cell>
          <table:table-cell office:value-type="float" office:value="23810" calcext:value-type="float">
            <text:p>2381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24962" calcext:value-type="float">
            <text:p>24962.0</text:p>
          </table:table-cell>
          <table:table-cell office:value-type="float" office:value="31337" calcext:value-type="float">
            <text:p>31337.0</text:p>
          </table:table-cell>
          <table:table-cell office:value-type="float" office:value="66" calcext:value-type="float">
            <text:p>66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3735" calcext:value-type="float">
            <text:p>2373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7588" calcext:value-type="float">
            <text:p>17588.0</text:p>
          </table:table-cell>
          <table:table-cell office:value-type="float" office:value="23802" calcext:value-type="float">
            <text:p>23802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1349" calcext:value-type="float">
            <text:p>31349.0</text:p>
          </table:table-cell>
          <table:table-cell office:value-type="float" office:value="67" calcext:value-type="float">
            <text:p>67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7095" calcext:value-type="float">
            <text:p>17095.0</text:p>
          </table:table-cell>
          <table:table-cell office:value-type="float" office:value="23731" calcext:value-type="float">
            <text:p>23731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7596" calcext:value-type="float">
            <text:p>17596.0</text:p>
          </table:table-cell>
          <table:table-cell office:value-type="float" office:value="23794" calcext:value-type="float">
            <text:p>23794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1349" calcext:value-type="float">
            <text:p>31349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7067" calcext:value-type="float">
            <text:p>17067.0</text:p>
          </table:table-cell>
          <table:table-cell office:value-type="float" office:value="23979" calcext:value-type="float">
            <text:p>2397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7607" calcext:value-type="float">
            <text:p>17607.0</text:p>
          </table:table-cell>
          <table:table-cell office:value-type="float" office:value="23784" calcext:value-type="float">
            <text:p>2378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1367" calcext:value-type="float">
            <text:p>31367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7089" calcext:value-type="float">
            <text:p>17089.0</text:p>
          </table:table-cell>
          <table:table-cell office:value-type="float" office:value="23959" calcext:value-type="float">
            <text:p>23959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7607" calcext:value-type="float">
            <text:p>17607.0</text:p>
          </table:table-cell>
          <table:table-cell office:value-type="float" office:value="23777" calcext:value-type="float">
            <text:p>23777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24970" calcext:value-type="float">
            <text:p>24970.0</text:p>
          </table:table-cell>
          <table:table-cell office:value-type="float" office:value="31369" calcext:value-type="float">
            <text:p>31369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14" calcext:value-type="float">
            <text:p>17114.0</text:p>
          </table:table-cell>
          <table:table-cell office:value-type="float" office:value="23894" calcext:value-type="float">
            <text:p>23894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7617" calcext:value-type="float">
            <text:p>17617.0</text:p>
          </table:table-cell>
          <table:table-cell office:value-type="float" office:value="23770" calcext:value-type="float">
            <text:p>23770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24974" calcext:value-type="float">
            <text:p>24974.0</text:p>
          </table:table-cell>
          <table:table-cell office:value-type="float" office:value="31380" calcext:value-type="float">
            <text:p>31380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7108" calcext:value-type="float">
            <text:p>17108.0</text:p>
          </table:table-cell>
          <table:table-cell office:value-type="float" office:value="23875" calcext:value-type="float">
            <text:p>2387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7633" calcext:value-type="float">
            <text:p>17633.0</text:p>
          </table:table-cell>
          <table:table-cell office:value-type="float" office:value="23754" calcext:value-type="float">
            <text:p>2375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24984" calcext:value-type="float">
            <text:p>24984.0</text:p>
          </table:table-cell>
          <table:table-cell office:value-type="float" office:value="31385" calcext:value-type="float">
            <text:p>31385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7109" calcext:value-type="float">
            <text:p>17109.0</text:p>
          </table:table-cell>
          <table:table-cell office:value-type="float" office:value="23874" calcext:value-type="float">
            <text:p>23874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7635" calcext:value-type="float">
            <text:p>17635.0</text:p>
          </table:table-cell>
          <table:table-cell office:value-type="float" office:value="23744" calcext:value-type="float">
            <text:p>2374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24986" calcext:value-type="float">
            <text:p>24986.0</text:p>
          </table:table-cell>
          <table:table-cell office:value-type="float" office:value="31393" calcext:value-type="float">
            <text:p>31393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7110" calcext:value-type="float">
            <text:p>17110.0</text:p>
          </table:table-cell>
          <table:table-cell office:value-type="float" office:value="23879" calcext:value-type="float">
            <text:p>23879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7650" calcext:value-type="float">
            <text:p>17650.0</text:p>
          </table:table-cell>
          <table:table-cell office:value-type="float" office:value="23736" calcext:value-type="float">
            <text:p>23736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24991" calcext:value-type="float">
            <text:p>24991.0</text:p>
          </table:table-cell>
          <table:table-cell office:value-type="float" office:value="31403" calcext:value-type="float">
            <text:p>31403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7155" calcext:value-type="float">
            <text:p>17155.0</text:p>
          </table:table-cell>
          <table:table-cell office:value-type="float" office:value="23810" calcext:value-type="float">
            <text:p>23810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7659" calcext:value-type="float">
            <text:p>17659.0</text:p>
          </table:table-cell>
          <table:table-cell office:value-type="float" office:value="23728" calcext:value-type="float">
            <text:p>23728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24999" calcext:value-type="float">
            <text:p>24999.0</text:p>
          </table:table-cell>
          <table:table-cell office:value-type="float" office:value="31419" calcext:value-type="float">
            <text:p>31419.0</text:p>
          </table:table-cell>
          <table:table-cell office:value-type="float" office:value="75" calcext:value-type="float">
            <text:p>75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7153" calcext:value-type="float">
            <text:p>17153.0</text:p>
          </table:table-cell>
          <table:table-cell office:value-type="float" office:value="23810" calcext:value-type="float">
            <text:p>23810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7668" calcext:value-type="float">
            <text:p>17668.0</text:p>
          </table:table-cell>
          <table:table-cell office:value-type="float" office:value="23722" calcext:value-type="float">
            <text:p>23722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24999" calcext:value-type="float">
            <text:p>24999.0</text:p>
          </table:table-cell>
          <table:table-cell office:value-type="float" office:value="31420" calcext:value-type="float">
            <text:p>31420.0</text:p>
          </table:table-cell>
          <table:table-cell office:value-type="float" office:value="76" calcext:value-type="float">
            <text:p>76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7154" calcext:value-type="float">
            <text:p>17154.0</text:p>
          </table:table-cell>
          <table:table-cell office:value-type="float" office:value="23811" calcext:value-type="float">
            <text:p>23811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17673" calcext:value-type="float">
            <text:p>17673.0</text:p>
          </table:table-cell>
          <table:table-cell office:value-type="float" office:value="23716" calcext:value-type="float">
            <text:p>23716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25000" calcext:value-type="float">
            <text:p>25000.0</text:p>
          </table:table-cell>
          <table:table-cell office:value-type="float" office:value="31429" calcext:value-type="float">
            <text:p>31429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7154" calcext:value-type="float">
            <text:p>17154.0</text:p>
          </table:table-cell>
          <table:table-cell office:value-type="float" office:value="23811" calcext:value-type="float">
            <text:p>23811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7677" calcext:value-type="float">
            <text:p>17677.0</text:p>
          </table:table-cell>
          <table:table-cell office:value-type="float" office:value="23708" calcext:value-type="float">
            <text:p>23708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25017" calcext:value-type="float">
            <text:p>25017.0</text:p>
          </table:table-cell>
          <table:table-cell office:value-type="float" office:value="31439" calcext:value-type="float">
            <text:p>31439.0</text:p>
          </table:table-cell>
          <table:table-cell office:value-type="float" office:value="78" calcext:value-type="float">
            <text:p>78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7153" calcext:value-type="float">
            <text:p>17153.0</text:p>
          </table:table-cell>
          <table:table-cell office:value-type="float" office:value="23811" calcext:value-type="float">
            <text:p>23811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7695" calcext:value-type="float">
            <text:p>17695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25026" calcext:value-type="float">
            <text:p>25026.0</text:p>
          </table:table-cell>
          <table:table-cell office:value-type="float" office:value="31453" calcext:value-type="float">
            <text:p>31453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7141" calcext:value-type="float">
            <text:p>17141.0</text:p>
          </table:table-cell>
          <table:table-cell office:value-type="float" office:value="23808" calcext:value-type="float">
            <text:p>23808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7707" calcext:value-type="float">
            <text:p>17707.0</text:p>
          </table:table-cell>
          <table:table-cell office:value-type="float" office:value="23677" calcext:value-type="float">
            <text:p>2367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25026" calcext:value-type="float">
            <text:p>25026.0</text:p>
          </table:table-cell>
          <table:table-cell office:value-type="float" office:value="31461" calcext:value-type="float">
            <text:p>31461.0</text:p>
          </table:table-cell>
          <table:table-cell office:value-type="float" office:value="81" calcext:value-type="float">
            <text:p>81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7128" calcext:value-type="float">
            <text:p>17128.0</text:p>
          </table:table-cell>
          <table:table-cell office:value-type="float" office:value="23800" calcext:value-type="float">
            <text:p>23800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7725" calcext:value-type="float">
            <text:p>17725.0</text:p>
          </table:table-cell>
          <table:table-cell office:value-type="float" office:value="23647" calcext:value-type="float">
            <text:p>23647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25027" calcext:value-type="float">
            <text:p>25027.0</text:p>
          </table:table-cell>
          <table:table-cell office:value-type="float" office:value="31469" calcext:value-type="float">
            <text:p>31469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7120" calcext:value-type="float">
            <text:p>17120.0</text:p>
          </table:table-cell>
          <table:table-cell office:value-type="float" office:value="23776" calcext:value-type="float">
            <text:p>23776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7752" calcext:value-type="float">
            <text:p>17752.0</text:p>
          </table:table-cell>
          <table:table-cell office:value-type="float" office:value="23615" calcext:value-type="float">
            <text:p>23615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25027" calcext:value-type="float">
            <text:p>25027.0</text:p>
          </table:table-cell>
          <table:table-cell office:value-type="float" office:value="31475" calcext:value-type="float">
            <text:p>31475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17111" calcext:value-type="float">
            <text:p>17111.0</text:p>
          </table:table-cell>
          <table:table-cell office:value-type="float" office:value="23741" calcext:value-type="float">
            <text:p>23741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7777" calcext:value-type="float">
            <text:p>17777.0</text:p>
          </table:table-cell>
          <table:table-cell office:value-type="float" office:value="23578" calcext:value-type="float">
            <text:p>23578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25026" calcext:value-type="float">
            <text:p>25026.0</text:p>
          </table:table-cell>
          <table:table-cell office:value-type="float" office:value="31480" calcext:value-type="float">
            <text:p>31480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3733" calcext:value-type="float">
            <text:p>23733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7821" calcext:value-type="float">
            <text:p>17821.0</text:p>
          </table:table-cell>
          <table:table-cell office:value-type="float" office:value="23532" calcext:value-type="float">
            <text:p>23532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25028" calcext:value-type="float">
            <text:p>25028.0</text:p>
          </table:table-cell>
          <table:table-cell office:value-type="float" office:value="31500" calcext:value-type="float">
            <text:p>31500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3736" calcext:value-type="float">
            <text:p>23736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7857" calcext:value-type="float">
            <text:p>17857.0</text:p>
          </table:table-cell>
          <table:table-cell office:value-type="float" office:value="23496" calcext:value-type="float">
            <text:p>23496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25033" calcext:value-type="float">
            <text:p>25033.0</text:p>
          </table:table-cell>
          <table:table-cell office:value-type="float" office:value="31507" calcext:value-type="float">
            <text:p>31507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7099" calcext:value-type="float">
            <text:p>17099.0</text:p>
          </table:table-cell>
          <table:table-cell office:value-type="float" office:value="23758" calcext:value-type="float">
            <text:p>23758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7913" calcext:value-type="float">
            <text:p>17913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25032" calcext:value-type="float">
            <text:p>25032.0</text:p>
          </table:table-cell>
          <table:table-cell office:value-type="float" office:value="31509" calcext:value-type="float">
            <text:p>31509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3736" calcext:value-type="float">
            <text:p>23736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7900" calcext:value-type="float">
            <text:p>17900.0</text:p>
          </table:table-cell>
          <table:table-cell office:value-type="float" office:value="23450" calcext:value-type="float">
            <text:p>2345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7944" calcext:value-type="float">
            <text:p>17944.0</text:p>
          </table:table-cell>
          <table:table-cell office:value-type="float" office:value="23437" calcext:value-type="float">
            <text:p>23437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25039" calcext:value-type="float">
            <text:p>25039.0</text:p>
          </table:table-cell>
          <table:table-cell office:value-type="float" office:value="31524" calcext:value-type="float">
            <text:p>31524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7088" calcext:value-type="float">
            <text:p>17088.0</text:p>
          </table:table-cell>
          <table:table-cell office:value-type="float" office:value="23717" calcext:value-type="float">
            <text:p>23717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7899" calcext:value-type="float">
            <text:p>17899.0</text:p>
          </table:table-cell>
          <table:table-cell office:value-type="float" office:value="23452" calcext:value-type="float">
            <text:p>23452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964" calcext:value-type="float">
            <text:p>17964.0</text:p>
          </table:table-cell>
          <table:table-cell office:value-type="float" office:value="23428" calcext:value-type="float">
            <text:p>23428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25034" calcext:value-type="float">
            <text:p>25034.0</text:p>
          </table:table-cell>
          <table:table-cell office:value-type="float" office:value="31538" calcext:value-type="float">
            <text:p>31538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7077" calcext:value-type="float">
            <text:p>17077.0</text:p>
          </table:table-cell>
          <table:table-cell office:value-type="float" office:value="23713" calcext:value-type="float">
            <text:p>23713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7895" calcext:value-type="float">
            <text:p>17895.0</text:p>
          </table:table-cell>
          <table:table-cell office:value-type="float" office:value="23454" calcext:value-type="float">
            <text:p>23454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8000" calcext:value-type="float">
            <text:p>18000.0</text:p>
          </table:table-cell>
          <table:table-cell office:value-type="float" office:value="23408" calcext:value-type="float">
            <text:p>23408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25030" calcext:value-type="float">
            <text:p>25030.0</text:p>
          </table:table-cell>
          <table:table-cell office:value-type="float" office:value="31543" calcext:value-type="float">
            <text:p>31543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7070" calcext:value-type="float">
            <text:p>17070.0</text:p>
          </table:table-cell>
          <table:table-cell office:value-type="float" office:value="23705" calcext:value-type="float">
            <text:p>23705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7895" calcext:value-type="float">
            <text:p>17895.0</text:p>
          </table:table-cell>
          <table:table-cell office:value-type="float" office:value="23454" calcext:value-type="float">
            <text:p>23454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18036" calcext:value-type="float">
            <text:p>18036.0</text:p>
          </table:table-cell>
          <table:table-cell office:value-type="float" office:value="23390" calcext:value-type="float">
            <text:p>23390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25035" calcext:value-type="float">
            <text:p>25035.0</text:p>
          </table:table-cell>
          <table:table-cell office:value-type="float" office:value="31556" calcext:value-type="float">
            <text:p>31556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7062" calcext:value-type="float">
            <text:p>17062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7895" calcext:value-type="float">
            <text:p>17895.0</text:p>
          </table:table-cell>
          <table:table-cell office:value-type="float" office:value="23454" calcext:value-type="float">
            <text:p>23454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8085" calcext:value-type="float">
            <text:p>18085.0</text:p>
          </table:table-cell>
          <table:table-cell office:value-type="float" office:value="23366" calcext:value-type="float">
            <text:p>23366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25035" calcext:value-type="float">
            <text:p>25035.0</text:p>
          </table:table-cell>
          <table:table-cell office:value-type="float" office:value="31562" calcext:value-type="float">
            <text:p>31562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7053" calcext:value-type="float">
            <text:p>17053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7899" calcext:value-type="float">
            <text:p>17899.0</text:p>
          </table:table-cell>
          <table:table-cell office:value-type="float" office:value="23450" calcext:value-type="float">
            <text:p>23450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8116" calcext:value-type="float">
            <text:p>18116.0</text:p>
          </table:table-cell>
          <table:table-cell office:value-type="float" office:value="23345" calcext:value-type="float">
            <text:p>23345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25028" calcext:value-type="float">
            <text:p>25028.0</text:p>
          </table:table-cell>
          <table:table-cell office:value-type="float" office:value="31569" calcext:value-type="float">
            <text:p>31569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7048" calcext:value-type="float">
            <text:p>17048.0</text:p>
          </table:table-cell>
          <table:table-cell office:value-type="float" office:value="23694" calcext:value-type="float">
            <text:p>23694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7905" calcext:value-type="float">
            <text:p>17905.0</text:p>
          </table:table-cell>
          <table:table-cell office:value-type="float" office:value="23445" calcext:value-type="float">
            <text:p>2344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8146" calcext:value-type="float">
            <text:p>18146.0</text:p>
          </table:table-cell>
          <table:table-cell office:value-type="float" office:value="23330" calcext:value-type="float">
            <text:p>23330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25027" calcext:value-type="float">
            <text:p>25027.0</text:p>
          </table:table-cell>
          <table:table-cell office:value-type="float" office:value="31569" calcext:value-type="float">
            <text:p>31569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7042" calcext:value-type="float">
            <text:p>17042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7907" calcext:value-type="float">
            <text:p>17907.0</text:p>
          </table:table-cell>
          <table:table-cell office:value-type="float" office:value="23445" calcext:value-type="float">
            <text:p>23445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8211" calcext:value-type="float">
            <text:p>18211.0</text:p>
          </table:table-cell>
          <table:table-cell office:value-type="float" office:value="23316" calcext:value-type="float">
            <text:p>2331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25030" calcext:value-type="float">
            <text:p>25030.0</text:p>
          </table:table-cell>
          <table:table-cell office:value-type="float" office:value="31571" calcext:value-type="float">
            <text:p>31571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7038" calcext:value-type="float">
            <text:p>17038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7906" calcext:value-type="float">
            <text:p>17906.0</text:p>
          </table:table-cell>
          <table:table-cell office:value-type="float" office:value="23440" calcext:value-type="float">
            <text:p>23440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8232" calcext:value-type="float">
            <text:p>18232.0</text:p>
          </table:table-cell>
          <table:table-cell office:value-type="float" office:value="23293" calcext:value-type="float">
            <text:p>23293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25034" calcext:value-type="float">
            <text:p>25034.0</text:p>
          </table:table-cell>
          <table:table-cell office:value-type="float" office:value="31579" calcext:value-type="float">
            <text:p>31579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7033" calcext:value-type="float">
            <text:p>17033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7904" calcext:value-type="float">
            <text:p>17904.0</text:p>
          </table:table-cell>
          <table:table-cell office:value-type="float" office:value="23442" calcext:value-type="float">
            <text:p>23442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8246" calcext:value-type="float">
            <text:p>18246.0</text:p>
          </table:table-cell>
          <table:table-cell office:value-type="float" office:value="23272" calcext:value-type="float">
            <text:p>23272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25030" calcext:value-type="float">
            <text:p>25030.0</text:p>
          </table:table-cell>
          <table:table-cell office:value-type="float" office:value="31582" calcext:value-type="float">
            <text:p>31582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7024" calcext:value-type="float">
            <text:p>17024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7902" calcext:value-type="float">
            <text:p>17902.0</text:p>
          </table:table-cell>
          <table:table-cell office:value-type="float" office:value="23445" calcext:value-type="float">
            <text:p>23445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8253" calcext:value-type="float">
            <text:p>18253.0</text:p>
          </table:table-cell>
          <table:table-cell office:value-type="float" office:value="23259" calcext:value-type="float">
            <text:p>23259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25024" calcext:value-type="float">
            <text:p>25024.0</text:p>
          </table:table-cell>
          <table:table-cell office:value-type="float" office:value="31605" calcext:value-type="float">
            <text:p>31605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7021" calcext:value-type="float">
            <text:p>17021.0</text:p>
          </table:table-cell>
          <table:table-cell office:value-type="float" office:value="23660" calcext:value-type="float">
            <text:p>2366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7900" calcext:value-type="float">
            <text:p>17900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8260" calcext:value-type="float">
            <text:p>18260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25025" calcext:value-type="float">
            <text:p>25025.0</text:p>
          </table:table-cell>
          <table:table-cell office:value-type="float" office:value="31603" calcext:value-type="float">
            <text:p>31603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7013" calcext:value-type="float">
            <text:p>17013.0</text:p>
          </table:table-cell>
          <table:table-cell office:value-type="float" office:value="23650" calcext:value-type="float">
            <text:p>23650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7897" calcext:value-type="float">
            <text:p>17897.0</text:p>
          </table:table-cell>
          <table:table-cell office:value-type="float" office:value="23452" calcext:value-type="float">
            <text:p>2345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8297" calcext:value-type="float">
            <text:p>18297.0</text:p>
          </table:table-cell>
          <table:table-cell office:value-type="float" office:value="23228" calcext:value-type="float">
            <text:p>23228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25019" calcext:value-type="float">
            <text:p>25019.0</text:p>
          </table:table-cell>
          <table:table-cell office:value-type="float" office:value="31618" calcext:value-type="float">
            <text:p>31618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7006" calcext:value-type="float">
            <text:p>17006.0</text:p>
          </table:table-cell>
          <table:table-cell office:value-type="float" office:value="23642" calcext:value-type="float">
            <text:p>23642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7894" calcext:value-type="float">
            <text:p>17894.0</text:p>
          </table:table-cell>
          <table:table-cell office:value-type="float" office:value="23453" calcext:value-type="float">
            <text:p>23453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8319" calcext:value-type="float">
            <text:p>18319.0</text:p>
          </table:table-cell>
          <table:table-cell office:value-type="float" office:value="23216" calcext:value-type="float">
            <text:p>23216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25020" calcext:value-type="float">
            <text:p>25020.0</text:p>
          </table:table-cell>
          <table:table-cell office:value-type="float" office:value="31628" calcext:value-type="float">
            <text:p>31628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7005" calcext:value-type="float">
            <text:p>17005.0</text:p>
          </table:table-cell>
          <table:table-cell office:value-type="float" office:value="23636" calcext:value-type="float">
            <text:p>23636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17901" calcext:value-type="float">
            <text:p>17901.0</text:p>
          </table:table-cell>
          <table:table-cell office:value-type="float" office:value="23454" calcext:value-type="float">
            <text:p>2345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8347" calcext:value-type="float">
            <text:p>18347.0</text:p>
          </table:table-cell>
          <table:table-cell office:value-type="float" office:value="23197" calcext:value-type="float">
            <text:p>23197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25018" calcext:value-type="float">
            <text:p>25018.0</text:p>
          </table:table-cell>
          <table:table-cell office:value-type="float" office:value="31636" calcext:value-type="float">
            <text:p>31636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6995" calcext:value-type="float">
            <text:p>16995.0</text:p>
          </table:table-cell>
          <table:table-cell office:value-type="float" office:value="23625" calcext:value-type="float">
            <text:p>23625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7903" calcext:value-type="float">
            <text:p>17903.0</text:p>
          </table:table-cell>
          <table:table-cell office:value-type="float" office:value="23456" calcext:value-type="float">
            <text:p>23456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8376" calcext:value-type="float">
            <text:p>18376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25011" calcext:value-type="float">
            <text:p>25011.0</text:p>
          </table:table-cell>
          <table:table-cell office:value-type="float" office:value="31648" calcext:value-type="float">
            <text:p>31648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6993" calcext:value-type="float">
            <text:p>16993.0</text:p>
          </table:table-cell>
          <table:table-cell office:value-type="float" office:value="23626" calcext:value-type="float">
            <text:p>23626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7896" calcext:value-type="float">
            <text:p>17896.0</text:p>
          </table:table-cell>
          <table:table-cell office:value-type="float" office:value="23452" calcext:value-type="float">
            <text:p>23452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8386" calcext:value-type="float">
            <text:p>18386.0</text:p>
          </table:table-cell>
          <table:table-cell office:value-type="float" office:value="23146" calcext:value-type="float">
            <text:p>23146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25005" calcext:value-type="float">
            <text:p>25005.0</text:p>
          </table:table-cell>
          <table:table-cell office:value-type="float" office:value="31657" calcext:value-type="float">
            <text:p>31657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6987" calcext:value-type="float">
            <text:p>16987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7891" calcext:value-type="float">
            <text:p>17891.0</text:p>
          </table:table-cell>
          <table:table-cell office:value-type="float" office:value="23450" calcext:value-type="float">
            <text:p>23450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8391" calcext:value-type="float">
            <text:p>18391.0</text:p>
          </table:table-cell>
          <table:table-cell office:value-type="float" office:value="23134" calcext:value-type="float">
            <text:p>23134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25004" calcext:value-type="float">
            <text:p>25004.0</text:p>
          </table:table-cell>
          <table:table-cell office:value-type="float" office:value="31676" calcext:value-type="float">
            <text:p>31676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6985" calcext:value-type="float">
            <text:p>16985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7885" calcext:value-type="float">
            <text:p>17885.0</text:p>
          </table:table-cell>
          <table:table-cell office:value-type="float" office:value="23450" calcext:value-type="float">
            <text:p>2345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8413" calcext:value-type="float">
            <text:p>18413.0</text:p>
          </table:table-cell>
          <table:table-cell office:value-type="float" office:value="23100" calcext:value-type="float">
            <text:p>23100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25006" calcext:value-type="float">
            <text:p>25006.0</text:p>
          </table:table-cell>
          <table:table-cell office:value-type="float" office:value="31685" calcext:value-type="float">
            <text:p>31685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6976" calcext:value-type="float">
            <text:p>16976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17872" calcext:value-type="float">
            <text:p>17872.0</text:p>
          </table:table-cell>
          <table:table-cell office:value-type="float" office:value="23446" calcext:value-type="float">
            <text:p>23446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8430" calcext:value-type="float">
            <text:p>18430.0</text:p>
          </table:table-cell>
          <table:table-cell office:value-type="float" office:value="23075" calcext:value-type="float">
            <text:p>23075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25005" calcext:value-type="float">
            <text:p>25005.0</text:p>
          </table:table-cell>
          <table:table-cell office:value-type="float" office:value="31691" calcext:value-type="float">
            <text:p>31691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6971" calcext:value-type="float">
            <text:p>16971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7871" calcext:value-type="float">
            <text:p>17871.0</text:p>
          </table:table-cell>
          <table:table-cell office:value-type="float" office:value="23440" calcext:value-type="float">
            <text:p>23440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8432" calcext:value-type="float">
            <text:p>18432.0</text:p>
          </table:table-cell>
          <table:table-cell office:value-type="float" office:value="23040" calcext:value-type="float">
            <text:p>23040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24999" calcext:value-type="float">
            <text:p>24999.0</text:p>
          </table:table-cell>
          <table:table-cell office:value-type="float" office:value="31705" calcext:value-type="float">
            <text:p>31705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6970" calcext:value-type="float">
            <text:p>16970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3421" calcext:value-type="float">
            <text:p>23421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18433" calcext:value-type="float">
            <text:p>18433.0</text:p>
          </table:table-cell>
          <table:table-cell office:value-type="float" office:value="22995" calcext:value-type="float">
            <text:p>22995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24998" calcext:value-type="float">
            <text:p>24998.0</text:p>
          </table:table-cell>
          <table:table-cell office:value-type="float" office:value="31724" calcext:value-type="float">
            <text:p>31724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3425" calcext:value-type="float">
            <text:p>23425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8429" calcext:value-type="float">
            <text:p>18429.0</text:p>
          </table:table-cell>
          <table:table-cell office:value-type="float" office:value="22930" calcext:value-type="float">
            <text:p>22930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24999" calcext:value-type="float">
            <text:p>24999.0</text:p>
          </table:table-cell>
          <table:table-cell office:value-type="float" office:value="31736" calcext:value-type="float">
            <text:p>31736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7878" calcext:value-type="float">
            <text:p>17878.0</text:p>
          </table:table-cell>
          <table:table-cell office:value-type="float" office:value="23426" calcext:value-type="float">
            <text:p>23426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8434" calcext:value-type="float">
            <text:p>18434.0</text:p>
          </table:table-cell>
          <table:table-cell office:value-type="float" office:value="22884" calcext:value-type="float">
            <text:p>22884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25003" calcext:value-type="float">
            <text:p>25003.0</text:p>
          </table:table-cell>
          <table:table-cell office:value-type="float" office:value="31744" calcext:value-type="float">
            <text:p>31744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6963" calcext:value-type="float">
            <text:p>16963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7873" calcext:value-type="float">
            <text:p>17873.0</text:p>
          </table:table-cell>
          <table:table-cell office:value-type="float" office:value="23423" calcext:value-type="float">
            <text:p>2342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8424" calcext:value-type="float">
            <text:p>18424.0</text:p>
          </table:table-cell>
          <table:table-cell office:value-type="float" office:value="22815" calcext:value-type="float">
            <text:p>22815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25006" calcext:value-type="float">
            <text:p>25006.0</text:p>
          </table:table-cell>
          <table:table-cell office:value-type="float" office:value="31751" calcext:value-type="float">
            <text:p>31751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6954" calcext:value-type="float">
            <text:p>16954.0</text:p>
          </table:table-cell>
          <table:table-cell office:value-type="float" office:value="23638" calcext:value-type="float">
            <text:p>23638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7873" calcext:value-type="float">
            <text:p>17873.0</text:p>
          </table:table-cell>
          <table:table-cell office:value-type="float" office:value="23426" calcext:value-type="float">
            <text:p>23426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8418" calcext:value-type="float">
            <text:p>18418.0</text:p>
          </table:table-cell>
          <table:table-cell office:value-type="float" office:value="22780" calcext:value-type="float">
            <text:p>22780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25007" calcext:value-type="float">
            <text:p>25007.0</text:p>
          </table:table-cell>
          <table:table-cell office:value-type="float" office:value="31752" calcext:value-type="float">
            <text:p>31752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16947" calcext:value-type="float">
            <text:p>16947.0</text:p>
          </table:table-cell>
          <table:table-cell office:value-type="float" office:value="23649" calcext:value-type="float">
            <text:p>2364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7866" calcext:value-type="float">
            <text:p>17866.0</text:p>
          </table:table-cell>
          <table:table-cell office:value-type="float" office:value="23418" calcext:value-type="float">
            <text:p>23418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8418" calcext:value-type="float">
            <text:p>18418.0</text:p>
          </table:table-cell>
          <table:table-cell office:value-type="float" office:value="22768" calcext:value-type="float">
            <text:p>22768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25010" calcext:value-type="float">
            <text:p>25010.0</text:p>
          </table:table-cell>
          <table:table-cell office:value-type="float" office:value="31757" calcext:value-type="float">
            <text:p>31757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6942" calcext:value-type="float">
            <text:p>16942.0</text:p>
          </table:table-cell>
          <table:table-cell office:value-type="float" office:value="23646" calcext:value-type="float">
            <text:p>23646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7866" calcext:value-type="float">
            <text:p>17866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8408" calcext:value-type="float">
            <text:p>18408.0</text:p>
          </table:table-cell>
          <table:table-cell office:value-type="float" office:value="22764" calcext:value-type="float">
            <text:p>22764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25017" calcext:value-type="float">
            <text:p>25017.0</text:p>
          </table:table-cell>
          <table:table-cell office:value-type="float" office:value="31765" calcext:value-type="float">
            <text:p>31765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6936" calcext:value-type="float">
            <text:p>16936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7869" calcext:value-type="float">
            <text:p>17869.0</text:p>
          </table:table-cell>
          <table:table-cell office:value-type="float" office:value="23431" calcext:value-type="float">
            <text:p>23431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18402" calcext:value-type="float">
            <text:p>18402.0</text:p>
          </table:table-cell>
          <table:table-cell office:value-type="float" office:value="22758" calcext:value-type="float">
            <text:p>22758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25020" calcext:value-type="float">
            <text:p>25020.0</text:p>
          </table:table-cell>
          <table:table-cell office:value-type="float" office:value="31776" calcext:value-type="float">
            <text:p>31776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6915" calcext:value-type="float">
            <text:p>16915.0</text:p>
          </table:table-cell>
          <table:table-cell office:value-type="float" office:value="23643" calcext:value-type="float">
            <text:p>23643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73" calcext:value-type="float">
            <text:p>17873.0</text:p>
          </table:table-cell>
          <table:table-cell office:value-type="float" office:value="23426" calcext:value-type="float">
            <text:p>23426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1"/>
          <table:table-cell office:value-type="float" office:value="18398" calcext:value-type="float">
            <text:p>18398.0</text:p>
          </table:table-cell>
          <table:table-cell office:value-type="float" office:value="22754" calcext:value-type="float">
            <text:p>22754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25023" calcext:value-type="float">
            <text:p>25023.0</text:p>
          </table:table-cell>
          <table:table-cell office:value-type="float" office:value="31778" calcext:value-type="float">
            <text:p>31778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6903" calcext:value-type="float">
            <text:p>16903.0</text:p>
          </table:table-cell>
          <table:table-cell office:value-type="float" office:value="23646" calcext:value-type="float">
            <text:p>23646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7869" calcext:value-type="float">
            <text:p>17869.0</text:p>
          </table:table-cell>
          <table:table-cell office:value-type="float" office:value="23423" calcext:value-type="float">
            <text:p>23423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2738" calcext:value-type="float">
            <text:p>22738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1"/>
          <table:table-cell office:value-type="float" office:value="25032" calcext:value-type="float">
            <text:p>25032.0</text:p>
          </table:table-cell>
          <table:table-cell office:value-type="float" office:value="31781" calcext:value-type="float">
            <text:p>31781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3649" calcext:value-type="float">
            <text:p>2364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853" calcext:value-type="float">
            <text:p>17853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8385" calcext:value-type="float">
            <text:p>18385.0</text:p>
          </table:table-cell>
          <table:table-cell office:value-type="float" office:value="22726" calcext:value-type="float">
            <text:p>22726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25035" calcext:value-type="float">
            <text:p>25035.0</text:p>
          </table:table-cell>
          <table:table-cell office:value-type="float" office:value="31789" calcext:value-type="float">
            <text:p>31789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3649" calcext:value-type="float">
            <text:p>23649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7849" calcext:value-type="float">
            <text:p>17849.0</text:p>
          </table:table-cell>
          <table:table-cell office:value-type="float" office:value="23418" calcext:value-type="float">
            <text:p>23418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8379" calcext:value-type="float">
            <text:p>18379.0</text:p>
          </table:table-cell>
          <table:table-cell office:value-type="float" office:value="22724" calcext:value-type="float">
            <text:p>22724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25036" calcext:value-type="float">
            <text:p>25036.0</text:p>
          </table:table-cell>
          <table:table-cell office:value-type="float" office:value="31801" calcext:value-type="float">
            <text:p>31801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6888" calcext:value-type="float">
            <text:p>16888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7845" calcext:value-type="float">
            <text:p>17845.0</text:p>
          </table:table-cell>
          <table:table-cell office:value-type="float" office:value="23418" calcext:value-type="float">
            <text:p>23418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8378" calcext:value-type="float">
            <text:p>18378.0</text:p>
          </table:table-cell>
          <table:table-cell office:value-type="float" office:value="22723" calcext:value-type="float">
            <text:p>22723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25044" calcext:value-type="float">
            <text:p>25044.0</text:p>
          </table:table-cell>
          <table:table-cell office:value-type="float" office:value="31808" calcext:value-type="float">
            <text:p>31808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6883" calcext:value-type="float">
            <text:p>16883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7837" calcext:value-type="float">
            <text:p>17837.0</text:p>
          </table:table-cell>
          <table:table-cell office:value-type="float" office:value="23419" calcext:value-type="float">
            <text:p>23419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8372" calcext:value-type="float">
            <text:p>18372.0</text:p>
          </table:table-cell>
          <table:table-cell office:value-type="float" office:value="22716" calcext:value-type="float">
            <text:p>2271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25059" calcext:value-type="float">
            <text:p>25059.0</text:p>
          </table:table-cell>
          <table:table-cell office:value-type="float" office:value="31820" calcext:value-type="float">
            <text:p>31820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6880" calcext:value-type="float">
            <text:p>16880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7807" calcext:value-type="float">
            <text:p>17807.0</text:p>
          </table:table-cell>
          <table:table-cell office:value-type="float" office:value="23416" calcext:value-type="float">
            <text:p>23416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8366" calcext:value-type="float">
            <text:p>18366.0</text:p>
          </table:table-cell>
          <table:table-cell office:value-type="float" office:value="22700" calcext:value-type="float">
            <text:p>22700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25065" calcext:value-type="float">
            <text:p>25065.0</text:p>
          </table:table-cell>
          <table:table-cell office:value-type="float" office:value="31820" calcext:value-type="float">
            <text:p>31820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6873" calcext:value-type="float">
            <text:p>16873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7799" calcext:value-type="float">
            <text:p>17799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8361" calcext:value-type="float">
            <text:p>18361.0</text:p>
          </table:table-cell>
          <table:table-cell office:value-type="float" office:value="22693" calcext:value-type="float">
            <text:p>22693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25064" calcext:value-type="float">
            <text:p>25064.0</text:p>
          </table:table-cell>
          <table:table-cell office:value-type="float" office:value="31828" calcext:value-type="float">
            <text:p>31828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6859" calcext:value-type="float">
            <text:p>16859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7798" calcext:value-type="float">
            <text:p>17798.0</text:p>
          </table:table-cell>
          <table:table-cell office:value-type="float" office:value="23414" calcext:value-type="float">
            <text:p>23414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8354" calcext:value-type="float">
            <text:p>18354.0</text:p>
          </table:table-cell>
          <table:table-cell office:value-type="float" office:value="22685" calcext:value-type="float">
            <text:p>22685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25070" calcext:value-type="float">
            <text:p>25070.0</text:p>
          </table:table-cell>
          <table:table-cell office:value-type="float" office:value="31825" calcext:value-type="float">
            <text:p>31825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6838" calcext:value-type="float">
            <text:p>16838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7787" calcext:value-type="float">
            <text:p>17787.0</text:p>
          </table:table-cell>
          <table:table-cell office:value-type="float" office:value="23410" calcext:value-type="float">
            <text:p>2341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8346" calcext:value-type="float">
            <text:p>18346.0</text:p>
          </table:table-cell>
          <table:table-cell office:value-type="float" office:value="22679" calcext:value-type="float">
            <text:p>22679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25075" calcext:value-type="float">
            <text:p>25075.0</text:p>
          </table:table-cell>
          <table:table-cell office:value-type="float" office:value="31825" calcext:value-type="float">
            <text:p>31825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6825" calcext:value-type="float">
            <text:p>16825.0</text:p>
          </table:table-cell>
          <table:table-cell office:value-type="float" office:value="23637" calcext:value-type="float">
            <text:p>2363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7773" calcext:value-type="float">
            <text:p>17773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8340" calcext:value-type="float">
            <text:p>18340.0</text:p>
          </table:table-cell>
          <table:table-cell office:value-type="float" office:value="22676" calcext:value-type="float">
            <text:p>22676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25073" calcext:value-type="float">
            <text:p>25073.0</text:p>
          </table:table-cell>
          <table:table-cell office:value-type="float" office:value="31818" calcext:value-type="float">
            <text:p>31818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6820" calcext:value-type="float">
            <text:p>16820.0</text:p>
          </table:table-cell>
          <table:table-cell office:value-type="float" office:value="23636" calcext:value-type="float">
            <text:p>2363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7749" calcext:value-type="float">
            <text:p>17749.0</text:p>
          </table:table-cell>
          <table:table-cell office:value-type="float" office:value="23389" calcext:value-type="float">
            <text:p>23389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8334" calcext:value-type="float">
            <text:p>18334.0</text:p>
          </table:table-cell>
          <table:table-cell office:value-type="float" office:value="22664" calcext:value-type="float">
            <text:p>22664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25070" calcext:value-type="float">
            <text:p>25070.0</text:p>
          </table:table-cell>
          <table:table-cell office:value-type="float" office:value="31811" calcext:value-type="float">
            <text:p>31811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6809" calcext:value-type="float">
            <text:p>16809.0</text:p>
          </table:table-cell>
          <table:table-cell office:value-type="float" office:value="23631" calcext:value-type="float">
            <text:p>23631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7728" calcext:value-type="float">
            <text:p>17728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8335" calcext:value-type="float">
            <text:p>18335.0</text:p>
          </table:table-cell>
          <table:table-cell office:value-type="float" office:value="22654" calcext:value-type="float">
            <text:p>22654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25072" calcext:value-type="float">
            <text:p>25072.0</text:p>
          </table:table-cell>
          <table:table-cell office:value-type="float" office:value="31812" calcext:value-type="float">
            <text:p>31812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6791" calcext:value-type="float">
            <text:p>16791.0</text:p>
          </table:table-cell>
          <table:table-cell office:value-type="float" office:value="23628" calcext:value-type="float">
            <text:p>23628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7718" calcext:value-type="float">
            <text:p>17718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8332" calcext:value-type="float">
            <text:p>18332.0</text:p>
          </table:table-cell>
          <table:table-cell office:value-type="float" office:value="22642" calcext:value-type="float">
            <text:p>22642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25067" calcext:value-type="float">
            <text:p>25067.0</text:p>
          </table:table-cell>
          <table:table-cell office:value-type="float" office:value="31820" calcext:value-type="float">
            <text:p>31820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6781" calcext:value-type="float">
            <text:p>16781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7717" calcext:value-type="float">
            <text:p>17717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8329" calcext:value-type="float">
            <text:p>18329.0</text:p>
          </table:table-cell>
          <table:table-cell office:value-type="float" office:value="22629" calcext:value-type="float">
            <text:p>22629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25063" calcext:value-type="float">
            <text:p>25063.0</text:p>
          </table:table-cell>
          <table:table-cell office:value-type="float" office:value="31809" calcext:value-type="float">
            <text:p>31809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6763" calcext:value-type="float">
            <text:p>16763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7713" calcext:value-type="float">
            <text:p>17713.0</text:p>
          </table:table-cell>
          <table:table-cell office:value-type="float" office:value="23383" calcext:value-type="float">
            <text:p>2338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8322" calcext:value-type="float">
            <text:p>18322.0</text:p>
          </table:table-cell>
          <table:table-cell office:value-type="float" office:value="22616" calcext:value-type="float">
            <text:p>22616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25064" calcext:value-type="float">
            <text:p>25064.0</text:p>
          </table:table-cell>
          <table:table-cell office:value-type="float" office:value="31812" calcext:value-type="float">
            <text:p>31812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6754" calcext:value-type="float">
            <text:p>16754.0</text:p>
          </table:table-cell>
          <table:table-cell office:value-type="float" office:value="23615" calcext:value-type="float">
            <text:p>23615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7714" calcext:value-type="float">
            <text:p>17714.0</text:p>
          </table:table-cell>
          <table:table-cell office:value-type="float" office:value="23382" calcext:value-type="float">
            <text:p>2338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8312" calcext:value-type="float">
            <text:p>18312.0</text:p>
          </table:table-cell>
          <table:table-cell office:value-type="float" office:value="22602" calcext:value-type="float">
            <text:p>22602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25064" calcext:value-type="float">
            <text:p>25064.0</text:p>
          </table:table-cell>
          <table:table-cell office:value-type="float" office:value="31808" calcext:value-type="float">
            <text:p>31808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6745" calcext:value-type="float">
            <text:p>16745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7699" calcext:value-type="float">
            <text:p>17699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8308" calcext:value-type="float">
            <text:p>18308.0</text:p>
          </table:table-cell>
          <table:table-cell office:value-type="float" office:value="22593" calcext:value-type="float">
            <text:p>22593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25066" calcext:value-type="float">
            <text:p>25066.0</text:p>
          </table:table-cell>
          <table:table-cell office:value-type="float" office:value="31823" calcext:value-type="float">
            <text:p>31823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6732" calcext:value-type="float">
            <text:p>16732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7695" calcext:value-type="float">
            <text:p>17695.0</text:p>
          </table:table-cell>
          <table:table-cell office:value-type="float" office:value="23387" calcext:value-type="float">
            <text:p>2338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8302" calcext:value-type="float">
            <text:p>18302.0</text:p>
          </table:table-cell>
          <table:table-cell office:value-type="float" office:value="22589" calcext:value-type="float">
            <text:p>22589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25065" calcext:value-type="float">
            <text:p>25065.0</text:p>
          </table:table-cell>
          <table:table-cell office:value-type="float" office:value="31829" calcext:value-type="float">
            <text:p>31829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6715" calcext:value-type="float">
            <text:p>16715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7690" calcext:value-type="float">
            <text:p>17690.0</text:p>
          </table:table-cell>
          <table:table-cell office:value-type="float" office:value="23387" calcext:value-type="float">
            <text:p>2338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8298" calcext:value-type="float">
            <text:p>18298.0</text:p>
          </table:table-cell>
          <table:table-cell office:value-type="float" office:value="22580" calcext:value-type="float">
            <text:p>22580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25037" calcext:value-type="float">
            <text:p>25037.0</text:p>
          </table:table-cell>
          <table:table-cell office:value-type="float" office:value="31860" calcext:value-type="float">
            <text:p>31860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6707" calcext:value-type="float">
            <text:p>16707.0</text:p>
          </table:table-cell>
          <table:table-cell office:value-type="float" office:value="23604" calcext:value-type="float">
            <text:p>23604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7683" calcext:value-type="float">
            <text:p>17683.0</text:p>
          </table:table-cell>
          <table:table-cell office:value-type="float" office:value="23386" calcext:value-type="float">
            <text:p>23386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8282" calcext:value-type="float">
            <text:p>18282.0</text:p>
          </table:table-cell>
          <table:table-cell office:value-type="float" office:value="22556" calcext:value-type="float">
            <text:p>22556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24997" calcext:value-type="float">
            <text:p>24997.0</text:p>
          </table:table-cell>
          <table:table-cell office:value-type="float" office:value="31894" calcext:value-type="float">
            <text:p>31894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16698" calcext:value-type="float">
            <text:p>16698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7680" calcext:value-type="float">
            <text:p>17680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8279" calcext:value-type="float">
            <text:p>18279.0</text:p>
          </table:table-cell>
          <table:table-cell office:value-type="float" office:value="22556" calcext:value-type="float">
            <text:p>2255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24963" calcext:value-type="float">
            <text:p>24963.0</text:p>
          </table:table-cell>
          <table:table-cell office:value-type="float" office:value="31926" calcext:value-type="float">
            <text:p>31926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6679" calcext:value-type="float">
            <text:p>16679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7687" calcext:value-type="float">
            <text:p>17687.0</text:p>
          </table:table-cell>
          <table:table-cell office:value-type="float" office:value="23393" calcext:value-type="float">
            <text:p>23393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18253" calcext:value-type="float">
            <text:p>18253.0</text:p>
          </table:table-cell>
          <table:table-cell office:value-type="float" office:value="22546" calcext:value-type="float">
            <text:p>22546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24936" calcext:value-type="float">
            <text:p>24936.0</text:p>
          </table:table-cell>
          <table:table-cell office:value-type="float" office:value="31945" calcext:value-type="float">
            <text:p>31945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16620" calcext:value-type="float">
            <text:p>16620.0</text:p>
          </table:table-cell>
          <table:table-cell office:value-type="float" office:value="23588" calcext:value-type="float">
            <text:p>2358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6733" calcext:value-type="float">
            <text:p>16733.0</text:p>
          </table:table-cell>
          <table:table-cell office:value-type="float" office:value="23610" calcext:value-type="float">
            <text:p>2361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7683" calcext:value-type="float">
            <text:p>17683.0</text:p>
          </table:table-cell>
          <table:table-cell office:value-type="float" office:value="23397" calcext:value-type="float">
            <text:p>2339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8231" calcext:value-type="float">
            <text:p>18231.0</text:p>
          </table:table-cell>
          <table:table-cell office:value-type="float" office:value="22521" calcext:value-type="float">
            <text:p>22521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8257" calcext:value-type="float">
            <text:p>18257.0</text:p>
          </table:table-cell>
          <table:table-cell office:value-type="float" office:value="22547" calcext:value-type="float">
            <text:p>22547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24919" calcext:value-type="float">
            <text:p>24919.0</text:p>
          </table:table-cell>
          <table:table-cell office:value-type="float" office:value="31957" calcext:value-type="float">
            <text:p>31957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6609" calcext:value-type="float">
            <text:p>16609.0</text:p>
          </table:table-cell>
          <table:table-cell office:value-type="float" office:value="23599" calcext:value-type="float">
            <text:p>23599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6734" calcext:value-type="float">
            <text:p>16734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7683" calcext:value-type="float">
            <text:p>17683.0</text:p>
          </table:table-cell>
          <table:table-cell office:value-type="float" office:value="23393" calcext:value-type="float">
            <text:p>23393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8186" calcext:value-type="float">
            <text:p>18186.0</text:p>
          </table:table-cell>
          <table:table-cell office:value-type="float" office:value="22489" calcext:value-type="float">
            <text:p>22489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8257" calcext:value-type="float">
            <text:p>18257.0</text:p>
          </table:table-cell>
          <table:table-cell office:value-type="float" office:value="22547" calcext:value-type="float">
            <text:p>22547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24891" calcext:value-type="float">
            <text:p>24891.0</text:p>
          </table:table-cell>
          <table:table-cell office:value-type="float" office:value="31979" calcext:value-type="float">
            <text:p>31979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6560" calcext:value-type="float">
            <text:p>16560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6737" calcext:value-type="float">
            <text:p>16737.0</text:p>
          </table:table-cell>
          <table:table-cell office:value-type="float" office:value="23611" calcext:value-type="float">
            <text:p>2361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7664" calcext:value-type="float">
            <text:p>17664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8138" calcext:value-type="float">
            <text:p>18138.0</text:p>
          </table:table-cell>
          <table:table-cell office:value-type="float" office:value="22413" calcext:value-type="float">
            <text:p>22413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8257" calcext:value-type="float">
            <text:p>18257.0</text:p>
          </table:table-cell>
          <table:table-cell office:value-type="float" office:value="22547" calcext:value-type="float">
            <text:p>22547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24869" calcext:value-type="float">
            <text:p>24869.0</text:p>
          </table:table-cell>
          <table:table-cell office:value-type="float" office:value="31996" calcext:value-type="float">
            <text:p>31996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16509" calcext:value-type="float">
            <text:p>16509.0</text:p>
          </table:table-cell>
          <table:table-cell office:value-type="float" office:value="23587" calcext:value-type="float">
            <text:p>23587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6738" calcext:value-type="float">
            <text:p>16738.0</text:p>
          </table:table-cell>
          <table:table-cell office:value-type="float" office:value="23604" calcext:value-type="float">
            <text:p>2360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7653" calcext:value-type="float">
            <text:p>17653.0</text:p>
          </table:table-cell>
          <table:table-cell office:value-type="float" office:value="23617" calcext:value-type="float">
            <text:p>23617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8068" calcext:value-type="float">
            <text:p>18068.0</text:p>
          </table:table-cell>
          <table:table-cell office:value-type="float" office:value="22397" calcext:value-type="float">
            <text:p>22397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8256" calcext:value-type="float">
            <text:p>18256.0</text:p>
          </table:table-cell>
          <table:table-cell office:value-type="float" office:value="22545" calcext:value-type="float">
            <text:p>22545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24852" calcext:value-type="float">
            <text:p>24852.0</text:p>
          </table:table-cell>
          <table:table-cell office:value-type="float" office:value="32006" calcext:value-type="float">
            <text:p>32006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6489" calcext:value-type="float">
            <text:p>16489.0</text:p>
          </table:table-cell>
          <table:table-cell office:value-type="float" office:value="23603" calcext:value-type="float">
            <text:p>2360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6724" calcext:value-type="float">
            <text:p>16724.0</text:p>
          </table:table-cell>
          <table:table-cell office:value-type="float" office:value="23588" calcext:value-type="float">
            <text:p>23588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17642" calcext:value-type="float">
            <text:p>17642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8046" calcext:value-type="float">
            <text:p>18046.0</text:p>
          </table:table-cell>
          <table:table-cell office:value-type="float" office:value="22400" calcext:value-type="float">
            <text:p>2240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8254" calcext:value-type="float">
            <text:p>18254.0</text:p>
          </table:table-cell>
          <table:table-cell office:value-type="float" office:value="22544" calcext:value-type="float">
            <text:p>22544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24850" calcext:value-type="float">
            <text:p>24850.0</text:p>
          </table:table-cell>
          <table:table-cell office:value-type="float" office:value="32020" calcext:value-type="float">
            <text:p>32020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6442" calcext:value-type="float">
            <text:p>16442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6698" calcext:value-type="float">
            <text:p>16698.0</text:p>
          </table:table-cell>
          <table:table-cell office:value-type="float" office:value="23549" calcext:value-type="float">
            <text:p>23549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8001" calcext:value-type="float">
            <text:p>18001.0</text:p>
          </table:table-cell>
          <table:table-cell office:value-type="float" office:value="22401" calcext:value-type="float">
            <text:p>22401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8254" calcext:value-type="float">
            <text:p>18254.0</text:p>
          </table:table-cell>
          <table:table-cell office:value-type="float" office:value="22543" calcext:value-type="float">
            <text:p>22543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24845" calcext:value-type="float">
            <text:p>24845.0</text:p>
          </table:table-cell>
          <table:table-cell office:value-type="float" office:value="32028" calcext:value-type="float">
            <text:p>32028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6400" calcext:value-type="float">
            <text:p>16400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6688" calcext:value-type="float">
            <text:p>16688.0</text:p>
          </table:table-cell>
          <table:table-cell office:value-type="float" office:value="23536" calcext:value-type="float">
            <text:p>23536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7987" calcext:value-type="float">
            <text:p>17987.0</text:p>
          </table:table-cell>
          <table:table-cell office:value-type="float" office:value="22404" calcext:value-type="float">
            <text:p>2240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8249" calcext:value-type="float">
            <text:p>18249.0</text:p>
          </table:table-cell>
          <table:table-cell office:value-type="float" office:value="22542" calcext:value-type="float">
            <text:p>22542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24844" calcext:value-type="float">
            <text:p>24844.0</text:p>
          </table:table-cell>
          <table:table-cell office:value-type="float" office:value="32040" calcext:value-type="float">
            <text:p>32040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6365" calcext:value-type="float">
            <text:p>16365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6684" calcext:value-type="float">
            <text:p>16684.0</text:p>
          </table:table-cell>
          <table:table-cell office:value-type="float" office:value="23524" calcext:value-type="float">
            <text:p>23524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7938" calcext:value-type="float">
            <text:p>17938.0</text:p>
          </table:table-cell>
          <table:table-cell office:value-type="float" office:value="22371" calcext:value-type="float">
            <text:p>22371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8241" calcext:value-type="float">
            <text:p>18241.0</text:p>
          </table:table-cell>
          <table:table-cell office:value-type="float" office:value="22543" calcext:value-type="float">
            <text:p>22543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24840" calcext:value-type="float">
            <text:p>24840.0</text:p>
          </table:table-cell>
          <table:table-cell office:value-type="float" office:value="32045" calcext:value-type="float">
            <text:p>32045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6348" calcext:value-type="float">
            <text:p>16348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6675" calcext:value-type="float">
            <text:p>16675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7904" calcext:value-type="float">
            <text:p>17904.0</text:p>
          </table:table-cell>
          <table:table-cell office:value-type="float" office:value="22342" calcext:value-type="float">
            <text:p>22342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8233" calcext:value-type="float">
            <text:p>18233.0</text:p>
          </table:table-cell>
          <table:table-cell office:value-type="float" office:value="22543" calcext:value-type="float">
            <text:p>2254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24837" calcext:value-type="float">
            <text:p>24837.0</text:p>
          </table:table-cell>
          <table:table-cell office:value-type="float" office:value="32058" calcext:value-type="float">
            <text:p>32058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16322" calcext:value-type="float">
            <text:p>16322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16675" calcext:value-type="float">
            <text:p>16675.0</text:p>
          </table:table-cell>
          <table:table-cell office:value-type="float" office:value="23477" calcext:value-type="float">
            <text:p>23477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7870" calcext:value-type="float">
            <text:p>17870.0</text:p>
          </table:table-cell>
          <table:table-cell office:value-type="float" office:value="22310" calcext:value-type="float">
            <text:p>22310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8228" calcext:value-type="float">
            <text:p>18228.0</text:p>
          </table:table-cell>
          <table:table-cell office:value-type="float" office:value="22544" calcext:value-type="float">
            <text:p>22544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24837" calcext:value-type="float">
            <text:p>24837.0</text:p>
          </table:table-cell>
          <table:table-cell office:value-type="float" office:value="32068" calcext:value-type="float">
            <text:p>32068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6293" calcext:value-type="float">
            <text:p>16293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6674" calcext:value-type="float">
            <text:p>16674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17857" calcext:value-type="float">
            <text:p>17857.0</text:p>
          </table:table-cell>
          <table:table-cell office:value-type="float" office:value="22284" calcext:value-type="float">
            <text:p>22284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8227" calcext:value-type="float">
            <text:p>18227.0</text:p>
          </table:table-cell>
          <table:table-cell office:value-type="float" office:value="22546" calcext:value-type="float">
            <text:p>22546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24834" calcext:value-type="float">
            <text:p>24834.0</text:p>
          </table:table-cell>
          <table:table-cell office:value-type="float" office:value="32080" calcext:value-type="float">
            <text:p>32080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6273" calcext:value-type="float">
            <text:p>16273.0</text:p>
          </table:table-cell>
          <table:table-cell office:value-type="float" office:value="23631" calcext:value-type="float">
            <text:p>2363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16672" calcext:value-type="float">
            <text:p>16672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7816" calcext:value-type="float">
            <text:p>17816.0</text:p>
          </table:table-cell>
          <table:table-cell office:value-type="float" office:value="22256" calcext:value-type="float">
            <text:p>2225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8223" calcext:value-type="float">
            <text:p>18223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24831" calcext:value-type="float">
            <text:p>24831.0</text:p>
          </table:table-cell>
          <table:table-cell office:value-type="float" office:value="32100" calcext:value-type="float">
            <text:p>32100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6243" calcext:value-type="float">
            <text:p>16243.0</text:p>
          </table:table-cell>
          <table:table-cell office:value-type="float" office:value="23648" calcext:value-type="float">
            <text:p>2364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6662" calcext:value-type="float">
            <text:p>16662.0</text:p>
          </table:table-cell>
          <table:table-cell office:value-type="float" office:value="23442" calcext:value-type="float">
            <text:p>23442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7805" calcext:value-type="float">
            <text:p>17805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8216" calcext:value-type="float">
            <text:p>18216.0</text:p>
          </table:table-cell>
          <table:table-cell office:value-type="float" office:value="22535" calcext:value-type="float">
            <text:p>22535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24830" calcext:value-type="float">
            <text:p>24830.0</text:p>
          </table:table-cell>
          <table:table-cell office:value-type="float" office:value="32116" calcext:value-type="float">
            <text:p>32116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6178" calcext:value-type="float">
            <text:p>16178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6644" calcext:value-type="float">
            <text:p>16644.0</text:p>
          </table:table-cell>
          <table:table-cell office:value-type="float" office:value="23427" calcext:value-type="float">
            <text:p>2342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7799" calcext:value-type="float">
            <text:p>17799.0</text:p>
          </table:table-cell>
          <table:table-cell office:value-type="float" office:value="22240" calcext:value-type="float">
            <text:p>22240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8215" calcext:value-type="float">
            <text:p>18215.0</text:p>
          </table:table-cell>
          <table:table-cell office:value-type="float" office:value="22535" calcext:value-type="float">
            <text:p>22535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24831" calcext:value-type="float">
            <text:p>24831.0</text:p>
          </table:table-cell>
          <table:table-cell office:value-type="float" office:value="32126" calcext:value-type="float">
            <text:p>3212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16149" calcext:value-type="float">
            <text:p>16149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16617" calcext:value-type="float">
            <text:p>16617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7776" calcext:value-type="float">
            <text:p>17776.0</text:p>
          </table:table-cell>
          <table:table-cell office:value-type="float" office:value="22236" calcext:value-type="float">
            <text:p>22236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8213" calcext:value-type="float">
            <text:p>18213.0</text:p>
          </table:table-cell>
          <table:table-cell office:value-type="float" office:value="22533" calcext:value-type="float">
            <text:p>22533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24834" calcext:value-type="float">
            <text:p>24834.0</text:p>
          </table:table-cell>
          <table:table-cell office:value-type="float" office:value="32136" calcext:value-type="float">
            <text:p>32136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6077" calcext:value-type="float">
            <text:p>16077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6597" calcext:value-type="float">
            <text:p>16597.0</text:p>
          </table:table-cell>
          <table:table-cell office:value-type="float" office:value="23378" calcext:value-type="float">
            <text:p>23378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7769" calcext:value-type="float">
            <text:p>17769.0</text:p>
          </table:table-cell>
          <table:table-cell office:value-type="float" office:value="22232" calcext:value-type="float">
            <text:p>22232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8217" calcext:value-type="float">
            <text:p>18217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24833" calcext:value-type="float">
            <text:p>24833.0</text:p>
          </table:table-cell>
          <table:table-cell office:value-type="float" office:value="32147" calcext:value-type="float">
            <text:p>32147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938" calcext:value-type="float">
            <text:p>15938.0</text:p>
          </table:table-cell>
          <table:table-cell office:value-type="float" office:value="23657" calcext:value-type="float">
            <text:p>2365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6586" calcext:value-type="float">
            <text:p>16586.0</text:p>
          </table:table-cell>
          <table:table-cell office:value-type="float" office:value="23375" calcext:value-type="float">
            <text:p>23375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7751" calcext:value-type="float">
            <text:p>17751.0</text:p>
          </table:table-cell>
          <table:table-cell office:value-type="float" office:value="22225" calcext:value-type="float">
            <text:p>22225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18221" calcext:value-type="float">
            <text:p>18221.0</text:p>
          </table:table-cell>
          <table:table-cell office:value-type="float" office:value="22540" calcext:value-type="float">
            <text:p>2254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24833" calcext:value-type="float">
            <text:p>24833.0</text:p>
          </table:table-cell>
          <table:table-cell office:value-type="float" office:value="32165" calcext:value-type="float">
            <text:p>32165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5833" calcext:value-type="float">
            <text:p>15833.0</text:p>
          </table:table-cell>
          <table:table-cell office:value-type="float" office:value="23635" calcext:value-type="float">
            <text:p>2363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5941" calcext:value-type="float">
            <text:p>15941.0</text:p>
          </table:table-cell>
          <table:table-cell office:value-type="float" office:value="23659" calcext:value-type="float">
            <text:p>2365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6566" calcext:value-type="float">
            <text:p>16566.0</text:p>
          </table:table-cell>
          <table:table-cell office:value-type="float" office:value="23364" calcext:value-type="float">
            <text:p>23364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17727" calcext:value-type="float">
            <text:p>17727.0</text:p>
          </table:table-cell>
          <table:table-cell office:value-type="float" office:value="22202" calcext:value-type="float">
            <text:p>22202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8225" calcext:value-type="float">
            <text:p>18225.0</text:p>
          </table:table-cell>
          <table:table-cell office:value-type="float" office:value="22542" calcext:value-type="float">
            <text:p>22542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24823" calcext:value-type="float">
            <text:p>24823.0</text:p>
          </table:table-cell>
          <table:table-cell office:value-type="float" office:value="32168" calcext:value-type="float">
            <text:p>32168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68" calcext:value-type="float">
            <text:p>15768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5963" calcext:value-type="float">
            <text:p>15963.0</text:p>
          </table:table-cell>
          <table:table-cell office:value-type="float" office:value="23676" calcext:value-type="float">
            <text:p>2367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6505" calcext:value-type="float">
            <text:p>16505.0</text:p>
          </table:table-cell>
          <table:table-cell office:value-type="float" office:value="23318" calcext:value-type="float">
            <text:p>23318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7700" calcext:value-type="float">
            <text:p>17700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8233" calcext:value-type="float">
            <text:p>18233.0</text:p>
          </table:table-cell>
          <table:table-cell office:value-type="float" office:value="22547" calcext:value-type="float">
            <text:p>22547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24817" calcext:value-type="float">
            <text:p>24817.0</text:p>
          </table:table-cell>
          <table:table-cell office:value-type="float" office:value="32181" calcext:value-type="float">
            <text:p>32181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5749" calcext:value-type="float">
            <text:p>15749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6004" calcext:value-type="float">
            <text:p>16004.0</text:p>
          </table:table-cell>
          <table:table-cell office:value-type="float" office:value="23732" calcext:value-type="float">
            <text:p>23732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6486" calcext:value-type="float">
            <text:p>16486.0</text:p>
          </table:table-cell>
          <table:table-cell office:value-type="float" office:value="23319" calcext:value-type="float">
            <text:p>23319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7694" calcext:value-type="float">
            <text:p>17694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18235" calcext:value-type="float">
            <text:p>18235.0</text:p>
          </table:table-cell>
          <table:table-cell office:value-type="float" office:value="22544" calcext:value-type="float">
            <text:p>2254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24822" calcext:value-type="float">
            <text:p>24822.0</text:p>
          </table:table-cell>
          <table:table-cell office:value-type="float" office:value="32196" calcext:value-type="float">
            <text:p>32196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5714" calcext:value-type="float">
            <text:p>15714.0</text:p>
          </table:table-cell>
          <table:table-cell office:value-type="float" office:value="23615" calcext:value-type="float">
            <text:p>23615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6026" calcext:value-type="float">
            <text:p>16026.0</text:p>
          </table:table-cell>
          <table:table-cell office:value-type="float" office:value="23763" calcext:value-type="float">
            <text:p>23763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6480" calcext:value-type="float">
            <text:p>16480.0</text:p>
          </table:table-cell>
          <table:table-cell office:value-type="float" office:value="23317" calcext:value-type="float">
            <text:p>23317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7705" calcext:value-type="float">
            <text:p>17705.0</text:p>
          </table:table-cell>
          <table:table-cell office:value-type="float" office:value="22188" calcext:value-type="float">
            <text:p>22188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7678" calcext:value-type="float">
            <text:p>17678.0</text:p>
          </table:table-cell>
          <table:table-cell office:value-type="float" office:value="22202" calcext:value-type="float">
            <text:p>2220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8235" calcext:value-type="float">
            <text:p>18235.0</text:p>
          </table:table-cell>
          <table:table-cell office:value-type="float" office:value="22544" calcext:value-type="float">
            <text:p>22544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24804" calcext:value-type="float">
            <text:p>24804.0</text:p>
          </table:table-cell>
          <table:table-cell office:value-type="float" office:value="32187" calcext:value-type="float">
            <text:p>32187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5672" calcext:value-type="float">
            <text:p>15672.0</text:p>
          </table:table-cell>
          <table:table-cell office:value-type="float" office:value="23604" calcext:value-type="float">
            <text:p>23604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6467" calcext:value-type="float">
            <text:p>16467.0</text:p>
          </table:table-cell>
          <table:table-cell office:value-type="float" office:value="23310" calcext:value-type="float">
            <text:p>23310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7712" calcext:value-type="float">
            <text:p>17712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17661" calcext:value-type="float">
            <text:p>17661.0</text:p>
          </table:table-cell>
          <table:table-cell office:value-type="float" office:value="22204" calcext:value-type="float">
            <text:p>22204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8235" calcext:value-type="float">
            <text:p>18235.0</text:p>
          </table:table-cell>
          <table:table-cell office:value-type="float" office:value="22545" calcext:value-type="float">
            <text:p>22545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24802" calcext:value-type="float">
            <text:p>24802.0</text:p>
          </table:table-cell>
          <table:table-cell office:value-type="float" office:value="32198" calcext:value-type="float">
            <text:p>32198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5628" calcext:value-type="float">
            <text:p>15628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6435" calcext:value-type="float">
            <text:p>16435.0</text:p>
          </table:table-cell>
          <table:table-cell office:value-type="float" office:value="23291" calcext:value-type="float">
            <text:p>23291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7717" calcext:value-type="float">
            <text:p>17717.0</text:p>
          </table:table-cell>
          <table:table-cell office:value-type="float" office:value="22184" calcext:value-type="float">
            <text:p>22184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7647" calcext:value-type="float">
            <text:p>17647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8234" calcext:value-type="float">
            <text:p>18234.0</text:p>
          </table:table-cell>
          <table:table-cell office:value-type="float" office:value="22545" calcext:value-type="float">
            <text:p>22545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24777" calcext:value-type="float">
            <text:p>24777.0</text:p>
          </table:table-cell>
          <table:table-cell office:value-type="float" office:value="32222" calcext:value-type="float">
            <text:p>32222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5602" calcext:value-type="float">
            <text:p>15602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6419" calcext:value-type="float">
            <text:p>16419.0</text:p>
          </table:table-cell>
          <table:table-cell office:value-type="float" office:value="23278" calcext:value-type="float">
            <text:p>23278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7646" calcext:value-type="float">
            <text:p>17646.0</text:p>
          </table:table-cell>
          <table:table-cell office:value-type="float" office:value="22209" calcext:value-type="float">
            <text:p>22209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8237" calcext:value-type="float">
            <text:p>18237.0</text:p>
          </table:table-cell>
          <table:table-cell office:value-type="float" office:value="22541" calcext:value-type="float">
            <text:p>22541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24753" calcext:value-type="float">
            <text:p>24753.0</text:p>
          </table:table-cell>
          <table:table-cell office:value-type="float" office:value="32241" calcext:value-type="float">
            <text:p>32241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5562" calcext:value-type="float">
            <text:p>15562.0</text:p>
          </table:table-cell>
          <table:table-cell office:value-type="float" office:value="23659" calcext:value-type="float">
            <text:p>23659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6382" calcext:value-type="float">
            <text:p>16382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7646" calcext:value-type="float">
            <text:p>17646.0</text:p>
          </table:table-cell>
          <table:table-cell office:value-type="float" office:value="22220" calcext:value-type="float">
            <text:p>22220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8229" calcext:value-type="float">
            <text:p>18229.0</text:p>
          </table:table-cell>
          <table:table-cell office:value-type="float" office:value="22545" calcext:value-type="float">
            <text:p>2254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24730" calcext:value-type="float">
            <text:p>24730.0</text:p>
          </table:table-cell>
          <table:table-cell office:value-type="float" office:value="32250" calcext:value-type="float">
            <text:p>32250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6366" calcext:value-type="float">
            <text:p>16366.0</text:p>
          </table:table-cell>
          <table:table-cell office:value-type="float" office:value="23227" calcext:value-type="float">
            <text:p>23227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7638" calcext:value-type="float">
            <text:p>17638.0</text:p>
          </table:table-cell>
          <table:table-cell office:value-type="float" office:value="22230" calcext:value-type="float">
            <text:p>22230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8222" calcext:value-type="float">
            <text:p>18222.0</text:p>
          </table:table-cell>
          <table:table-cell office:value-type="float" office:value="22545" calcext:value-type="float">
            <text:p>22545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24708" calcext:value-type="float">
            <text:p>24708.0</text:p>
          </table:table-cell>
          <table:table-cell office:value-type="float" office:value="32255" calcext:value-type="float">
            <text:p>32255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15542" calcext:value-type="float">
            <text:p>15542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5637" calcext:value-type="float">
            <text:p>15637.0</text:p>
          </table:table-cell>
          <table:table-cell office:value-type="float" office:value="23658" calcext:value-type="float">
            <text:p>23658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6349" calcext:value-type="float">
            <text:p>16349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7638" calcext:value-type="float">
            <text:p>17638.0</text:p>
          </table:table-cell>
          <table:table-cell office:value-type="float" office:value="22232" calcext:value-type="float">
            <text:p>22232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8213" calcext:value-type="float">
            <text:p>18213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24673" calcext:value-type="float">
            <text:p>24673.0</text:p>
          </table:table-cell>
          <table:table-cell office:value-type="float" office:value="32278" calcext:value-type="float">
            <text:p>3227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5523" calcext:value-type="float">
            <text:p>15523.0</text:p>
          </table:table-cell>
          <table:table-cell office:value-type="float" office:value="23671" calcext:value-type="float">
            <text:p>2367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5639" calcext:value-type="float">
            <text:p>15639.0</text:p>
          </table:table-cell>
          <table:table-cell office:value-type="float" office:value="23667" calcext:value-type="float">
            <text:p>23667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6335" calcext:value-type="float">
            <text:p>16335.0</text:p>
          </table:table-cell>
          <table:table-cell office:value-type="float" office:value="23173" calcext:value-type="float">
            <text:p>2317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7637" calcext:value-type="float">
            <text:p>17637.0</text:p>
          </table:table-cell>
          <table:table-cell office:value-type="float" office:value="22236" calcext:value-type="float">
            <text:p>22236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8207" calcext:value-type="float">
            <text:p>18207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24642" calcext:value-type="float">
            <text:p>24642.0</text:p>
          </table:table-cell>
          <table:table-cell office:value-type="float" office:value="32287" calcext:value-type="float">
            <text:p>3228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5499" calcext:value-type="float">
            <text:p>15499.0</text:p>
          </table:table-cell>
          <table:table-cell office:value-type="float" office:value="23674" calcext:value-type="float">
            <text:p>23674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5656" calcext:value-type="float">
            <text:p>15656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6283" calcext:value-type="float">
            <text:p>16283.0</text:p>
          </table:table-cell>
          <table:table-cell office:value-type="float" office:value="23145" calcext:value-type="float">
            <text:p>2314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7625" calcext:value-type="float">
            <text:p>17625.0</text:p>
          </table:table-cell>
          <table:table-cell office:value-type="float" office:value="22248" calcext:value-type="float">
            <text:p>22248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8207" calcext:value-type="float">
            <text:p>18207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24585" calcext:value-type="float">
            <text:p>24585.0</text:p>
          </table:table-cell>
          <table:table-cell office:value-type="float" office:value="32327" calcext:value-type="float">
            <text:p>3232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5440" calcext:value-type="float">
            <text:p>15440.0</text:p>
          </table:table-cell>
          <table:table-cell office:value-type="float" office:value="23656" calcext:value-type="float">
            <text:p>23656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5656" calcext:value-type="float">
            <text:p>15656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16269" calcext:value-type="float">
            <text:p>16269.0</text:p>
          </table:table-cell>
          <table:table-cell office:value-type="float" office:value="23129" calcext:value-type="float">
            <text:p>23129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7621" calcext:value-type="float">
            <text:p>17621.0</text:p>
          </table:table-cell>
          <table:table-cell office:value-type="float" office:value="22252" calcext:value-type="float">
            <text:p>22252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8205" calcext:value-type="float">
            <text:p>18205.0</text:p>
          </table:table-cell>
          <table:table-cell office:value-type="float" office:value="22532" calcext:value-type="float">
            <text:p>22532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24569" calcext:value-type="float">
            <text:p>24569.0</text:p>
          </table:table-cell>
          <table:table-cell office:value-type="float" office:value="32344" calcext:value-type="float">
            <text:p>32344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5432" calcext:value-type="float">
            <text:p>15432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5667" calcext:value-type="float">
            <text:p>15667.0</text:p>
          </table:table-cell>
          <table:table-cell office:value-type="float" office:value="23676" calcext:value-type="float">
            <text:p>23676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6229" calcext:value-type="float">
            <text:p>16229.0</text:p>
          </table:table-cell>
          <table:table-cell office:value-type="float" office:value="23093" calcext:value-type="float">
            <text:p>2309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7599" calcext:value-type="float">
            <text:p>17599.0</text:p>
          </table:table-cell>
          <table:table-cell office:value-type="float" office:value="22269" calcext:value-type="float">
            <text:p>22269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8202" calcext:value-type="float">
            <text:p>18202.0</text:p>
          </table:table-cell>
          <table:table-cell office:value-type="float" office:value="22532" calcext:value-type="float">
            <text:p>22532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24558" calcext:value-type="float">
            <text:p>24558.0</text:p>
          </table:table-cell>
          <table:table-cell office:value-type="float" office:value="32354" calcext:value-type="float">
            <text:p>32354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5403" calcext:value-type="float">
            <text:p>15403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6190" calcext:value-type="float">
            <text:p>16190.0</text:p>
          </table:table-cell>
          <table:table-cell office:value-type="float" office:value="23065" calcext:value-type="float">
            <text:p>23065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8194" calcext:value-type="float">
            <text:p>18194.0</text:p>
          </table:table-cell>
          <table:table-cell office:value-type="float" office:value="22525" calcext:value-type="float">
            <text:p>22525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24548" calcext:value-type="float">
            <text:p>24548.0</text:p>
          </table:table-cell>
          <table:table-cell office:value-type="float" office:value="32368" calcext:value-type="float">
            <text:p>32368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5359" calcext:value-type="float">
            <text:p>15359.0</text:p>
          </table:table-cell>
          <table:table-cell office:value-type="float" office:value="23666" calcext:value-type="float">
            <text:p>23666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6143" calcext:value-type="float">
            <text:p>16143.0</text:p>
          </table:table-cell>
          <table:table-cell office:value-type="float" office:value="23006" calcext:value-type="float">
            <text:p>23006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8194" calcext:value-type="float">
            <text:p>18194.0</text:p>
          </table:table-cell>
          <table:table-cell office:value-type="float" office:value="22525" calcext:value-type="float">
            <text:p>22525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24545" calcext:value-type="float">
            <text:p>24545.0</text:p>
          </table:table-cell>
          <table:table-cell office:value-type="float" office:value="32379" calcext:value-type="float">
            <text:p>32379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5340" calcext:value-type="float">
            <text:p>15340.0</text:p>
          </table:table-cell>
          <table:table-cell office:value-type="float" office:value="23662" calcext:value-type="float">
            <text:p>23662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6119" calcext:value-type="float">
            <text:p>16119.0</text:p>
          </table:table-cell>
          <table:table-cell office:value-type="float" office:value="22968" calcext:value-type="float">
            <text:p>22968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8194" calcext:value-type="float">
            <text:p>18194.0</text:p>
          </table:table-cell>
          <table:table-cell office:value-type="float" office:value="22525" calcext:value-type="float">
            <text:p>2252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24546" calcext:value-type="float">
            <text:p>24546.0</text:p>
          </table:table-cell>
          <table:table-cell office:value-type="float" office:value="32375" calcext:value-type="float">
            <text:p>32375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5335" calcext:value-type="float">
            <text:p>15335.0</text:p>
          </table:table-cell>
          <table:table-cell office:value-type="float" office:value="23659" calcext:value-type="float">
            <text:p>23659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6077" calcext:value-type="float">
            <text:p>16077.0</text:p>
          </table:table-cell>
          <table:table-cell office:value-type="float" office:value="22904" calcext:value-type="float">
            <text:p>22904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24547" calcext:value-type="float">
            <text:p>24547.0</text:p>
          </table:table-cell>
          <table:table-cell office:value-type="float" office:value="32375" calcext:value-type="float">
            <text:p>32375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5309" calcext:value-type="float">
            <text:p>15309.0</text:p>
          </table:table-cell>
          <table:table-cell office:value-type="float" office:value="23664" calcext:value-type="float">
            <text:p>23664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043" calcext:value-type="float">
            <text:p>16043.0</text:p>
          </table:table-cell>
          <table:table-cell office:value-type="float" office:value="22854" calcext:value-type="float">
            <text:p>22854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24547" calcext:value-type="float">
            <text:p>24547.0</text:p>
          </table:table-cell>
          <table:table-cell office:value-type="float" office:value="32375" calcext:value-type="float">
            <text:p>3237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15264" calcext:value-type="float">
            <text:p>15264.0</text:p>
          </table:table-cell>
          <table:table-cell office:value-type="float" office:value="23666" calcext:value-type="float">
            <text:p>2366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6041" calcext:value-type="float">
            <text:p>16041.0</text:p>
          </table:table-cell>
          <table:table-cell office:value-type="float" office:value="22839" calcext:value-type="float">
            <text:p>22839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24543" calcext:value-type="float">
            <text:p>24543.0</text:p>
          </table:table-cell>
          <table:table-cell office:value-type="float" office:value="32379" calcext:value-type="float">
            <text:p>32379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5246" calcext:value-type="float">
            <text:p>15246.0</text:p>
          </table:table-cell>
          <table:table-cell office:value-type="float" office:value="23662" calcext:value-type="float">
            <text:p>23662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6021" calcext:value-type="float">
            <text:p>16021.0</text:p>
          </table:table-cell>
          <table:table-cell office:value-type="float" office:value="22829" calcext:value-type="float">
            <text:p>22829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24541" calcext:value-type="float">
            <text:p>24541.0</text:p>
          </table:table-cell>
          <table:table-cell office:value-type="float" office:value="32380" calcext:value-type="float">
            <text:p>32380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15237" calcext:value-type="float">
            <text:p>15237.0</text:p>
          </table:table-cell>
          <table:table-cell office:value-type="float" office:value="23681" calcext:value-type="float">
            <text:p>23681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15956" calcext:value-type="float">
            <text:p>15956.0</text:p>
          </table:table-cell>
          <table:table-cell office:value-type="float" office:value="22807" calcext:value-type="float">
            <text:p>2280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24541" calcext:value-type="float">
            <text:p>24541.0</text:p>
          </table:table-cell>
          <table:table-cell office:value-type="float" office:value="32380" calcext:value-type="float">
            <text:p>32380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5243" calcext:value-type="float">
            <text:p>15243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5942" calcext:value-type="float">
            <text:p>15942.0</text:p>
          </table:table-cell>
          <table:table-cell office:value-type="float" office:value="22801" calcext:value-type="float">
            <text:p>22801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24531" calcext:value-type="float">
            <text:p>24531.0</text:p>
          </table:table-cell>
          <table:table-cell office:value-type="float" office:value="32384" calcext:value-type="float">
            <text:p>32384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5907" calcext:value-type="float">
            <text:p>15907.0</text:p>
          </table:table-cell>
          <table:table-cell office:value-type="float" office:value="22804" calcext:value-type="float">
            <text:p>2280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24526" calcext:value-type="float">
            <text:p>24526.0</text:p>
          </table:table-cell>
          <table:table-cell office:value-type="float" office:value="32384" calcext:value-type="float">
            <text:p>32384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5225" calcext:value-type="float">
            <text:p>15225.0</text:p>
          </table:table-cell>
          <table:table-cell office:value-type="float" office:value="23713" calcext:value-type="float">
            <text:p>23713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5880" calcext:value-type="float">
            <text:p>15880.0</text:p>
          </table:table-cell>
          <table:table-cell office:value-type="float" office:value="22789" calcext:value-type="float">
            <text:p>22789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24519" calcext:value-type="float">
            <text:p>24519.0</text:p>
          </table:table-cell>
          <table:table-cell office:value-type="float" office:value="32392" calcext:value-type="float">
            <text:p>32392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5205" calcext:value-type="float">
            <text:p>15205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5866" calcext:value-type="float">
            <text:p>15866.0</text:p>
          </table:table-cell>
          <table:table-cell office:value-type="float" office:value="22758" calcext:value-type="float">
            <text:p>2275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24509" calcext:value-type="float">
            <text:p>24509.0</text:p>
          </table:table-cell>
          <table:table-cell office:value-type="float" office:value="32397" calcext:value-type="float">
            <text:p>32397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5188" calcext:value-type="float">
            <text:p>15188.0</text:p>
          </table:table-cell>
          <table:table-cell office:value-type="float" office:value="23745" calcext:value-type="float">
            <text:p>2374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5830" calcext:value-type="float">
            <text:p>15830.0</text:p>
          </table:table-cell>
          <table:table-cell office:value-type="float" office:value="22749" calcext:value-type="float">
            <text:p>2274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24509" calcext:value-type="float">
            <text:p>24509.0</text:p>
          </table:table-cell>
          <table:table-cell office:value-type="float" office:value="32397" calcext:value-type="float">
            <text:p>3239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5155" calcext:value-type="float">
            <text:p>15155.0</text:p>
          </table:table-cell>
          <table:table-cell office:value-type="float" office:value="23753" calcext:value-type="float">
            <text:p>2375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5781" calcext:value-type="float">
            <text:p>15781.0</text:p>
          </table:table-cell>
          <table:table-cell office:value-type="float" office:value="22747" calcext:value-type="float">
            <text:p>22747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24503" calcext:value-type="float">
            <text:p>24503.0</text:p>
          </table:table-cell>
          <table:table-cell office:value-type="float" office:value="32410" calcext:value-type="float">
            <text:p>32410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5132" calcext:value-type="float">
            <text:p>15132.0</text:p>
          </table:table-cell>
          <table:table-cell office:value-type="float" office:value="23754" calcext:value-type="float">
            <text:p>23754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5748" calcext:value-type="float">
            <text:p>15748.0</text:p>
          </table:table-cell>
          <table:table-cell office:value-type="float" office:value="22733" calcext:value-type="float">
            <text:p>22733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24499" calcext:value-type="float">
            <text:p>24499.0</text:p>
          </table:table-cell>
          <table:table-cell office:value-type="float" office:value="32451" calcext:value-type="float">
            <text:p>32451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5098" calcext:value-type="float">
            <text:p>15098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5690" calcext:value-type="float">
            <text:p>15690.0</text:p>
          </table:table-cell>
          <table:table-cell office:value-type="float" office:value="22725" calcext:value-type="float">
            <text:p>2272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24496" calcext:value-type="float">
            <text:p>24496.0</text:p>
          </table:table-cell>
          <table:table-cell office:value-type="float" office:value="32481" calcext:value-type="float">
            <text:p>3248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5063" calcext:value-type="float">
            <text:p>15063.0</text:p>
          </table:table-cell>
          <table:table-cell office:value-type="float" office:value="23738" calcext:value-type="float">
            <text:p>23738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5661" calcext:value-type="float">
            <text:p>15661.0</text:p>
          </table:table-cell>
          <table:table-cell office:value-type="float" office:value="22732" calcext:value-type="float">
            <text:p>2273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24495" calcext:value-type="float">
            <text:p>24495.0</text:p>
          </table:table-cell>
          <table:table-cell office:value-type="float" office:value="32495" calcext:value-type="float">
            <text:p>32495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5633" calcext:value-type="float">
            <text:p>15633.0</text:p>
          </table:table-cell>
          <table:table-cell office:value-type="float" office:value="22718" calcext:value-type="float">
            <text:p>22718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24490" calcext:value-type="float">
            <text:p>24490.0</text:p>
          </table:table-cell>
          <table:table-cell office:value-type="float" office:value="32517" calcext:value-type="float">
            <text:p>32517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5592" calcext:value-type="float">
            <text:p>15592.0</text:p>
          </table:table-cell>
          <table:table-cell office:value-type="float" office:value="22710" calcext:value-type="float">
            <text:p>22710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24494" calcext:value-type="float">
            <text:p>24494.0</text:p>
          </table:table-cell>
          <table:table-cell office:value-type="float" office:value="32543" calcext:value-type="float">
            <text:p>32543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14893" calcext:value-type="float">
            <text:p>14893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78" calcext:value-type="float">
            <text:p>15578.0</text:p>
          </table:table-cell>
          <table:table-cell office:value-type="float" office:value="22695" calcext:value-type="float">
            <text:p>2269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24504" calcext:value-type="float">
            <text:p>24504.0</text:p>
          </table:table-cell>
          <table:table-cell office:value-type="float" office:value="32585" calcext:value-type="float">
            <text:p>32585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4802" calcext:value-type="float">
            <text:p>14802.0</text:p>
          </table:table-cell>
          <table:table-cell office:value-type="float" office:value="23696" calcext:value-type="float">
            <text:p>23696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5520" calcext:value-type="float">
            <text:p>15520.0</text:p>
          </table:table-cell>
          <table:table-cell office:value-type="float" office:value="22656" calcext:value-type="float">
            <text:p>22656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24531" calcext:value-type="float">
            <text:p>24531.0</text:p>
          </table:table-cell>
          <table:table-cell office:value-type="float" office:value="32633" calcext:value-type="float">
            <text:p>32633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4695" calcext:value-type="float">
            <text:p>14695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5445" calcext:value-type="float">
            <text:p>15445.0</text:p>
          </table:table-cell>
          <table:table-cell office:value-type="float" office:value="22644" calcext:value-type="float">
            <text:p>2264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24566" calcext:value-type="float">
            <text:p>24566.0</text:p>
          </table:table-cell>
          <table:table-cell office:value-type="float" office:value="32680" calcext:value-type="float">
            <text:p>32680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4663" calcext:value-type="float">
            <text:p>14663.0</text:p>
          </table:table-cell>
          <table:table-cell office:value-type="float" office:value="23656" calcext:value-type="float">
            <text:p>23656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5382" calcext:value-type="float">
            <text:p>15382.0</text:p>
          </table:table-cell>
          <table:table-cell office:value-type="float" office:value="22618" calcext:value-type="float">
            <text:p>22618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24585" calcext:value-type="float">
            <text:p>24585.0</text:p>
          </table:table-cell>
          <table:table-cell office:value-type="float" office:value="32708" calcext:value-type="float">
            <text:p>32708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4612" calcext:value-type="float">
            <text:p>14612.0</text:p>
          </table:table-cell>
          <table:table-cell office:value-type="float" office:value="23643" calcext:value-type="float">
            <text:p>23643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5362" calcext:value-type="float">
            <text:p>15362.0</text:p>
          </table:table-cell>
          <table:table-cell office:value-type="float" office:value="22594" calcext:value-type="float">
            <text:p>2259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24602" calcext:value-type="float">
            <text:p>24602.0</text:p>
          </table:table-cell>
          <table:table-cell office:value-type="float" office:value="32736" calcext:value-type="float">
            <text:p>32736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4576" calcext:value-type="float">
            <text:p>14576.0</text:p>
          </table:table-cell>
          <table:table-cell office:value-type="float" office:value="23610" calcext:value-type="float">
            <text:p>23610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5333" calcext:value-type="float">
            <text:p>15333.0</text:p>
          </table:table-cell>
          <table:table-cell office:value-type="float" office:value="22587" calcext:value-type="float">
            <text:p>2258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24631" calcext:value-type="float">
            <text:p>24631.0</text:p>
          </table:table-cell>
          <table:table-cell office:value-type="float" office:value="32754" calcext:value-type="float">
            <text:p>32754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4549" calcext:value-type="float">
            <text:p>14549.0</text:p>
          </table:table-cell>
          <table:table-cell office:value-type="float" office:value="23590" calcext:value-type="float">
            <text:p>2359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5256" calcext:value-type="float">
            <text:p>15256.0</text:p>
          </table:table-cell>
          <table:table-cell office:value-type="float" office:value="22569" calcext:value-type="float">
            <text:p>22569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24673" calcext:value-type="float">
            <text:p>24673.0</text:p>
          </table:table-cell>
          <table:table-cell office:value-type="float" office:value="32780" calcext:value-type="float">
            <text:p>3278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4518" calcext:value-type="float">
            <text:p>14518.0</text:p>
          </table:table-cell>
          <table:table-cell office:value-type="float" office:value="23577" calcext:value-type="float">
            <text:p>23577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5170" calcext:value-type="float">
            <text:p>15170.0</text:p>
          </table:table-cell>
          <table:table-cell office:value-type="float" office:value="22538" calcext:value-type="float">
            <text:p>2253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24702" calcext:value-type="float">
            <text:p>24702.0</text:p>
          </table:table-cell>
          <table:table-cell office:value-type="float" office:value="32807" calcext:value-type="float">
            <text:p>32807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4471" calcext:value-type="float">
            <text:p>14471.0</text:p>
          </table:table-cell>
          <table:table-cell office:value-type="float" office:value="23598" calcext:value-type="float">
            <text:p>23598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4502" calcext:value-type="float">
            <text:p>14502.0</text:p>
          </table:table-cell>
          <table:table-cell office:value-type="float" office:value="23547" calcext:value-type="float">
            <text:p>2354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5088" calcext:value-type="float">
            <text:p>15088.0</text:p>
          </table:table-cell>
          <table:table-cell office:value-type="float" office:value="22540" calcext:value-type="float">
            <text:p>22540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24709" calcext:value-type="float">
            <text:p>24709.0</text:p>
          </table:table-cell>
          <table:table-cell office:value-type="float" office:value="32815" calcext:value-type="float">
            <text:p>32815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4489" calcext:value-type="float">
            <text:p>14489.0</text:p>
          </table:table-cell>
          <table:table-cell office:value-type="float" office:value="23525" calcext:value-type="float">
            <text:p>2352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5044" calcext:value-type="float">
            <text:p>15044.0</text:p>
          </table:table-cell>
          <table:table-cell office:value-type="float" office:value="22521" calcext:value-type="float">
            <text:p>22521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24738" calcext:value-type="float">
            <text:p>24738.0</text:p>
          </table:table-cell>
          <table:table-cell office:value-type="float" office:value="32826" calcext:value-type="float">
            <text:p>32826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4478" calcext:value-type="float">
            <text:p>14478.0</text:p>
          </table:table-cell>
          <table:table-cell office:value-type="float" office:value="23505" calcext:value-type="float">
            <text:p>23505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5006" calcext:value-type="float">
            <text:p>15006.0</text:p>
          </table:table-cell>
          <table:table-cell office:value-type="float" office:value="22486" calcext:value-type="float">
            <text:p>2248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24756" calcext:value-type="float">
            <text:p>24756.0</text:p>
          </table:table-cell>
          <table:table-cell office:value-type="float" office:value="32845" calcext:value-type="float">
            <text:p>32845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4458" calcext:value-type="float">
            <text:p>14458.0</text:p>
          </table:table-cell>
          <table:table-cell office:value-type="float" office:value="23474" calcext:value-type="float">
            <text:p>23474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4984" calcext:value-type="float">
            <text:p>14984.0</text:p>
          </table:table-cell>
          <table:table-cell office:value-type="float" office:value="22464" calcext:value-type="float">
            <text:p>2246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24765" calcext:value-type="float">
            <text:p>24765.0</text:p>
          </table:table-cell>
          <table:table-cell office:value-type="float" office:value="32860" calcext:value-type="float">
            <text:p>3286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4457" calcext:value-type="float">
            <text:p>14457.0</text:p>
          </table:table-cell>
          <table:table-cell office:value-type="float" office:value="23466" calcext:value-type="float">
            <text:p>23466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22458" calcext:value-type="float">
            <text:p>22458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24777" calcext:value-type="float">
            <text:p>24777.0</text:p>
          </table:table-cell>
          <table:table-cell office:value-type="float" office:value="32882" calcext:value-type="float">
            <text:p>32882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4468" calcext:value-type="float">
            <text:p>14468.0</text:p>
          </table:table-cell>
          <table:table-cell office:value-type="float" office:value="23451" calcext:value-type="float">
            <text:p>23451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4925" calcext:value-type="float">
            <text:p>14925.0</text:p>
          </table:table-cell>
          <table:table-cell office:value-type="float" office:value="22441" calcext:value-type="float">
            <text:p>2244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24786" calcext:value-type="float">
            <text:p>24786.0</text:p>
          </table:table-cell>
          <table:table-cell office:value-type="float" office:value="32897" calcext:value-type="float">
            <text:p>32897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4474" calcext:value-type="float">
            <text:p>14474.0</text:p>
          </table:table-cell>
          <table:table-cell office:value-type="float" office:value="23441" calcext:value-type="float">
            <text:p>23441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4889" calcext:value-type="float">
            <text:p>14889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24790" calcext:value-type="float">
            <text:p>24790.0</text:p>
          </table:table-cell>
          <table:table-cell office:value-type="float" office:value="32912" calcext:value-type="float">
            <text:p>32912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4469" calcext:value-type="float">
            <text:p>14469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4848" calcext:value-type="float">
            <text:p>14848.0</text:p>
          </table:table-cell>
          <table:table-cell office:value-type="float" office:value="22405" calcext:value-type="float">
            <text:p>2240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24799" calcext:value-type="float">
            <text:p>24799.0</text:p>
          </table:table-cell>
          <table:table-cell office:value-type="float" office:value="32922" calcext:value-type="float">
            <text:p>32922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4467" calcext:value-type="float">
            <text:p>14467.0</text:p>
          </table:table-cell>
          <table:table-cell office:value-type="float" office:value="23370" calcext:value-type="float">
            <text:p>23370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4813" calcext:value-type="float">
            <text:p>14813.0</text:p>
          </table:table-cell>
          <table:table-cell office:value-type="float" office:value="22398" calcext:value-type="float">
            <text:p>2239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24809" calcext:value-type="float">
            <text:p>24809.0</text:p>
          </table:table-cell>
          <table:table-cell office:value-type="float" office:value="32941" calcext:value-type="float">
            <text:p>32941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4460" calcext:value-type="float">
            <text:p>14460.0</text:p>
          </table:table-cell>
          <table:table-cell office:value-type="float" office:value="23363" calcext:value-type="float">
            <text:p>23363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4807" calcext:value-type="float">
            <text:p>14807.0</text:p>
          </table:table-cell>
          <table:table-cell office:value-type="float" office:value="22384" calcext:value-type="float">
            <text:p>2238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24812" calcext:value-type="float">
            <text:p>24812.0</text:p>
          </table:table-cell>
          <table:table-cell office:value-type="float" office:value="32955" calcext:value-type="float">
            <text:p>32955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4455" calcext:value-type="float">
            <text:p>14455.0</text:p>
          </table:table-cell>
          <table:table-cell office:value-type="float" office:value="23362" calcext:value-type="float">
            <text:p>23362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4799" calcext:value-type="float">
            <text:p>14799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24811" calcext:value-type="float">
            <text:p>24811.0</text:p>
          </table:table-cell>
          <table:table-cell office:value-type="float" office:value="32968" calcext:value-type="float">
            <text:p>32968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14420" calcext:value-type="float">
            <text:p>14420.0</text:p>
          </table:table-cell>
          <table:table-cell office:value-type="float" office:value="23345" calcext:value-type="float">
            <text:p>2334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4778" calcext:value-type="float">
            <text:p>14778.0</text:p>
          </table:table-cell>
          <table:table-cell office:value-type="float" office:value="22321" calcext:value-type="float">
            <text:p>2232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24817" calcext:value-type="float">
            <text:p>24817.0</text:p>
          </table:table-cell>
          <table:table-cell office:value-type="float" office:value="32988" calcext:value-type="float">
            <text:p>32988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4399" calcext:value-type="float">
            <text:p>14399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2298" calcext:value-type="float">
            <text:p>22298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24817" calcext:value-type="float">
            <text:p>24817.0</text:p>
          </table:table-cell>
          <table:table-cell office:value-type="float" office:value="32998" calcext:value-type="float">
            <text:p>32998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23262" calcext:value-type="float">
            <text:p>2326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4735" calcext:value-type="float">
            <text:p>14735.0</text:p>
          </table:table-cell>
          <table:table-cell office:value-type="float" office:value="22277" calcext:value-type="float">
            <text:p>22277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24814" calcext:value-type="float">
            <text:p>24814.0</text:p>
          </table:table-cell>
          <table:table-cell office:value-type="float" office:value="33013" calcext:value-type="float">
            <text:p>33013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4352" calcext:value-type="float">
            <text:p>14352.0</text:p>
          </table:table-cell>
          <table:table-cell office:value-type="float" office:value="23269" calcext:value-type="float">
            <text:p>2326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4716" calcext:value-type="float">
            <text:p>14716.0</text:p>
          </table:table-cell>
          <table:table-cell office:value-type="float" office:value="22265" calcext:value-type="float">
            <text:p>22265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24819" calcext:value-type="float">
            <text:p>24819.0</text:p>
          </table:table-cell>
          <table:table-cell office:value-type="float" office:value="33014" calcext:value-type="float">
            <text:p>33014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4305" calcext:value-type="float">
            <text:p>14305.0</text:p>
          </table:table-cell>
          <table:table-cell office:value-type="float" office:value="23238" calcext:value-type="float">
            <text:p>2323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14660" calcext:value-type="float">
            <text:p>14660.0</text:p>
          </table:table-cell>
          <table:table-cell office:value-type="float" office:value="22242" calcext:value-type="float">
            <text:p>22242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24838" calcext:value-type="float">
            <text:p>24838.0</text:p>
          </table:table-cell>
          <table:table-cell office:value-type="float" office:value="33032" calcext:value-type="float">
            <text:p>33032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4282" calcext:value-type="float">
            <text:p>14282.0</text:p>
          </table:table-cell>
          <table:table-cell office:value-type="float" office:value="23223" calcext:value-type="float">
            <text:p>23223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4649" calcext:value-type="float">
            <text:p>14649.0</text:p>
          </table:table-cell>
          <table:table-cell office:value-type="float" office:value="22226" calcext:value-type="float">
            <text:p>22226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24847" calcext:value-type="float">
            <text:p>24847.0</text:p>
          </table:table-cell>
          <table:table-cell office:value-type="float" office:value="33040" calcext:value-type="float">
            <text:p>33040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4233" calcext:value-type="float">
            <text:p>14233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4632" calcext:value-type="float">
            <text:p>14632.0</text:p>
          </table:table-cell>
          <table:table-cell office:value-type="float" office:value="22211" calcext:value-type="float">
            <text:p>22211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24860" calcext:value-type="float">
            <text:p>24860.0</text:p>
          </table:table-cell>
          <table:table-cell office:value-type="float" office:value="33043" calcext:value-type="float">
            <text:p>33043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23121" calcext:value-type="float">
            <text:p>23121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4614" calcext:value-type="float">
            <text:p>14614.0</text:p>
          </table:table-cell>
          <table:table-cell office:value-type="float" office:value="22193" calcext:value-type="float">
            <text:p>22193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24867" calcext:value-type="float">
            <text:p>24867.0</text:p>
          </table:table-cell>
          <table:table-cell office:value-type="float" office:value="33048" calcext:value-type="float">
            <text:p>33048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135" calcext:value-type="float">
            <text:p>14135.0</text:p>
          </table:table-cell>
          <table:table-cell office:value-type="float" office:value="23046" calcext:value-type="float">
            <text:p>23046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4615" calcext:value-type="float">
            <text:p>14615.0</text:p>
          </table:table-cell>
          <table:table-cell office:value-type="float" office:value="22180" calcext:value-type="float">
            <text:p>2218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24888" calcext:value-type="float">
            <text:p>24888.0</text:p>
          </table:table-cell>
          <table:table-cell office:value-type="float" office:value="33062" calcext:value-type="float">
            <text:p>33062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4113" calcext:value-type="float">
            <text:p>14113.0</text:p>
          </table:table-cell>
          <table:table-cell office:value-type="float" office:value="23017" calcext:value-type="float">
            <text:p>2301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22169" calcext:value-type="float">
            <text:p>22169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24901" calcext:value-type="float">
            <text:p>24901.0</text:p>
          </table:table-cell>
          <table:table-cell office:value-type="float" office:value="33075" calcext:value-type="float">
            <text:p>33075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4086" calcext:value-type="float">
            <text:p>14086.0</text:p>
          </table:table-cell>
          <table:table-cell office:value-type="float" office:value="23008" calcext:value-type="float">
            <text:p>23008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4570" calcext:value-type="float">
            <text:p>14570.0</text:p>
          </table:table-cell>
          <table:table-cell office:value-type="float" office:value="22156" calcext:value-type="float">
            <text:p>22156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24904" calcext:value-type="float">
            <text:p>24904.0</text:p>
          </table:table-cell>
          <table:table-cell office:value-type="float" office:value="33077" calcext:value-type="float">
            <text:p>33077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4066" calcext:value-type="float">
            <text:p>14066.0</text:p>
          </table:table-cell>
          <table:table-cell office:value-type="float" office:value="23040" calcext:value-type="float">
            <text:p>23040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4082" calcext:value-type="float">
            <text:p>14082.0</text:p>
          </table:table-cell>
          <table:table-cell office:value-type="float" office:value="22951" calcext:value-type="float">
            <text:p>22951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4510" calcext:value-type="float">
            <text:p>14510.0</text:p>
          </table:table-cell>
          <table:table-cell office:value-type="float" office:value="22132" calcext:value-type="float">
            <text:p>22132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24909" calcext:value-type="float">
            <text:p>24909.0</text:p>
          </table:table-cell>
          <table:table-cell office:value-type="float" office:value="33082" calcext:value-type="float">
            <text:p>33082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3987" calcext:value-type="float">
            <text:p>13987.0</text:p>
          </table:table-cell>
          <table:table-cell office:value-type="float" office:value="23022" calcext:value-type="float">
            <text:p>23022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4045" calcext:value-type="float">
            <text:p>14045.0</text:p>
          </table:table-cell>
          <table:table-cell office:value-type="float" office:value="22880" calcext:value-type="float">
            <text:p>22880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4499" calcext:value-type="float">
            <text:p>14499.0</text:p>
          </table:table-cell>
          <table:table-cell office:value-type="float" office:value="22120" calcext:value-type="float">
            <text:p>22120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24923" calcext:value-type="float">
            <text:p>24923.0</text:p>
          </table:table-cell>
          <table:table-cell office:value-type="float" office:value="33096" calcext:value-type="float">
            <text:p>33096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3961" calcext:value-type="float">
            <text:p>13961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4045" calcext:value-type="float">
            <text:p>14045.0</text:p>
          </table:table-cell>
          <table:table-cell office:value-type="float" office:value="22867" calcext:value-type="float">
            <text:p>2286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4452" calcext:value-type="float">
            <text:p>14452.0</text:p>
          </table:table-cell>
          <table:table-cell office:value-type="float" office:value="22096" calcext:value-type="float">
            <text:p>22096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24930" calcext:value-type="float">
            <text:p>24930.0</text:p>
          </table:table-cell>
          <table:table-cell office:value-type="float" office:value="33109" calcext:value-type="float">
            <text:p>33109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3946" calcext:value-type="float">
            <text:p>13946.0</text:p>
          </table:table-cell>
          <table:table-cell office:value-type="float" office:value="22997" calcext:value-type="float">
            <text:p>22997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4044" calcext:value-type="float">
            <text:p>14044.0</text:p>
          </table:table-cell>
          <table:table-cell office:value-type="float" office:value="22871" calcext:value-type="float">
            <text:p>22871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4452" calcext:value-type="float">
            <text:p>14452.0</text:p>
          </table:table-cell>
          <table:table-cell office:value-type="float" office:value="22086" calcext:value-type="float">
            <text:p>22086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24952" calcext:value-type="float">
            <text:p>24952.0</text:p>
          </table:table-cell>
          <table:table-cell office:value-type="float" office:value="33136" calcext:value-type="float">
            <text:p>33136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3928" calcext:value-type="float">
            <text:p>13928.0</text:p>
          </table:table-cell>
          <table:table-cell office:value-type="float" office:value="22980" calcext:value-type="float">
            <text:p>22980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4073" calcext:value-type="float">
            <text:p>14073.0</text:p>
          </table:table-cell>
          <table:table-cell office:value-type="float" office:value="22853" calcext:value-type="float">
            <text:p>22853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22072" calcext:value-type="float">
            <text:p>22072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24968" calcext:value-type="float">
            <text:p>24968.0</text:p>
          </table:table-cell>
          <table:table-cell office:value-type="float" office:value="33153" calcext:value-type="float">
            <text:p>3315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3898" calcext:value-type="float">
            <text:p>13898.0</text:p>
          </table:table-cell>
          <table:table-cell office:value-type="float" office:value="22961" calcext:value-type="float">
            <text:p>2296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4128" calcext:value-type="float">
            <text:p>14128.0</text:p>
          </table:table-cell>
          <table:table-cell office:value-type="float" office:value="22812" calcext:value-type="float">
            <text:p>22812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4448" calcext:value-type="float">
            <text:p>14448.0</text:p>
          </table:table-cell>
          <table:table-cell office:value-type="float" office:value="22067" calcext:value-type="float">
            <text:p>22067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24978" calcext:value-type="float">
            <text:p>24978.0</text:p>
          </table:table-cell>
          <table:table-cell office:value-type="float" office:value="33160" calcext:value-type="float">
            <text:p>3316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3869" calcext:value-type="float">
            <text:p>13869.0</text:p>
          </table:table-cell>
          <table:table-cell office:value-type="float" office:value="22940" calcext:value-type="float">
            <text:p>22940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4167" calcext:value-type="float">
            <text:p>14167.0</text:p>
          </table:table-cell>
          <table:table-cell office:value-type="float" office:value="22766" calcext:value-type="float">
            <text:p>22766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4425" calcext:value-type="float">
            <text:p>14425.0</text:p>
          </table:table-cell>
          <table:table-cell office:value-type="float" office:value="22050" calcext:value-type="float">
            <text:p>2205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24998" calcext:value-type="float">
            <text:p>24998.0</text:p>
          </table:table-cell>
          <table:table-cell office:value-type="float" office:value="33176" calcext:value-type="float">
            <text:p>33176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3851" calcext:value-type="float">
            <text:p>13851.0</text:p>
          </table:table-cell>
          <table:table-cell office:value-type="float" office:value="22933" calcext:value-type="float">
            <text:p>2293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4199" calcext:value-type="float">
            <text:p>14199.0</text:p>
          </table:table-cell>
          <table:table-cell office:value-type="float" office:value="22717" calcext:value-type="float">
            <text:p>22717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4409" calcext:value-type="float">
            <text:p>14409.0</text:p>
          </table:table-cell>
          <table:table-cell office:value-type="float" office:value="22046" calcext:value-type="float">
            <text:p>2204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25028" calcext:value-type="float">
            <text:p>25028.0</text:p>
          </table:table-cell>
          <table:table-cell office:value-type="float" office:value="33192" calcext:value-type="float">
            <text:p>33192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3791" calcext:value-type="float">
            <text:p>13791.0</text:p>
          </table:table-cell>
          <table:table-cell office:value-type="float" office:value="22919" calcext:value-type="float">
            <text:p>22919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4224" calcext:value-type="float">
            <text:p>14224.0</text:p>
          </table:table-cell>
          <table:table-cell office:value-type="float" office:value="22661" calcext:value-type="float">
            <text:p>2266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22039" calcext:value-type="float">
            <text:p>22039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25057" calcext:value-type="float">
            <text:p>25057.0</text:p>
          </table:table-cell>
          <table:table-cell office:value-type="float" office:value="33217" calcext:value-type="float">
            <text:p>33217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3746" calcext:value-type="float">
            <text:p>13746.0</text:p>
          </table:table-cell>
          <table:table-cell office:value-type="float" office:value="22890" calcext:value-type="float">
            <text:p>22890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4234" calcext:value-type="float">
            <text:p>14234.0</text:p>
          </table:table-cell>
          <table:table-cell office:value-type="float" office:value="22642" calcext:value-type="float">
            <text:p>22642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4371" calcext:value-type="float">
            <text:p>14371.0</text:p>
          </table:table-cell>
          <table:table-cell office:value-type="float" office:value="22026" calcext:value-type="float">
            <text:p>22026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25084" calcext:value-type="float">
            <text:p>25084.0</text:p>
          </table:table-cell>
          <table:table-cell office:value-type="float" office:value="33231" calcext:value-type="float">
            <text:p>3323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745" calcext:value-type="float">
            <text:p>13745.0</text:p>
          </table:table-cell>
          <table:table-cell office:value-type="float" office:value="22888" calcext:value-type="float">
            <text:p>22888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4252" calcext:value-type="float">
            <text:p>14252.0</text:p>
          </table:table-cell>
          <table:table-cell office:value-type="float" office:value="22632" calcext:value-type="float">
            <text:p>22632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4348" calcext:value-type="float">
            <text:p>14348.0</text:p>
          </table:table-cell>
          <table:table-cell office:value-type="float" office:value="22021" calcext:value-type="float">
            <text:p>22021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25100" calcext:value-type="float">
            <text:p>25100.0</text:p>
          </table:table-cell>
          <table:table-cell office:value-type="float" office:value="33239" calcext:value-type="float">
            <text:p>33239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3739" calcext:value-type="float">
            <text:p>13739.0</text:p>
          </table:table-cell>
          <table:table-cell office:value-type="float" office:value="22907" calcext:value-type="float">
            <text:p>22907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4271" calcext:value-type="float">
            <text:p>14271.0</text:p>
          </table:table-cell>
          <table:table-cell office:value-type="float" office:value="22630" calcext:value-type="float">
            <text:p>22630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22018" calcext:value-type="float">
            <text:p>22018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25119" calcext:value-type="float">
            <text:p>25119.0</text:p>
          </table:table-cell>
          <table:table-cell office:value-type="float" office:value="33254" calcext:value-type="float">
            <text:p>33254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3739" calcext:value-type="float">
            <text:p>13739.0</text:p>
          </table:table-cell>
          <table:table-cell office:value-type="float" office:value="22909" calcext:value-type="float">
            <text:p>22909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4298" calcext:value-type="float">
            <text:p>14298.0</text:p>
          </table:table-cell>
          <table:table-cell office:value-type="float" office:value="22616" calcext:value-type="float">
            <text:p>2261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4312" calcext:value-type="float">
            <text:p>14312.0</text:p>
          </table:table-cell>
          <table:table-cell office:value-type="float" office:value="22014" calcext:value-type="float">
            <text:p>22014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25128" calcext:value-type="float">
            <text:p>25128.0</text:p>
          </table:table-cell>
          <table:table-cell office:value-type="float" office:value="33271" calcext:value-type="float">
            <text:p>33271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4325" calcext:value-type="float">
            <text:p>14325.0</text:p>
          </table:table-cell>
          <table:table-cell office:value-type="float" office:value="22610" calcext:value-type="float">
            <text:p>22610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4297" calcext:value-type="float">
            <text:p>14297.0</text:p>
          </table:table-cell>
          <table:table-cell office:value-type="float" office:value="22008" calcext:value-type="float">
            <text:p>22008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25138" calcext:value-type="float">
            <text:p>25138.0</text:p>
          </table:table-cell>
          <table:table-cell office:value-type="float" office:value="33275" calcext:value-type="float">
            <text:p>33275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22594" calcext:value-type="float">
            <text:p>22594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4288" calcext:value-type="float">
            <text:p>14288.0</text:p>
          </table:table-cell>
          <table:table-cell office:value-type="float" office:value="22003" calcext:value-type="float">
            <text:p>22003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25145" calcext:value-type="float">
            <text:p>25145.0</text:p>
          </table:table-cell>
          <table:table-cell office:value-type="float" office:value="33281" calcext:value-type="float">
            <text:p>33281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4399" calcext:value-type="float">
            <text:p>14399.0</text:p>
          </table:table-cell>
          <table:table-cell office:value-type="float" office:value="22596" calcext:value-type="float">
            <text:p>22596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4270" calcext:value-type="float">
            <text:p>14270.0</text:p>
          </table:table-cell>
          <table:table-cell office:value-type="float" office:value="21997" calcext:value-type="float">
            <text:p>21997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25150" calcext:value-type="float">
            <text:p>25150.0</text:p>
          </table:table-cell>
          <table:table-cell office:value-type="float" office:value="33282" calcext:value-type="float">
            <text:p>33282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4417" calcext:value-type="float">
            <text:p>14417.0</text:p>
          </table:table-cell>
          <table:table-cell office:value-type="float" office:value="22592" calcext:value-type="float">
            <text:p>22592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4243" calcext:value-type="float">
            <text:p>14243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25153" calcext:value-type="float">
            <text:p>25153.0</text:p>
          </table:table-cell>
          <table:table-cell office:value-type="float" office:value="33291" calcext:value-type="float">
            <text:p>3329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4429" calcext:value-type="float">
            <text:p>14429.0</text:p>
          </table:table-cell>
          <table:table-cell office:value-type="float" office:value="22598" calcext:value-type="float">
            <text:p>22598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4220" calcext:value-type="float">
            <text:p>14220.0</text:p>
          </table:table-cell>
          <table:table-cell office:value-type="float" office:value="21975" calcext:value-type="float">
            <text:p>21975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25156" calcext:value-type="float">
            <text:p>25156.0</text:p>
          </table:table-cell>
          <table:table-cell office:value-type="float" office:value="33303" calcext:value-type="float">
            <text:p>33303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22597" calcext:value-type="float">
            <text:p>22597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4203" calcext:value-type="float">
            <text:p>14203.0</text:p>
          </table:table-cell>
          <table:table-cell office:value-type="float" office:value="21691" calcext:value-type="float">
            <text:p>21691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25157" calcext:value-type="float">
            <text:p>25157.0</text:p>
          </table:table-cell>
          <table:table-cell office:value-type="float" office:value="33305" calcext:value-type="float">
            <text:p>33305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4469" calcext:value-type="float">
            <text:p>14469.0</text:p>
          </table:table-cell>
          <table:table-cell office:value-type="float" office:value="22578" calcext:value-type="float">
            <text:p>22578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4191" calcext:value-type="float">
            <text:p>14191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25155" calcext:value-type="float">
            <text:p>25155.0</text:p>
          </table:table-cell>
          <table:table-cell office:value-type="float" office:value="33319" calcext:value-type="float">
            <text:p>3331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4490" calcext:value-type="float">
            <text:p>14490.0</text:p>
          </table:table-cell>
          <table:table-cell office:value-type="float" office:value="22558" calcext:value-type="float">
            <text:p>22558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4190" calcext:value-type="float">
            <text:p>14190.0</text:p>
          </table:table-cell>
          <table:table-cell office:value-type="float" office:value="21657" calcext:value-type="float">
            <text:p>21657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25159" calcext:value-type="float">
            <text:p>25159.0</text:p>
          </table:table-cell>
          <table:table-cell office:value-type="float" office:value="33330" calcext:value-type="float">
            <text:p>3333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4495" calcext:value-type="float">
            <text:p>14495.0</text:p>
          </table:table-cell>
          <table:table-cell office:value-type="float" office:value="22462" calcext:value-type="float">
            <text:p>22462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4183" calcext:value-type="float">
            <text:p>14183.0</text:p>
          </table:table-cell>
          <table:table-cell office:value-type="float" office:value="21649" calcext:value-type="float">
            <text:p>21649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25166" calcext:value-type="float">
            <text:p>25166.0</text:p>
          </table:table-cell>
          <table:table-cell office:value-type="float" office:value="33347" calcext:value-type="float">
            <text:p>3334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4499" calcext:value-type="float">
            <text:p>14499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4164" calcext:value-type="float">
            <text:p>14164.0</text:p>
          </table:table-cell>
          <table:table-cell office:value-type="float" office:value="21628" calcext:value-type="float">
            <text:p>21628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25182" calcext:value-type="float">
            <text:p>25182.0</text:p>
          </table:table-cell>
          <table:table-cell office:value-type="float" office:value="33383" calcext:value-type="float">
            <text:p>33383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4503" calcext:value-type="float">
            <text:p>14503.0</text:p>
          </table:table-cell>
          <table:table-cell office:value-type="float" office:value="22400" calcext:value-type="float">
            <text:p>22400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4150" calcext:value-type="float">
            <text:p>14150.0</text:p>
          </table:table-cell>
          <table:table-cell office:value-type="float" office:value="21612" calcext:value-type="float">
            <text:p>21612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25194" calcext:value-type="float">
            <text:p>25194.0</text:p>
          </table:table-cell>
          <table:table-cell office:value-type="float" office:value="33407" calcext:value-type="float">
            <text:p>33407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4461" calcext:value-type="float">
            <text:p>14461.0</text:p>
          </table:table-cell>
          <table:table-cell office:value-type="float" office:value="22408" calcext:value-type="float">
            <text:p>22408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4145" calcext:value-type="float">
            <text:p>14145.0</text:p>
          </table:table-cell>
          <table:table-cell office:value-type="float" office:value="21590" calcext:value-type="float">
            <text:p>21590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25213" calcext:value-type="float">
            <text:p>25213.0</text:p>
          </table:table-cell>
          <table:table-cell office:value-type="float" office:value="33452" calcext:value-type="float">
            <text:p>33452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22382" calcext:value-type="float">
            <text:p>22382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4129" calcext:value-type="float">
            <text:p>14129.0</text:p>
          </table:table-cell>
          <table:table-cell office:value-type="float" office:value="21571" calcext:value-type="float">
            <text:p>21571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25219" calcext:value-type="float">
            <text:p>25219.0</text:p>
          </table:table-cell>
          <table:table-cell office:value-type="float" office:value="33463" calcext:value-type="float">
            <text:p>33463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4428" calcext:value-type="float">
            <text:p>14428.0</text:p>
          </table:table-cell>
          <table:table-cell office:value-type="float" office:value="22361" calcext:value-type="float">
            <text:p>22361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4112" calcext:value-type="float">
            <text:p>14112.0</text:p>
          </table:table-cell>
          <table:table-cell office:value-type="float" office:value="21558" calcext:value-type="float">
            <text:p>2155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25252" calcext:value-type="float">
            <text:p>25252.0</text:p>
          </table:table-cell>
          <table:table-cell office:value-type="float" office:value="33475" calcext:value-type="float">
            <text:p>33475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4425" calcext:value-type="float">
            <text:p>14425.0</text:p>
          </table:table-cell>
          <table:table-cell office:value-type="float" office:value="22332" calcext:value-type="float">
            <text:p>22332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4102" calcext:value-type="float">
            <text:p>14102.0</text:p>
          </table:table-cell>
          <table:table-cell office:value-type="float" office:value="21549" calcext:value-type="float">
            <text:p>2154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25269" calcext:value-type="float">
            <text:p>25269.0</text:p>
          </table:table-cell>
          <table:table-cell office:value-type="float" office:value="33483" calcext:value-type="float">
            <text:p>33483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2303" calcext:value-type="float">
            <text:p>22303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4090" calcext:value-type="float">
            <text:p>14090.0</text:p>
          </table:table-cell>
          <table:table-cell office:value-type="float" office:value="21521" calcext:value-type="float">
            <text:p>21521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25288" calcext:value-type="float">
            <text:p>25288.0</text:p>
          </table:table-cell>
          <table:table-cell office:value-type="float" office:value="33493" calcext:value-type="float">
            <text:p>33493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2250" calcext:value-type="float">
            <text:p>22250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4059" calcext:value-type="float">
            <text:p>14059.0</text:p>
          </table:table-cell>
          <table:table-cell office:value-type="float" office:value="21494" calcext:value-type="float">
            <text:p>21494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25294" calcext:value-type="float">
            <text:p>25294.0</text:p>
          </table:table-cell>
          <table:table-cell office:value-type="float" office:value="33495" calcext:value-type="float">
            <text:p>3349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4464" calcext:value-type="float">
            <text:p>14464.0</text:p>
          </table:table-cell>
          <table:table-cell office:value-type="float" office:value="22172" calcext:value-type="float">
            <text:p>22172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4063" calcext:value-type="float">
            <text:p>14063.0</text:p>
          </table:table-cell>
          <table:table-cell office:value-type="float" office:value="21484" calcext:value-type="float">
            <text:p>21484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25309" calcext:value-type="float">
            <text:p>25309.0</text:p>
          </table:table-cell>
          <table:table-cell office:value-type="float" office:value="33498" calcext:value-type="float">
            <text:p>33498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4485" calcext:value-type="float">
            <text:p>14485.0</text:p>
          </table:table-cell>
          <table:table-cell office:value-type="float" office:value="22124" calcext:value-type="float">
            <text:p>22124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4061" calcext:value-type="float">
            <text:p>14061.0</text:p>
          </table:table-cell>
          <table:table-cell office:value-type="float" office:value="21464" calcext:value-type="float">
            <text:p>21464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25330" calcext:value-type="float">
            <text:p>25330.0</text:p>
          </table:table-cell>
          <table:table-cell office:value-type="float" office:value="33508" calcext:value-type="float">
            <text:p>33508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4487" calcext:value-type="float">
            <text:p>14487.0</text:p>
          </table:table-cell>
          <table:table-cell office:value-type="float" office:value="22116" calcext:value-type="float">
            <text:p>22116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4066" calcext:value-type="float">
            <text:p>14066.0</text:p>
          </table:table-cell>
          <table:table-cell office:value-type="float" office:value="21448" calcext:value-type="float">
            <text:p>21448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25354" calcext:value-type="float">
            <text:p>25354.0</text:p>
          </table:table-cell>
          <table:table-cell office:value-type="float" office:value="33513" calcext:value-type="float">
            <text:p>33513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4486" calcext:value-type="float">
            <text:p>14486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4065" calcext:value-type="float">
            <text:p>14065.0</text:p>
          </table:table-cell>
          <table:table-cell office:value-type="float" office:value="21406" calcext:value-type="float">
            <text:p>21406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25384" calcext:value-type="float">
            <text:p>25384.0</text:p>
          </table:table-cell>
          <table:table-cell office:value-type="float" office:value="33525" calcext:value-type="float">
            <text:p>3352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4486" calcext:value-type="float">
            <text:p>14486.0</text:p>
          </table:table-cell>
          <table:table-cell office:value-type="float" office:value="22025" calcext:value-type="float">
            <text:p>22025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4073" calcext:value-type="float">
            <text:p>14073.0</text:p>
          </table:table-cell>
          <table:table-cell office:value-type="float" office:value="21386" calcext:value-type="float">
            <text:p>21386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25409" calcext:value-type="float">
            <text:p>25409.0</text:p>
          </table:table-cell>
          <table:table-cell office:value-type="float" office:value="33539" calcext:value-type="float">
            <text:p>33539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4481" calcext:value-type="float">
            <text:p>14481.0</text:p>
          </table:table-cell>
          <table:table-cell office:value-type="float" office:value="22026" calcext:value-type="float">
            <text:p>22026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4084" calcext:value-type="float">
            <text:p>14084.0</text:p>
          </table:table-cell>
          <table:table-cell office:value-type="float" office:value="21376" calcext:value-type="float">
            <text:p>21376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25448" calcext:value-type="float">
            <text:p>25448.0</text:p>
          </table:table-cell>
          <table:table-cell office:value-type="float" office:value="33571" calcext:value-type="float">
            <text:p>3357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4082" calcext:value-type="float">
            <text:p>14082.0</text:p>
          </table:table-cell>
          <table:table-cell office:value-type="float" office:value="21352" calcext:value-type="float">
            <text:p>21352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25476" calcext:value-type="float">
            <text:p>25476.0</text:p>
          </table:table-cell>
          <table:table-cell office:value-type="float" office:value="33585" calcext:value-type="float">
            <text:p>33585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4072" calcext:value-type="float">
            <text:p>14072.0</text:p>
          </table:table-cell>
          <table:table-cell office:value-type="float" office:value="21335" calcext:value-type="float">
            <text:p>21335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25496" calcext:value-type="float">
            <text:p>25496.0</text:p>
          </table:table-cell>
          <table:table-cell office:value-type="float" office:value="33597" calcext:value-type="float">
            <text:p>33597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14068" calcext:value-type="float">
            <text:p>14068.0</text:p>
          </table:table-cell>
          <table:table-cell office:value-type="float" office:value="21316" calcext:value-type="float">
            <text:p>21316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25502" calcext:value-type="float">
            <text:p>25502.0</text:p>
          </table:table-cell>
          <table:table-cell office:value-type="float" office:value="33607" calcext:value-type="float">
            <text:p>33607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4073" calcext:value-type="float">
            <text:p>14073.0</text:p>
          </table:table-cell>
          <table:table-cell office:value-type="float" office:value="21303" calcext:value-type="float">
            <text:p>21303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25524" calcext:value-type="float">
            <text:p>25524.0</text:p>
          </table:table-cell>
          <table:table-cell office:value-type="float" office:value="33630" calcext:value-type="float">
            <text:p>33630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082" calcext:value-type="float">
            <text:p>14082.0</text:p>
          </table:table-cell>
          <table:table-cell office:value-type="float" office:value="21289" calcext:value-type="float">
            <text:p>21289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25548" calcext:value-type="float">
            <text:p>25548.0</text:p>
          </table:table-cell>
          <table:table-cell office:value-type="float" office:value="33661" calcext:value-type="float">
            <text:p>3366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14079" calcext:value-type="float">
            <text:p>14079.0</text:p>
          </table:table-cell>
          <table:table-cell office:value-type="float" office:value="21281" calcext:value-type="float">
            <text:p>21281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25565" calcext:value-type="float">
            <text:p>25565.0</text:p>
          </table:table-cell>
          <table:table-cell office:value-type="float" office:value="33682" calcext:value-type="float">
            <text:p>3368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077" calcext:value-type="float">
            <text:p>14077.0</text:p>
          </table:table-cell>
          <table:table-cell office:value-type="float" office:value="21264" calcext:value-type="float">
            <text:p>21264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25592" calcext:value-type="float">
            <text:p>25592.0</text:p>
          </table:table-cell>
          <table:table-cell office:value-type="float" office:value="33711" calcext:value-type="float">
            <text:p>33711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4063" calcext:value-type="float">
            <text:p>14063.0</text:p>
          </table:table-cell>
          <table:table-cell office:value-type="float" office:value="21245" calcext:value-type="float">
            <text:p>2124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25612" calcext:value-type="float">
            <text:p>25612.0</text:p>
          </table:table-cell>
          <table:table-cell office:value-type="float" office:value="33724" calcext:value-type="float">
            <text:p>33724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14067" calcext:value-type="float">
            <text:p>14067.0</text:p>
          </table:table-cell>
          <table:table-cell office:value-type="float" office:value="21232" calcext:value-type="float">
            <text:p>21232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25621" calcext:value-type="float">
            <text:p>25621.0</text:p>
          </table:table-cell>
          <table:table-cell office:value-type="float" office:value="33730" calcext:value-type="float">
            <text:p>33730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4084" calcext:value-type="float">
            <text:p>14084.0</text:p>
          </table:table-cell>
          <table:table-cell office:value-type="float" office:value="21245" calcext:value-type="float">
            <text:p>21245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25634" calcext:value-type="float">
            <text:p>25634.0</text:p>
          </table:table-cell>
          <table:table-cell office:value-type="float" office:value="33741" calcext:value-type="float">
            <text:p>33741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090" calcext:value-type="float">
            <text:p>14090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25646" calcext:value-type="float">
            <text:p>25646.0</text:p>
          </table:table-cell>
          <table:table-cell office:value-type="float" office:value="33753" calcext:value-type="float">
            <text:p>3375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14087" calcext:value-type="float">
            <text:p>14087.0</text:p>
          </table:table-cell>
          <table:table-cell office:value-type="float" office:value="21276" calcext:value-type="float">
            <text:p>21276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25661" calcext:value-type="float">
            <text:p>25661.0</text:p>
          </table:table-cell>
          <table:table-cell office:value-type="float" office:value="33762" calcext:value-type="float">
            <text:p>3376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25669" calcext:value-type="float">
            <text:p>25669.0</text:p>
          </table:table-cell>
          <table:table-cell office:value-type="float" office:value="33777" calcext:value-type="float">
            <text:p>33777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25688" calcext:value-type="float">
            <text:p>25688.0</text:p>
          </table:table-cell>
          <table:table-cell office:value-type="float" office:value="33802" calcext:value-type="float">
            <text:p>33802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25688" calcext:value-type="float">
            <text:p>25688.0</text:p>
          </table:table-cell>
          <table:table-cell office:value-type="float" office:value="33802" calcext:value-type="float">
            <text:p>33802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25691" calcext:value-type="float">
            <text:p>25691.0</text:p>
          </table:table-cell>
          <table:table-cell office:value-type="float" office:value="33806" calcext:value-type="float">
            <text:p>3380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25698" calcext:value-type="float">
            <text:p>25698.0</text:p>
          </table:table-cell>
          <table:table-cell office:value-type="float" office:value="33817" calcext:value-type="float">
            <text:p>33817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25700" calcext:value-type="float">
            <text:p>25700.0</text:p>
          </table:table-cell>
          <table:table-cell office:value-type="float" office:value="33824" calcext:value-type="float">
            <text:p>33824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25696" calcext:value-type="float">
            <text:p>25696.0</text:p>
          </table:table-cell>
          <table:table-cell office:value-type="float" office:value="33835" calcext:value-type="float">
            <text:p>3383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25696" calcext:value-type="float">
            <text:p>25696.0</text:p>
          </table:table-cell>
          <table:table-cell office:value-type="float" office:value="33837" calcext:value-type="float">
            <text:p>33837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25696" calcext:value-type="float">
            <text:p>25696.0</text:p>
          </table:table-cell>
          <table:table-cell office:value-type="float" office:value="33837" calcext:value-type="float">
            <text:p>33837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25696" calcext:value-type="float">
            <text:p>25696.0</text:p>
          </table:table-cell>
          <table:table-cell office:value-type="float" office:value="33837" calcext:value-type="float">
            <text:p>33837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25700" calcext:value-type="float">
            <text:p>25700.0</text:p>
          </table:table-cell>
          <table:table-cell office:value-type="float" office:value="33846" calcext:value-type="float">
            <text:p>33846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25694" calcext:value-type="float">
            <text:p>25694.0</text:p>
          </table:table-cell>
          <table:table-cell office:value-type="float" office:value="33878" calcext:value-type="float">
            <text:p>3387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25694" calcext:value-type="float">
            <text:p>25694.0</text:p>
          </table:table-cell>
          <table:table-cell office:value-type="float" office:value="33885" calcext:value-type="float">
            <text:p>33885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25694" calcext:value-type="float">
            <text:p>25694.0</text:p>
          </table:table-cell>
          <table:table-cell office:value-type="float" office:value="33910" calcext:value-type="float">
            <text:p>33910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25691" calcext:value-type="float">
            <text:p>25691.0</text:p>
          </table:table-cell>
          <table:table-cell office:value-type="float" office:value="33947" calcext:value-type="float">
            <text:p>33947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25681" calcext:value-type="float">
            <text:p>25681.0</text:p>
          </table:table-cell>
          <table:table-cell office:value-type="float" office:value="34006" calcext:value-type="float">
            <text:p>34006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25683" calcext:value-type="float">
            <text:p>25683.0</text:p>
          </table:table-cell>
          <table:table-cell office:value-type="float" office:value="34078" calcext:value-type="float">
            <text:p>3407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25684" calcext:value-type="float">
            <text:p>25684.0</text:p>
          </table:table-cell>
          <table:table-cell office:value-type="float" office:value="34154" calcext:value-type="float">
            <text:p>34154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25692" calcext:value-type="float">
            <text:p>25692.0</text:p>
          </table:table-cell>
          <table:table-cell office:value-type="float" office:value="34217" calcext:value-type="float">
            <text:p>3421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25696" calcext:value-type="float">
            <text:p>25696.0</text:p>
          </table:table-cell>
          <table:table-cell office:value-type="float" office:value="34266" calcext:value-type="float">
            <text:p>3426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25721" calcext:value-type="float">
            <text:p>25721.0</text:p>
          </table:table-cell>
          <table:table-cell office:value-type="float" office:value="34324" calcext:value-type="float">
            <text:p>34324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25734" calcext:value-type="float">
            <text:p>25734.0</text:p>
          </table:table-cell>
          <table:table-cell office:value-type="float" office:value="34338" calcext:value-type="float">
            <text:p>3433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25750" calcext:value-type="float">
            <text:p>25750.0</text:p>
          </table:table-cell>
          <table:table-cell office:value-type="float" office:value="34380" calcext:value-type="float">
            <text:p>3438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25767" calcext:value-type="float">
            <text:p>25767.0</text:p>
          </table:table-cell>
          <table:table-cell office:value-type="float" office:value="34411" calcext:value-type="float">
            <text:p>3441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25805" calcext:value-type="float">
            <text:p>25805.0</text:p>
          </table:table-cell>
          <table:table-cell office:value-type="float" office:value="34456" calcext:value-type="float">
            <text:p>34456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25838" calcext:value-type="float">
            <text:p>25838.0</text:p>
          </table:table-cell>
          <table:table-cell office:value-type="float" office:value="34498" calcext:value-type="float">
            <text:p>34498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25875" calcext:value-type="float">
            <text:p>25875.0</text:p>
          </table:table-cell>
          <table:table-cell office:value-type="float" office:value="34551" calcext:value-type="float">
            <text:p>3455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25903" calcext:value-type="float">
            <text:p>25903.0</text:p>
          </table:table-cell>
          <table:table-cell office:value-type="float" office:value="34589" calcext:value-type="float">
            <text:p>3458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25940" calcext:value-type="float">
            <text:p>25940.0</text:p>
          </table:table-cell>
          <table:table-cell office:value-type="float" office:value="34636" calcext:value-type="float">
            <text:p>34636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"/>
          <table:table-cell office:value-type="float" office:value="25979" calcext:value-type="float">
            <text:p>25979.0</text:p>
          </table:table-cell>
          <table:table-cell office:value-type="float" office:value="34685" calcext:value-type="float">
            <text:p>34685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25979" calcext:value-type="float">
            <text:p>25979.0</text:p>
          </table:table-cell>
          <table:table-cell office:value-type="float" office:value="34685" calcext:value-type="float">
            <text:p>3468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25984" calcext:value-type="float">
            <text:p>25984.0</text:p>
          </table:table-cell>
          <table:table-cell office:value-type="float" office:value="34685" calcext:value-type="float">
            <text:p>3468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"/>
          <table:table-cell office:value-type="float" office:value="26007" calcext:value-type="float">
            <text:p>26007.0</text:p>
          </table:table-cell>
          <table:table-cell office:value-type="float" office:value="34682" calcext:value-type="float">
            <text:p>34682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25995" calcext:value-type="float">
            <text:p>25995.0</text:p>
          </table:table-cell>
          <table:table-cell office:value-type="float" office:value="34711" calcext:value-type="float">
            <text:p>3471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25994" calcext:value-type="float">
            <text:p>25994.0</text:p>
          </table:table-cell>
          <table:table-cell office:value-type="float" office:value="34759" calcext:value-type="float">
            <text:p>34759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"/>
          <table:table-cell office:value-type="float" office:value="25968" calcext:value-type="float">
            <text:p>25968.0</text:p>
          </table:table-cell>
          <table:table-cell office:value-type="float" office:value="34857" calcext:value-type="float">
            <text:p>3485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25946" calcext:value-type="float">
            <text:p>25946.0</text:p>
          </table:table-cell>
          <table:table-cell office:value-type="float" office:value="34876" calcext:value-type="float">
            <text:p>34876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25937" calcext:value-type="float">
            <text:p>25937.0</text:p>
          </table:table-cell>
          <table:table-cell office:value-type="float" office:value="34905" calcext:value-type="float">
            <text:p>34905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"/>
          <table:table-cell office:value-type="float" office:value="25933" calcext:value-type="float">
            <text:p>25933.0</text:p>
          </table:table-cell>
          <table:table-cell office:value-type="float" office:value="34941" calcext:value-type="float">
            <text:p>34941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25936" calcext:value-type="float">
            <text:p>25936.0</text:p>
          </table:table-cell>
          <table:table-cell office:value-type="float" office:value="34948" calcext:value-type="float">
            <text:p>3494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1"/>
          <table:table-cell office:value-type="float" office:value="25938" calcext:value-type="float">
            <text:p>25938.0</text:p>
          </table:table-cell>
          <table:table-cell office:value-type="float" office:value="34956" calcext:value-type="float">
            <text:p>34956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25930" calcext:value-type="float">
            <text:p>25930.0</text:p>
          </table:table-cell>
          <table:table-cell office:value-type="float" office:value="34962" calcext:value-type="float">
            <text:p>3496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1"/>
          <table:table-cell office:value-type="float" office:value="25930" calcext:value-type="float">
            <text:p>25930.0</text:p>
          </table:table-cell>
          <table:table-cell office:value-type="float" office:value="34967" calcext:value-type="float">
            <text:p>34967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25928" calcext:value-type="float">
            <text:p>25928.0</text:p>
          </table:table-cell>
          <table:table-cell office:value-type="float" office:value="34970" calcext:value-type="float">
            <text:p>34970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25927" calcext:value-type="float">
            <text:p>25927.0</text:p>
          </table:table-cell>
          <table:table-cell office:value-type="float" office:value="34970" calcext:value-type="float">
            <text:p>34970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25927" calcext:value-type="float">
            <text:p>25927.0</text:p>
          </table:table-cell>
          <table:table-cell office:value-type="float" office:value="34976" calcext:value-type="float">
            <text:p>34976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25928" calcext:value-type="float">
            <text:p>25928.0</text:p>
          </table:table-cell>
          <table:table-cell office:value-type="float" office:value="34979" calcext:value-type="float">
            <text:p>34979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25921" calcext:value-type="float">
            <text:p>25921.0</text:p>
          </table:table-cell>
          <table:table-cell office:value-type="float" office:value="34988" calcext:value-type="float">
            <text:p>34988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1"/>
          <table:table-cell office:value-type="float" office:value="25914" calcext:value-type="float">
            <text:p>25914.0</text:p>
          </table:table-cell>
          <table:table-cell office:value-type="float" office:value="34993" calcext:value-type="float">
            <text:p>34993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25909" calcext:value-type="float">
            <text:p>25909.0</text:p>
          </table:table-cell>
          <table:table-cell office:value-type="float" office:value="34995" calcext:value-type="float">
            <text:p>34995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25904" calcext:value-type="float">
            <text:p>25904.0</text:p>
          </table:table-cell>
          <table:table-cell office:value-type="float" office:value="35002" calcext:value-type="float">
            <text:p>3500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25902" calcext:value-type="float">
            <text:p>25902.0</text:p>
          </table:table-cell>
          <table:table-cell office:value-type="float" office:value="35002" calcext:value-type="float">
            <text:p>35002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25894" calcext:value-type="float">
            <text:p>25894.0</text:p>
          </table:table-cell>
          <table:table-cell office:value-type="float" office:value="35001" calcext:value-type="float">
            <text:p>35001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25889" calcext:value-type="float">
            <text:p>25889.0</text:p>
          </table:table-cell>
          <table:table-cell office:value-type="float" office:value="35006" calcext:value-type="float">
            <text:p>35006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25875" calcext:value-type="float">
            <text:p>25875.0</text:p>
          </table:table-cell>
          <table:table-cell office:value-type="float" office:value="35011" calcext:value-type="float">
            <text:p>3501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25868" calcext:value-type="float">
            <text:p>25868.0</text:p>
          </table:table-cell>
          <table:table-cell office:value-type="float" office:value="35023" calcext:value-type="float">
            <text:p>3502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25858" calcext:value-type="float">
            <text:p>25858.0</text:p>
          </table:table-cell>
          <table:table-cell office:value-type="float" office:value="35030" calcext:value-type="float">
            <text:p>3503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25846" calcext:value-type="float">
            <text:p>25846.0</text:p>
          </table:table-cell>
          <table:table-cell office:value-type="float" office:value="35041" calcext:value-type="float">
            <text:p>35041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25844" calcext:value-type="float">
            <text:p>25844.0</text:p>
          </table:table-cell>
          <table:table-cell office:value-type="float" office:value="35048" calcext:value-type="float">
            <text:p>3504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25835" calcext:value-type="float">
            <text:p>25835.0</text:p>
          </table:table-cell>
          <table:table-cell office:value-type="float" office:value="35059" calcext:value-type="float">
            <text:p>3505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25833" calcext:value-type="float">
            <text:p>25833.0</text:p>
          </table:table-cell>
          <table:table-cell office:value-type="float" office:value="35064" calcext:value-type="float">
            <text:p>35064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25830" calcext:value-type="float">
            <text:p>25830.0</text:p>
          </table:table-cell>
          <table:table-cell office:value-type="float" office:value="35082" calcext:value-type="float">
            <text:p>35082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25831" calcext:value-type="float">
            <text:p>25831.0</text:p>
          </table:table-cell>
          <table:table-cell office:value-type="float" office:value="35097" calcext:value-type="float">
            <text:p>3509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25829" calcext:value-type="float">
            <text:p>25829.0</text:p>
          </table:table-cell>
          <table:table-cell office:value-type="float" office:value="35112" calcext:value-type="float">
            <text:p>3511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25834" calcext:value-type="float">
            <text:p>25834.0</text:p>
          </table:table-cell>
          <table:table-cell office:value-type="float" office:value="35134" calcext:value-type="float">
            <text:p>35134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25830" calcext:value-type="float">
            <text:p>25830.0</text:p>
          </table:table-cell>
          <table:table-cell office:value-type="float" office:value="35155" calcext:value-type="float">
            <text:p>35155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25830" calcext:value-type="float">
            <text:p>25830.0</text:p>
          </table:table-cell>
          <table:table-cell office:value-type="float" office:value="35167" calcext:value-type="float">
            <text:p>35167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25829" calcext:value-type="float">
            <text:p>25829.0</text:p>
          </table:table-cell>
          <table:table-cell office:value-type="float" office:value="35191" calcext:value-type="float">
            <text:p>3519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25833" calcext:value-type="float">
            <text:p>25833.0</text:p>
          </table:table-cell>
          <table:table-cell office:value-type="float" office:value="35216" calcext:value-type="float">
            <text:p>35216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25836" calcext:value-type="float">
            <text:p>25836.0</text:p>
          </table:table-cell>
          <table:table-cell office:value-type="float" office:value="35233" calcext:value-type="float">
            <text:p>3523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25830" calcext:value-type="float">
            <text:p>25830.0</text:p>
          </table:table-cell>
          <table:table-cell office:value-type="float" office:value="35241" calcext:value-type="float">
            <text:p>35241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25828" calcext:value-type="float">
            <text:p>25828.0</text:p>
          </table:table-cell>
          <table:table-cell office:value-type="float" office:value="35264" calcext:value-type="float">
            <text:p>3526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25825" calcext:value-type="float">
            <text:p>25825.0</text:p>
          </table:table-cell>
          <table:table-cell office:value-type="float" office:value="35277" calcext:value-type="float">
            <text:p>3527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25828" calcext:value-type="float">
            <text:p>25828.0</text:p>
          </table:table-cell>
          <table:table-cell office:value-type="float" office:value="35302" calcext:value-type="float">
            <text:p>3530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25832" calcext:value-type="float">
            <text:p>25832.0</text:p>
          </table:table-cell>
          <table:table-cell office:value-type="float" office:value="35325" calcext:value-type="float">
            <text:p>3532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25839" calcext:value-type="float">
            <text:p>25839.0</text:p>
          </table:table-cell>
          <table:table-cell office:value-type="float" office:value="35347" calcext:value-type="float">
            <text:p>35347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25848" calcext:value-type="float">
            <text:p>25848.0</text:p>
          </table:table-cell>
          <table:table-cell office:value-type="float" office:value="35375" calcext:value-type="float">
            <text:p>35375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25845" calcext:value-type="float">
            <text:p>25845.0</text:p>
          </table:table-cell>
          <table:table-cell office:value-type="float" office:value="35381" calcext:value-type="float">
            <text:p>3538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1"/>
          <table:table-cell office:value-type="float" office:value="25861" calcext:value-type="float">
            <text:p>25861.0</text:p>
          </table:table-cell>
          <table:table-cell office:value-type="float" office:value="35450" calcext:value-type="float">
            <text:p>3545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25883" calcext:value-type="float">
            <text:p>25883.0</text:p>
          </table:table-cell>
          <table:table-cell office:value-type="float" office:value="35535" calcext:value-type="float">
            <text:p>35535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25889" calcext:value-type="float">
            <text:p>25889.0</text:p>
          </table:table-cell>
          <table:table-cell office:value-type="float" office:value="35585" calcext:value-type="float">
            <text:p>35585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25892" calcext:value-type="float">
            <text:p>25892.0</text:p>
          </table:table-cell>
          <table:table-cell office:value-type="float" office:value="35595" calcext:value-type="float">
            <text:p>3559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25893" calcext:value-type="float">
            <text:p>25893.0</text:p>
          </table:table-cell>
          <table:table-cell office:value-type="float" office:value="35610" calcext:value-type="float">
            <text:p>35610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1"/>
          <table:table-cell office:value-type="float" office:value="25891" calcext:value-type="float">
            <text:p>25891.0</text:p>
          </table:table-cell>
          <table:table-cell office:value-type="float" office:value="35629" calcext:value-type="float">
            <text:p>35629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25893" calcext:value-type="float">
            <text:p>25893.0</text:p>
          </table:table-cell>
          <table:table-cell office:value-type="float" office:value="35643" calcext:value-type="float">
            <text:p>35643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25894" calcext:value-type="float">
            <text:p>25894.0</text:p>
          </table:table-cell>
          <table:table-cell office:value-type="float" office:value="35660" calcext:value-type="float">
            <text:p>35660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25890" calcext:value-type="float">
            <text:p>25890.0</text:p>
          </table:table-cell>
          <table:table-cell office:value-type="float" office:value="35669" calcext:value-type="float">
            <text:p>35669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25890" calcext:value-type="float">
            <text:p>25890.0</text:p>
          </table:table-cell>
          <table:table-cell office:value-type="float" office:value="35685" calcext:value-type="float">
            <text:p>3568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25884" calcext:value-type="float">
            <text:p>25884.0</text:p>
          </table:table-cell>
          <table:table-cell office:value-type="float" office:value="35702" calcext:value-type="float">
            <text:p>35702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25879" calcext:value-type="float">
            <text:p>25879.0</text:p>
          </table:table-cell>
          <table:table-cell office:value-type="float" office:value="35711" calcext:value-type="float">
            <text:p>3571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25882" calcext:value-type="float">
            <text:p>25882.0</text:p>
          </table:table-cell>
          <table:table-cell office:value-type="float" office:value="35735" calcext:value-type="float">
            <text:p>35735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25885" calcext:value-type="float">
            <text:p>25885.0</text:p>
          </table:table-cell>
          <table:table-cell office:value-type="float" office:value="35748" calcext:value-type="float">
            <text:p>35748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25886" calcext:value-type="float">
            <text:p>25886.0</text:p>
          </table:table-cell>
          <table:table-cell office:value-type="float" office:value="35765" calcext:value-type="float">
            <text:p>35765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25888" calcext:value-type="float">
            <text:p>25888.0</text:p>
          </table:table-cell>
          <table:table-cell office:value-type="float" office:value="35778" calcext:value-type="float">
            <text:p>3577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25894" calcext:value-type="float">
            <text:p>25894.0</text:p>
          </table:table-cell>
          <table:table-cell office:value-type="float" office:value="35798" calcext:value-type="float">
            <text:p>35798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25904" calcext:value-type="float">
            <text:p>25904.0</text:p>
          </table:table-cell>
          <table:table-cell office:value-type="float" office:value="35818" calcext:value-type="float">
            <text:p>35818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25909" calcext:value-type="float">
            <text:p>25909.0</text:p>
          </table:table-cell>
          <table:table-cell office:value-type="float" office:value="35832" calcext:value-type="float">
            <text:p>35832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25912" calcext:value-type="float">
            <text:p>25912.0</text:p>
          </table:table-cell>
          <table:table-cell office:value-type="float" office:value="35848" calcext:value-type="float">
            <text:p>35848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"/>
          <table:table-cell office:value-type="float" office:value="25926" calcext:value-type="float">
            <text:p>25926.0</text:p>
          </table:table-cell>
          <table:table-cell office:value-type="float" office:value="35869" calcext:value-type="float">
            <text:p>35869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25947" calcext:value-type="float">
            <text:p>25947.0</text:p>
          </table:table-cell>
          <table:table-cell office:value-type="float" office:value="35894" calcext:value-type="float">
            <text:p>35894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25967" calcext:value-type="float">
            <text:p>25967.0</text:p>
          </table:table-cell>
          <table:table-cell office:value-type="float" office:value="35919" calcext:value-type="float">
            <text:p>35919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25972" calcext:value-type="float">
            <text:p>25972.0</text:p>
          </table:table-cell>
          <table:table-cell office:value-type="float" office:value="35931" calcext:value-type="float">
            <text:p>3593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25994" calcext:value-type="float">
            <text:p>25994.0</text:p>
          </table:table-cell>
          <table:table-cell office:value-type="float" office:value="35981" calcext:value-type="float">
            <text:p>3598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26036" calcext:value-type="float">
            <text:p>26036.0</text:p>
          </table:table-cell>
          <table:table-cell office:value-type="float" office:value="36071" calcext:value-type="float">
            <text:p>3607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26044" calcext:value-type="float">
            <text:p>26044.0</text:p>
          </table:table-cell>
          <table:table-cell office:value-type="float" office:value="36082" calcext:value-type="float">
            <text:p>36082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26054" calcext:value-type="float">
            <text:p>26054.0</text:p>
          </table:table-cell>
          <table:table-cell office:value-type="float" office:value="36093" calcext:value-type="float">
            <text:p>3609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26057" calcext:value-type="float">
            <text:p>26057.0</text:p>
          </table:table-cell>
          <table:table-cell office:value-type="float" office:value="36099" calcext:value-type="float">
            <text:p>36099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26069" calcext:value-type="float">
            <text:p>26069.0</text:p>
          </table:table-cell>
          <table:table-cell office:value-type="float" office:value="36111" calcext:value-type="float">
            <text:p>3611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26078" calcext:value-type="float">
            <text:p>26078.0</text:p>
          </table:table-cell>
          <table:table-cell office:value-type="float" office:value="36119" calcext:value-type="float">
            <text:p>3611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26083" calcext:value-type="float">
            <text:p>26083.0</text:p>
          </table:table-cell>
          <table:table-cell office:value-type="float" office:value="36127" calcext:value-type="float">
            <text:p>3612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26085" calcext:value-type="float">
            <text:p>26085.0</text:p>
          </table:table-cell>
          <table:table-cell office:value-type="float" office:value="36127" calcext:value-type="float">
            <text:p>3612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26089" calcext:value-type="float">
            <text:p>26089.0</text:p>
          </table:table-cell>
          <table:table-cell office:value-type="float" office:value="36136" calcext:value-type="float">
            <text:p>36136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26096" calcext:value-type="float">
            <text:p>26096.0</text:p>
          </table:table-cell>
          <table:table-cell office:value-type="float" office:value="36142" calcext:value-type="float">
            <text:p>3614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26103" calcext:value-type="float">
            <text:p>26103.0</text:p>
          </table:table-cell>
          <table:table-cell office:value-type="float" office:value="36157" calcext:value-type="float">
            <text:p>3615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1"/>
          <table:table-cell office:value-type="float" office:value="26096" calcext:value-type="float">
            <text:p>26096.0</text:p>
          </table:table-cell>
          <table:table-cell office:value-type="float" office:value="36187" calcext:value-type="float">
            <text:p>36187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26082" calcext:value-type="float">
            <text:p>26082.0</text:p>
          </table:table-cell>
          <table:table-cell office:value-type="float" office:value="36207" calcext:value-type="float">
            <text:p>36207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1"/>
          <table:table-cell office:value-type="float" office:value="26085" calcext:value-type="float">
            <text:p>26085.0</text:p>
          </table:table-cell>
          <table:table-cell office:value-type="float" office:value="36214" calcext:value-type="float">
            <text:p>36214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26086" calcext:value-type="float">
            <text:p>26086.0</text:p>
          </table:table-cell>
          <table:table-cell office:value-type="float" office:value="36215" calcext:value-type="float">
            <text:p>3621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26075" calcext:value-type="float">
            <text:p>26075.0</text:p>
          </table:table-cell>
          <table:table-cell office:value-type="float" office:value="36236" calcext:value-type="float">
            <text:p>36236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26060" calcext:value-type="float">
            <text:p>26060.0</text:p>
          </table:table-cell>
          <table:table-cell office:value-type="float" office:value="36274" calcext:value-type="float">
            <text:p>3627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26055" calcext:value-type="float">
            <text:p>26055.0</text:p>
          </table:table-cell>
          <table:table-cell office:value-type="float" office:value="36289" calcext:value-type="float">
            <text:p>36289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26052" calcext:value-type="float">
            <text:p>26052.0</text:p>
          </table:table-cell>
          <table:table-cell office:value-type="float" office:value="36327" calcext:value-type="float">
            <text:p>36327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26055" calcext:value-type="float">
            <text:p>26055.0</text:p>
          </table:table-cell>
          <table:table-cell office:value-type="float" office:value="36327" calcext:value-type="float">
            <text:p>36327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26055" calcext:value-type="float">
            <text:p>26055.0</text:p>
          </table:table-cell>
          <table:table-cell office:value-type="float" office:value="36327" calcext:value-type="float">
            <text:p>36327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26060" calcext:value-type="float">
            <text:p>26060.0</text:p>
          </table:table-cell>
          <table:table-cell office:value-type="float" office:value="36350" calcext:value-type="float">
            <text:p>36350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535" calcext:value-type="float">
            <text:p>1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26060" calcext:value-type="float">
            <text:p>26060.0</text:p>
          </table:table-cell>
          <table:table-cell office:value-type="float" office:value="36350" calcext:value-type="float">
            <text:p>3635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26059" calcext:value-type="float">
            <text:p>26059.0</text:p>
          </table:table-cell>
          <table:table-cell office:value-type="float" office:value="36350" calcext:value-type="float">
            <text:p>36350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26063" calcext:value-type="float">
            <text:p>26063.0</text:p>
          </table:table-cell>
          <table:table-cell office:value-type="float" office:value="36353" calcext:value-type="float">
            <text:p>36353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1"/>
          <table:table-cell office:value-type="float" office:value="26060" calcext:value-type="float">
            <text:p>26060.0</text:p>
          </table:table-cell>
          <table:table-cell office:value-type="float" office:value="36370" calcext:value-type="float">
            <text:p>3637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26070" calcext:value-type="float">
            <text:p>26070.0</text:p>
          </table:table-cell>
          <table:table-cell office:value-type="float" office:value="36380" calcext:value-type="float">
            <text:p>36380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1"/>
          <table:table-cell office:value-type="float" office:value="26083" calcext:value-type="float">
            <text:p>26083.0</text:p>
          </table:table-cell>
          <table:table-cell office:value-type="float" office:value="36396" calcext:value-type="float">
            <text:p>3639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26088" calcext:value-type="float">
            <text:p>26088.0</text:p>
          </table:table-cell>
          <table:table-cell office:value-type="float" office:value="36397" calcext:value-type="float">
            <text:p>3639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26095" calcext:value-type="float">
            <text:p>26095.0</text:p>
          </table:table-cell>
          <table:table-cell office:value-type="float" office:value="36407" calcext:value-type="float">
            <text:p>3640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26103" calcext:value-type="float">
            <text:p>26103.0</text:p>
          </table:table-cell>
          <table:table-cell office:value-type="float" office:value="36421" calcext:value-type="float">
            <text:p>3642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26107" calcext:value-type="float">
            <text:p>26107.0</text:p>
          </table:table-cell>
          <table:table-cell office:value-type="float" office:value="36420" calcext:value-type="float">
            <text:p>3642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26114" calcext:value-type="float">
            <text:p>26114.0</text:p>
          </table:table-cell>
          <table:table-cell office:value-type="float" office:value="36427" calcext:value-type="float">
            <text:p>36427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26122" calcext:value-type="float">
            <text:p>26122.0</text:p>
          </table:table-cell>
          <table:table-cell office:value-type="float" office:value="36434" calcext:value-type="float">
            <text:p>3643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26122" calcext:value-type="float">
            <text:p>26122.0</text:p>
          </table:table-cell>
          <table:table-cell office:value-type="float" office:value="36434" calcext:value-type="float">
            <text:p>3643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26128" calcext:value-type="float">
            <text:p>26128.0</text:p>
          </table:table-cell>
          <table:table-cell office:value-type="float" office:value="36442" calcext:value-type="float">
            <text:p>3644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26138" calcext:value-type="float">
            <text:p>26138.0</text:p>
          </table:table-cell>
          <table:table-cell office:value-type="float" office:value="36458" calcext:value-type="float">
            <text:p>3645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26152" calcext:value-type="float">
            <text:p>26152.0</text:p>
          </table:table-cell>
          <table:table-cell office:value-type="float" office:value="36472" calcext:value-type="float">
            <text:p>36472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26165" calcext:value-type="float">
            <text:p>26165.0</text:p>
          </table:table-cell>
          <table:table-cell office:value-type="float" office:value="36495" calcext:value-type="float">
            <text:p>36495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26176" calcext:value-type="float">
            <text:p>26176.0</text:p>
          </table:table-cell>
          <table:table-cell office:value-type="float" office:value="36510" calcext:value-type="float">
            <text:p>36510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1"/>
          <table:table-cell office:value-type="float" office:value="26183" calcext:value-type="float">
            <text:p>26183.0</text:p>
          </table:table-cell>
          <table:table-cell office:value-type="float" office:value="36526" calcext:value-type="float">
            <text:p>3652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26186" calcext:value-type="float">
            <text:p>26186.0</text:p>
          </table:table-cell>
          <table:table-cell office:value-type="float" office:value="36534" calcext:value-type="float">
            <text:p>3653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26185" calcext:value-type="float">
            <text:p>26185.0</text:p>
          </table:table-cell>
          <table:table-cell office:value-type="float" office:value="36540" calcext:value-type="float">
            <text:p>3654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1"/>
          <table:table-cell office:value-type="float" office:value="26188" calcext:value-type="float">
            <text:p>26188.0</text:p>
          </table:table-cell>
          <table:table-cell office:value-type="float" office:value="36553" calcext:value-type="float">
            <text:p>3655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26187" calcext:value-type="float">
            <text:p>26187.0</text:p>
          </table:table-cell>
          <table:table-cell office:value-type="float" office:value="36556" calcext:value-type="float">
            <text:p>36556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26190" calcext:value-type="float">
            <text:p>26190.0</text:p>
          </table:table-cell>
          <table:table-cell office:value-type="float" office:value="36562" calcext:value-type="float">
            <text:p>3656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26203" calcext:value-type="float">
            <text:p>26203.0</text:p>
          </table:table-cell>
          <table:table-cell office:value-type="float" office:value="36579" calcext:value-type="float">
            <text:p>3657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26210" calcext:value-type="float">
            <text:p>26210.0</text:p>
          </table:table-cell>
          <table:table-cell office:value-type="float" office:value="36597" calcext:value-type="float">
            <text:p>36597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26220" calcext:value-type="float">
            <text:p>26220.0</text:p>
          </table:table-cell>
          <table:table-cell office:value-type="float" office:value="36613" calcext:value-type="float">
            <text:p>36613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1"/>
          <table:table-cell office:value-type="float" office:value="26222" calcext:value-type="float">
            <text:p>26222.0</text:p>
          </table:table-cell>
          <table:table-cell office:value-type="float" office:value="36624" calcext:value-type="float">
            <text:p>3662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26220" calcext:value-type="float">
            <text:p>26220.0</text:p>
          </table:table-cell>
          <table:table-cell office:value-type="float" office:value="36627" calcext:value-type="float">
            <text:p>3662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1"/>
          <table:table-cell office:value-type="float" office:value="26226" calcext:value-type="float">
            <text:p>26226.0</text:p>
          </table:table-cell>
          <table:table-cell office:value-type="float" office:value="36630" calcext:value-type="float">
            <text:p>36630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1"/>
          <table:table-cell office:value-type="float" office:value="26229" calcext:value-type="float">
            <text:p>26229.0</text:p>
          </table:table-cell>
          <table:table-cell office:value-type="float" office:value="36633" calcext:value-type="float">
            <text:p>36633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26232" calcext:value-type="float">
            <text:p>26232.0</text:p>
          </table:table-cell>
          <table:table-cell office:value-type="float" office:value="36638" calcext:value-type="float">
            <text:p>3663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26243" calcext:value-type="float">
            <text:p>26243.0</text:p>
          </table:table-cell>
          <table:table-cell office:value-type="float" office:value="36649" calcext:value-type="float">
            <text:p>36649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26248" calcext:value-type="float">
            <text:p>26248.0</text:p>
          </table:table-cell>
          <table:table-cell office:value-type="float" office:value="36658" calcext:value-type="float">
            <text:p>36658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26240" calcext:value-type="float">
            <text:p>26240.0</text:p>
          </table:table-cell>
          <table:table-cell office:value-type="float" office:value="36730" calcext:value-type="float">
            <text:p>36730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26243" calcext:value-type="float">
            <text:p>26243.0</text:p>
          </table:table-cell>
          <table:table-cell office:value-type="float" office:value="36750" calcext:value-type="float">
            <text:p>3675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26235" calcext:value-type="float">
            <text:p>26235.0</text:p>
          </table:table-cell>
          <table:table-cell office:value-type="float" office:value="36773" calcext:value-type="float">
            <text:p>36773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26225" calcext:value-type="float">
            <text:p>26225.0</text:p>
          </table:table-cell>
          <table:table-cell office:value-type="float" office:value="36800" calcext:value-type="float">
            <text:p>36800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26216" calcext:value-type="float">
            <text:p>26216.0</text:p>
          </table:table-cell>
          <table:table-cell office:value-type="float" office:value="36838" calcext:value-type="float">
            <text:p>36838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26207" calcext:value-type="float">
            <text:p>26207.0</text:p>
          </table:table-cell>
          <table:table-cell office:value-type="float" office:value="36904" calcext:value-type="float">
            <text:p>36904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26197" calcext:value-type="float">
            <text:p>26197.0</text:p>
          </table:table-cell>
          <table:table-cell office:value-type="float" office:value="36936" calcext:value-type="float">
            <text:p>3693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26185" calcext:value-type="float">
            <text:p>26185.0</text:p>
          </table:table-cell>
          <table:table-cell office:value-type="float" office:value="36976" calcext:value-type="float">
            <text:p>3697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/>
          <table:table-cell office:value-type="float" office:value="26182" calcext:value-type="float">
            <text:p>26182.0</text:p>
          </table:table-cell>
          <table:table-cell office:value-type="float" office:value="36995" calcext:value-type="float">
            <text:p>36995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26182" calcext:value-type="float">
            <text:p>26182.0</text:p>
          </table:table-cell>
          <table:table-cell office:value-type="float" office:value="37002" calcext:value-type="float">
            <text:p>3700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26180" calcext:value-type="float">
            <text:p>26180.0</text:p>
          </table:table-cell>
          <table:table-cell office:value-type="float" office:value="37013" calcext:value-type="float">
            <text:p>37013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26174" calcext:value-type="float">
            <text:p>26174.0</text:p>
          </table:table-cell>
          <table:table-cell office:value-type="float" office:value="37054" calcext:value-type="float">
            <text:p>3705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26162" calcext:value-type="float">
            <text:p>26162.0</text:p>
          </table:table-cell>
          <table:table-cell office:value-type="float" office:value="37140" calcext:value-type="float">
            <text:p>37140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26148" calcext:value-type="float">
            <text:p>26148.0</text:p>
          </table:table-cell>
          <table:table-cell office:value-type="float" office:value="37198" calcext:value-type="float">
            <text:p>37198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26139" calcext:value-type="float">
            <text:p>26139.0</text:p>
          </table:table-cell>
          <table:table-cell office:value-type="float" office:value="37257" calcext:value-type="float">
            <text:p>37257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26134" calcext:value-type="float">
            <text:p>26134.0</text:p>
          </table:table-cell>
          <table:table-cell office:value-type="float" office:value="37284" calcext:value-type="float">
            <text:p>37284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26110" calcext:value-type="float">
            <text:p>26110.0</text:p>
          </table:table-cell>
          <table:table-cell office:value-type="float" office:value="37317" calcext:value-type="float">
            <text:p>37317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26096" calcext:value-type="float">
            <text:p>26096.0</text:p>
          </table:table-cell>
          <table:table-cell office:value-type="float" office:value="37354" calcext:value-type="float">
            <text:p>3735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26069" calcext:value-type="float">
            <text:p>26069.0</text:p>
          </table:table-cell>
          <table:table-cell office:value-type="float" office:value="37391" calcext:value-type="float">
            <text:p>3739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26049" calcext:value-type="float">
            <text:p>26049.0</text:p>
          </table:table-cell>
          <table:table-cell office:value-type="float" office:value="37420" calcext:value-type="float">
            <text:p>37420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26039" calcext:value-type="float">
            <text:p>26039.0</text:p>
          </table:table-cell>
          <table:table-cell office:value-type="float" office:value="37453" calcext:value-type="float">
            <text:p>37453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26036" calcext:value-type="float">
            <text:p>26036.0</text:p>
          </table:table-cell>
          <table:table-cell office:value-type="float" office:value="37493" calcext:value-type="float">
            <text:p>37493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26024" calcext:value-type="float">
            <text:p>26024.0</text:p>
          </table:table-cell>
          <table:table-cell office:value-type="float" office:value="37538" calcext:value-type="float">
            <text:p>37538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26015" calcext:value-type="float">
            <text:p>26015.0</text:p>
          </table:table-cell>
          <table:table-cell office:value-type="float" office:value="37572" calcext:value-type="float">
            <text:p>37572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26009" calcext:value-type="float">
            <text:p>26009.0</text:p>
          </table:table-cell>
          <table:table-cell office:value-type="float" office:value="37600" calcext:value-type="float">
            <text:p>3760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26008" calcext:value-type="float">
            <text:p>26008.0</text:p>
          </table:table-cell>
          <table:table-cell office:value-type="float" office:value="37636" calcext:value-type="float">
            <text:p>37636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26000" calcext:value-type="float">
            <text:p>26000.0</text:p>
          </table:table-cell>
          <table:table-cell office:value-type="float" office:value="37683" calcext:value-type="float">
            <text:p>37683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25977" calcext:value-type="float">
            <text:p>25977.0</text:p>
          </table:table-cell>
          <table:table-cell office:value-type="float" office:value="37719" calcext:value-type="float">
            <text:p>37719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25968" calcext:value-type="float">
            <text:p>25968.0</text:p>
          </table:table-cell>
          <table:table-cell office:value-type="float" office:value="37748" calcext:value-type="float">
            <text:p>37748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25961" calcext:value-type="float">
            <text:p>25961.0</text:p>
          </table:table-cell>
          <table:table-cell office:value-type="float" office:value="37762" calcext:value-type="float">
            <text:p>37762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25958" calcext:value-type="float">
            <text:p>25958.0</text:p>
          </table:table-cell>
          <table:table-cell office:value-type="float" office:value="37771" calcext:value-type="float">
            <text:p>37771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25948" calcext:value-type="float">
            <text:p>25948.0</text:p>
          </table:table-cell>
          <table:table-cell office:value-type="float" office:value="37797" calcext:value-type="float">
            <text:p>37797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25935" calcext:value-type="float">
            <text:p>25935.0</text:p>
          </table:table-cell>
          <table:table-cell office:value-type="float" office:value="37826" calcext:value-type="float">
            <text:p>37826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25910" calcext:value-type="float">
            <text:p>25910.0</text:p>
          </table:table-cell>
          <table:table-cell office:value-type="float" office:value="37900" calcext:value-type="float">
            <text:p>3790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/>
          <table:table-cell office:value-type="float" office:value="25913" calcext:value-type="float">
            <text:p>25913.0</text:p>
          </table:table-cell>
          <table:table-cell office:value-type="float" office:value="37911" calcext:value-type="float">
            <text:p>3791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25908" calcext:value-type="float">
            <text:p>25908.0</text:p>
          </table:table-cell>
          <table:table-cell office:value-type="float" office:value="37927" calcext:value-type="float">
            <text:p>37927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25913" calcext:value-type="float">
            <text:p>25913.0</text:p>
          </table:table-cell>
          <table:table-cell office:value-type="float" office:value="37956" calcext:value-type="float">
            <text:p>37956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25909" calcext:value-type="float">
            <text:p>25909.0</text:p>
          </table:table-cell>
          <table:table-cell office:value-type="float" office:value="37979" calcext:value-type="float">
            <text:p>37979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25912" calcext:value-type="float">
            <text:p>25912.0</text:p>
          </table:table-cell>
          <table:table-cell office:value-type="float" office:value="37990" calcext:value-type="float">
            <text:p>37990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25912" calcext:value-type="float">
            <text:p>25912.0</text:p>
          </table:table-cell>
          <table:table-cell office:value-type="float" office:value="38004" calcext:value-type="float">
            <text:p>3800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25908" calcext:value-type="float">
            <text:p>25908.0</text:p>
          </table:table-cell>
          <table:table-cell office:value-type="float" office:value="38013" calcext:value-type="float">
            <text:p>38013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25909" calcext:value-type="float">
            <text:p>25909.0</text:p>
          </table:table-cell>
          <table:table-cell office:value-type="float" office:value="38015" calcext:value-type="float">
            <text:p>3801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25913" calcext:value-type="float">
            <text:p>25913.0</text:p>
          </table:table-cell>
          <table:table-cell office:value-type="float" office:value="38028" calcext:value-type="float">
            <text:p>38028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25916" calcext:value-type="float">
            <text:p>25916.0</text:p>
          </table:table-cell>
          <table:table-cell office:value-type="float" office:value="38043" calcext:value-type="float">
            <text:p>3804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25911" calcext:value-type="float">
            <text:p>25911.0</text:p>
          </table:table-cell>
          <table:table-cell office:value-type="float" office:value="38055" calcext:value-type="float">
            <text:p>3805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25913" calcext:value-type="float">
            <text:p>25913.0</text:p>
          </table:table-cell>
          <table:table-cell office:value-type="float" office:value="38065" calcext:value-type="float">
            <text:p>38065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25913" calcext:value-type="float">
            <text:p>25913.0</text:p>
          </table:table-cell>
          <table:table-cell office:value-type="float" office:value="38070" calcext:value-type="float">
            <text:p>3807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25910" calcext:value-type="float">
            <text:p>25910.0</text:p>
          </table:table-cell>
          <table:table-cell office:value-type="float" office:value="38084" calcext:value-type="float">
            <text:p>3808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25912" calcext:value-type="float">
            <text:p>25912.0</text:p>
          </table:table-cell>
          <table:table-cell office:value-type="float" office:value="38091" calcext:value-type="float">
            <text:p>38091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25903" calcext:value-type="float">
            <text:p>25903.0</text:p>
          </table:table-cell>
          <table:table-cell office:value-type="float" office:value="38111" calcext:value-type="float">
            <text:p>38111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25898" calcext:value-type="float">
            <text:p>25898.0</text:p>
          </table:table-cell>
          <table:table-cell office:value-type="float" office:value="38120" calcext:value-type="float">
            <text:p>38120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25896" calcext:value-type="float">
            <text:p>25896.0</text:p>
          </table:table-cell>
          <table:table-cell office:value-type="float" office:value="38135" calcext:value-type="float">
            <text:p>38135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25899" calcext:value-type="float">
            <text:p>25899.0</text:p>
          </table:table-cell>
          <table:table-cell office:value-type="float" office:value="38142" calcext:value-type="float">
            <text:p>38142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/>
          <table:table-cell office:value-type="float" office:value="25905" calcext:value-type="float">
            <text:p>25905.0</text:p>
          </table:table-cell>
          <table:table-cell office:value-type="float" office:value="38152" calcext:value-type="float">
            <text:p>38152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25901" calcext:value-type="float">
            <text:p>25901.0</text:p>
          </table:table-cell>
          <table:table-cell office:value-type="float" office:value="38172" calcext:value-type="float">
            <text:p>3817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25903" calcext:value-type="float">
            <text:p>25903.0</text:p>
          </table:table-cell>
          <table:table-cell office:value-type="float" office:value="38185" calcext:value-type="float">
            <text:p>3818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1"/>
          <table:table-cell office:value-type="float" office:value="25898" calcext:value-type="float">
            <text:p>25898.0</text:p>
          </table:table-cell>
          <table:table-cell office:value-type="float" office:value="38206" calcext:value-type="float">
            <text:p>38206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25901" calcext:value-type="float">
            <text:p>25901.0</text:p>
          </table:table-cell>
          <table:table-cell office:value-type="float" office:value="38215" calcext:value-type="float">
            <text:p>38215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25904" calcext:value-type="float">
            <text:p>25904.0</text:p>
          </table:table-cell>
          <table:table-cell office:value-type="float" office:value="38229" calcext:value-type="float">
            <text:p>38229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25901" calcext:value-type="float">
            <text:p>25901.0</text:p>
          </table:table-cell>
          <table:table-cell office:value-type="float" office:value="38237" calcext:value-type="float">
            <text:p>38237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25903" calcext:value-type="float">
            <text:p>25903.0</text:p>
          </table:table-cell>
          <table:table-cell office:value-type="float" office:value="38241" calcext:value-type="float">
            <text:p>38241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25900" calcext:value-type="float">
            <text:p>25900.0</text:p>
          </table:table-cell>
          <table:table-cell office:value-type="float" office:value="38251" calcext:value-type="float">
            <text:p>3825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25893" calcext:value-type="float">
            <text:p>25893.0</text:p>
          </table:table-cell>
          <table:table-cell office:value-type="float" office:value="38254" calcext:value-type="float">
            <text:p>3825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25889" calcext:value-type="float">
            <text:p>25889.0</text:p>
          </table:table-cell>
          <table:table-cell office:value-type="float" office:value="38270" calcext:value-type="float">
            <text:p>38270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25892" calcext:value-type="float">
            <text:p>25892.0</text:p>
          </table:table-cell>
          <table:table-cell office:value-type="float" office:value="38273" calcext:value-type="float">
            <text:p>3827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25899" calcext:value-type="float">
            <text:p>25899.0</text:p>
          </table:table-cell>
          <table:table-cell office:value-type="float" office:value="38283" calcext:value-type="float">
            <text:p>38283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25902" calcext:value-type="float">
            <text:p>25902.0</text:p>
          </table:table-cell>
          <table:table-cell office:value-type="float" office:value="38293" calcext:value-type="float">
            <text:p>3829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1"/>
          <table:table-cell office:value-type="float" office:value="25904" calcext:value-type="float">
            <text:p>25904.0</text:p>
          </table:table-cell>
          <table:table-cell office:value-type="float" office:value="38303" calcext:value-type="float">
            <text:p>38303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25905" calcext:value-type="float">
            <text:p>25905.0</text:p>
          </table:table-cell>
          <table:table-cell office:value-type="float" office:value="38303" calcext:value-type="float">
            <text:p>3830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25906" calcext:value-type="float">
            <text:p>25906.0</text:p>
          </table:table-cell>
          <table:table-cell office:value-type="float" office:value="38307" calcext:value-type="float">
            <text:p>38307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25908" calcext:value-type="float">
            <text:p>25908.0</text:p>
          </table:table-cell>
          <table:table-cell office:value-type="float" office:value="38316" calcext:value-type="float">
            <text:p>3831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25914" calcext:value-type="float">
            <text:p>25914.0</text:p>
          </table:table-cell>
          <table:table-cell office:value-type="float" office:value="38328" calcext:value-type="float">
            <text:p>38328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25924" calcext:value-type="float">
            <text:p>25924.0</text:p>
          </table:table-cell>
          <table:table-cell office:value-type="float" office:value="38340" calcext:value-type="float">
            <text:p>38340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1"/>
          <table:table-cell office:value-type="float" office:value="25935" calcext:value-type="float">
            <text:p>25935.0</text:p>
          </table:table-cell>
          <table:table-cell office:value-type="float" office:value="38356" calcext:value-type="float">
            <text:p>3835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25952" calcext:value-type="float">
            <text:p>25952.0</text:p>
          </table:table-cell>
          <table:table-cell office:value-type="float" office:value="38371" calcext:value-type="float">
            <text:p>38371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1"/>
          <table:table-cell office:value-type="float" office:value="25958" calcext:value-type="float">
            <text:p>25958.0</text:p>
          </table:table-cell>
          <table:table-cell office:value-type="float" office:value="38391" calcext:value-type="float">
            <text:p>38391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25963" calcext:value-type="float">
            <text:p>25963.0</text:p>
          </table:table-cell>
          <table:table-cell office:value-type="float" office:value="38412" calcext:value-type="float">
            <text:p>38412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1"/>
          <table:table-cell office:value-type="float" office:value="25968" calcext:value-type="float">
            <text:p>25968.0</text:p>
          </table:table-cell>
          <table:table-cell office:value-type="float" office:value="38451" calcext:value-type="float">
            <text:p>38451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1"/>
          <table:table-cell office:value-type="float" office:value="25973" calcext:value-type="float">
            <text:p>25973.0</text:p>
          </table:table-cell>
          <table:table-cell office:value-type="float" office:value="38473" calcext:value-type="float">
            <text:p>38473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25981" calcext:value-type="float">
            <text:p>25981.0</text:p>
          </table:table-cell>
          <table:table-cell office:value-type="float" office:value="38488" calcext:value-type="float">
            <text:p>3848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25979" calcext:value-type="float">
            <text:p>25979.0</text:p>
          </table:table-cell>
          <table:table-cell office:value-type="float" office:value="38517" calcext:value-type="float">
            <text:p>3851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25986" calcext:value-type="float">
            <text:p>25986.0</text:p>
          </table:table-cell>
          <table:table-cell office:value-type="float" office:value="38528" calcext:value-type="float">
            <text:p>38528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25993" calcext:value-type="float">
            <text:p>25993.0</text:p>
          </table:table-cell>
          <table:table-cell office:value-type="float" office:value="38535" calcext:value-type="float">
            <text:p>38535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25988" calcext:value-type="float">
            <text:p>25988.0</text:p>
          </table:table-cell>
          <table:table-cell office:value-type="float" office:value="38542" calcext:value-type="float">
            <text:p>3854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25978" calcext:value-type="float">
            <text:p>25978.0</text:p>
          </table:table-cell>
          <table:table-cell office:value-type="float" office:value="38542" calcext:value-type="float">
            <text:p>38542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25994" calcext:value-type="float">
            <text:p>25994.0</text:p>
          </table:table-cell>
          <table:table-cell office:value-type="float" office:value="38579" calcext:value-type="float">
            <text:p>3857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26000" calcext:value-type="float">
            <text:p>26000.0</text:p>
          </table:table-cell>
          <table:table-cell office:value-type="float" office:value="38591" calcext:value-type="float">
            <text:p>38591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26014" calcext:value-type="float">
            <text:p>26014.0</text:p>
          </table:table-cell>
          <table:table-cell office:value-type="float" office:value="38608" calcext:value-type="float">
            <text:p>38608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26019" calcext:value-type="float">
            <text:p>26019.0</text:p>
          </table:table-cell>
          <table:table-cell office:value-type="float" office:value="38620" calcext:value-type="float">
            <text:p>38620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26020" calcext:value-type="float">
            <text:p>26020.0</text:p>
          </table:table-cell>
          <table:table-cell office:value-type="float" office:value="38645" calcext:value-type="float">
            <text:p>38645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26025" calcext:value-type="float">
            <text:p>26025.0</text:p>
          </table:table-cell>
          <table:table-cell office:value-type="float" office:value="38664" calcext:value-type="float">
            <text:p>38664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26033" calcext:value-type="float">
            <text:p>26033.0</text:p>
          </table:table-cell>
          <table:table-cell office:value-type="float" office:value="38678" calcext:value-type="float">
            <text:p>38678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1"/>
          <table:table-cell office:value-type="float" office:value="26052" calcext:value-type="float">
            <text:p>26052.0</text:p>
          </table:table-cell>
          <table:table-cell office:value-type="float" office:value="38714" calcext:value-type="float">
            <text:p>38714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/>
          <table:table-cell office:value-type="float" office:value="26075" calcext:value-type="float">
            <text:p>26075.0</text:p>
          </table:table-cell>
          <table:table-cell office:value-type="float" office:value="38747" calcext:value-type="float">
            <text:p>38747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1"/>
          <table:table-cell office:value-type="float" office:value="26086" calcext:value-type="float">
            <text:p>26086.0</text:p>
          </table:table-cell>
          <table:table-cell office:value-type="float" office:value="38759" calcext:value-type="float">
            <text:p>3875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26086" calcext:value-type="float">
            <text:p>26086.0</text:p>
          </table:table-cell>
          <table:table-cell office:value-type="float" office:value="38764" calcext:value-type="float">
            <text:p>38764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26099" calcext:value-type="float">
            <text:p>26099.0</text:p>
          </table:table-cell>
          <table:table-cell office:value-type="float" office:value="38780" calcext:value-type="float">
            <text:p>3878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26112" calcext:value-type="float">
            <text:p>26112.0</text:p>
          </table:table-cell>
          <table:table-cell office:value-type="float" office:value="38791" calcext:value-type="float">
            <text:p>38791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26122" calcext:value-type="float">
            <text:p>26122.0</text:p>
          </table:table-cell>
          <table:table-cell office:value-type="float" office:value="38802" calcext:value-type="float">
            <text:p>38802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26140" calcext:value-type="float">
            <text:p>26140.0</text:p>
          </table:table-cell>
          <table:table-cell office:value-type="float" office:value="38811" calcext:value-type="float">
            <text:p>38811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1"/>
          <table:table-cell office:value-type="float" office:value="26144" calcext:value-type="float">
            <text:p>26144.0</text:p>
          </table:table-cell>
          <table:table-cell office:value-type="float" office:value="38835" calcext:value-type="float">
            <text:p>38835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26149" calcext:value-type="float">
            <text:p>26149.0</text:p>
          </table:table-cell>
          <table:table-cell office:value-type="float" office:value="38851" calcext:value-type="float">
            <text:p>38851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26161" calcext:value-type="float">
            <text:p>26161.0</text:p>
          </table:table-cell>
          <table:table-cell office:value-type="float" office:value="38862" calcext:value-type="float">
            <text:p>38862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26164" calcext:value-type="float">
            <text:p>26164.0</text:p>
          </table:table-cell>
          <table:table-cell office:value-type="float" office:value="38872" calcext:value-type="float">
            <text:p>38872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26172" calcext:value-type="float">
            <text:p>26172.0</text:p>
          </table:table-cell>
          <table:table-cell office:value-type="float" office:value="38884" calcext:value-type="float">
            <text:p>38884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26177" calcext:value-type="float">
            <text:p>26177.0</text:p>
          </table:table-cell>
          <table:table-cell office:value-type="float" office:value="38893" calcext:value-type="float">
            <text:p>3889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26185" calcext:value-type="float">
            <text:p>26185.0</text:p>
          </table:table-cell>
          <table:table-cell office:value-type="float" office:value="38900" calcext:value-type="float">
            <text:p>3890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26196" calcext:value-type="float">
            <text:p>26196.0</text:p>
          </table:table-cell>
          <table:table-cell office:value-type="float" office:value="38914" calcext:value-type="float">
            <text:p>38914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26201" calcext:value-type="float">
            <text:p>26201.0</text:p>
          </table:table-cell>
          <table:table-cell office:value-type="float" office:value="38923" calcext:value-type="float">
            <text:p>38923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26201" calcext:value-type="float">
            <text:p>26201.0</text:p>
          </table:table-cell>
          <table:table-cell office:value-type="float" office:value="38920" calcext:value-type="float">
            <text:p>3892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26214" calcext:value-type="float">
            <text:p>26214.0</text:p>
          </table:table-cell>
          <table:table-cell office:value-type="float" office:value="38938" calcext:value-type="float">
            <text:p>38938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1"/>
          <table:table-cell office:value-type="float" office:value="26237" calcext:value-type="float">
            <text:p>26237.0</text:p>
          </table:table-cell>
          <table:table-cell office:value-type="float" office:value="38940" calcext:value-type="float">
            <text:p>3894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26239" calcext:value-type="float">
            <text:p>26239.0</text:p>
          </table:table-cell>
          <table:table-cell office:value-type="float" office:value="38978" calcext:value-type="float">
            <text:p>38978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26235" calcext:value-type="float">
            <text:p>26235.0</text:p>
          </table:table-cell>
          <table:table-cell office:value-type="float" office:value="39000" calcext:value-type="float">
            <text:p>39000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26231" calcext:value-type="float">
            <text:p>26231.0</text:p>
          </table:table-cell>
          <table:table-cell office:value-type="float" office:value="39005" calcext:value-type="float">
            <text:p>39005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26244" calcext:value-type="float">
            <text:p>26244.0</text:p>
          </table:table-cell>
          <table:table-cell office:value-type="float" office:value="39011" calcext:value-type="float">
            <text:p>3901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1"/>
          <table:table-cell office:value-type="float" office:value="26255" calcext:value-type="float">
            <text:p>26255.0</text:p>
          </table:table-cell>
          <table:table-cell office:value-type="float" office:value="39016" calcext:value-type="float">
            <text:p>39016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26278" calcext:value-type="float">
            <text:p>26278.0</text:p>
          </table:table-cell>
          <table:table-cell office:value-type="float" office:value="39021" calcext:value-type="float">
            <text:p>3902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1"/>
          <table:table-cell office:value-type="float" office:value="26300" calcext:value-type="float">
            <text:p>26300.0</text:p>
          </table:table-cell>
          <table:table-cell office:value-type="float" office:value="39018" calcext:value-type="float">
            <text:p>39018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26277" calcext:value-type="float">
            <text:p>26277.0</text:p>
          </table:table-cell>
          <table:table-cell office:value-type="float" office:value="39017" calcext:value-type="float">
            <text:p>3901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1"/>
          <table:table-cell office:value-type="float" office:value="26287" calcext:value-type="float">
            <text:p>26287.0</text:p>
          </table:table-cell>
          <table:table-cell office:value-type="float" office:value="39052" calcext:value-type="float">
            <text:p>3905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26301" calcext:value-type="float">
            <text:p>26301.0</text:p>
          </table:table-cell>
          <table:table-cell office:value-type="float" office:value="39059" calcext:value-type="float">
            <text:p>3905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26311" calcext:value-type="float">
            <text:p>26311.0</text:p>
          </table:table-cell>
          <table:table-cell office:value-type="float" office:value="39064" calcext:value-type="float">
            <text:p>39064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1"/>
          <table:table-cell office:value-type="float" office:value="26312" calcext:value-type="float">
            <text:p>26312.0</text:p>
          </table:table-cell>
          <table:table-cell office:value-type="float" office:value="39067" calcext:value-type="float">
            <text:p>39067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26333" calcext:value-type="float">
            <text:p>26333.0</text:p>
          </table:table-cell>
          <table:table-cell office:value-type="float" office:value="39070" calcext:value-type="float">
            <text:p>3907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26350" calcext:value-type="float">
            <text:p>26350.0</text:p>
          </table:table-cell>
          <table:table-cell office:value-type="float" office:value="39082" calcext:value-type="float">
            <text:p>39082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26360" calcext:value-type="float">
            <text:p>26360.0</text:p>
          </table:table-cell>
          <table:table-cell office:value-type="float" office:value="39108" calcext:value-type="float">
            <text:p>39108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26373" calcext:value-type="float">
            <text:p>26373.0</text:p>
          </table:table-cell>
          <table:table-cell office:value-type="float" office:value="39131" calcext:value-type="float">
            <text:p>39131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26381" calcext:value-type="float">
            <text:p>26381.0</text:p>
          </table:table-cell>
          <table:table-cell office:value-type="float" office:value="39152" calcext:value-type="float">
            <text:p>3915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26385" calcext:value-type="float">
            <text:p>26385.0</text:p>
          </table:table-cell>
          <table:table-cell office:value-type="float" office:value="39172" calcext:value-type="float">
            <text:p>39172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26364" calcext:value-type="float">
            <text:p>26364.0</text:p>
          </table:table-cell>
          <table:table-cell office:value-type="float" office:value="39221" calcext:value-type="float">
            <text:p>39221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26351" calcext:value-type="float">
            <text:p>26351.0</text:p>
          </table:table-cell>
          <table:table-cell office:value-type="float" office:value="39253" calcext:value-type="float">
            <text:p>39253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26342" calcext:value-type="float">
            <text:p>26342.0</text:p>
          </table:table-cell>
          <table:table-cell office:value-type="float" office:value="39278" calcext:value-type="float">
            <text:p>39278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26311" calcext:value-type="float">
            <text:p>26311.0</text:p>
          </table:table-cell>
          <table:table-cell office:value-type="float" office:value="39320" calcext:value-type="float">
            <text:p>39320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1"/>
          <table:table-cell office:value-type="float" office:value="26282" calcext:value-type="float">
            <text:p>26282.0</text:p>
          </table:table-cell>
          <table:table-cell office:value-type="float" office:value="39375" calcext:value-type="float">
            <text:p>39375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26263" calcext:value-type="float">
            <text:p>26263.0</text:p>
          </table:table-cell>
          <table:table-cell office:value-type="float" office:value="39426" calcext:value-type="float">
            <text:p>39426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26248" calcext:value-type="float">
            <text:p>26248.0</text:p>
          </table:table-cell>
          <table:table-cell office:value-type="float" office:value="39477" calcext:value-type="float">
            <text:p>3947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26240" calcext:value-type="float">
            <text:p>26240.0</text:p>
          </table:table-cell>
          <table:table-cell office:value-type="float" office:value="39493" calcext:value-type="float">
            <text:p>39493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26240" calcext:value-type="float">
            <text:p>26240.0</text:p>
          </table:table-cell>
          <table:table-cell office:value-type="float" office:value="39510" calcext:value-type="float">
            <text:p>39510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26239" calcext:value-type="float">
            <text:p>26239.0</text:p>
          </table:table-cell>
          <table:table-cell office:value-type="float" office:value="39516" calcext:value-type="float">
            <text:p>39516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26240" calcext:value-type="float">
            <text:p>26240.0</text:p>
          </table:table-cell>
          <table:table-cell office:value-type="float" office:value="39534" calcext:value-type="float">
            <text:p>39534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26249" calcext:value-type="float">
            <text:p>26249.0</text:p>
          </table:table-cell>
          <table:table-cell office:value-type="float" office:value="39556" calcext:value-type="float">
            <text:p>39556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26252" calcext:value-type="float">
            <text:p>26252.0</text:p>
          </table:table-cell>
          <table:table-cell office:value-type="float" office:value="39573" calcext:value-type="float">
            <text:p>39573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26257" calcext:value-type="float">
            <text:p>26257.0</text:p>
          </table:table-cell>
          <table:table-cell office:value-type="float" office:value="39599" calcext:value-type="float">
            <text:p>3959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26248" calcext:value-type="float">
            <text:p>26248.0</text:p>
          </table:table-cell>
          <table:table-cell office:value-type="float" office:value="39620" calcext:value-type="float">
            <text:p>39620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26241" calcext:value-type="float">
            <text:p>26241.0</text:p>
          </table:table-cell>
          <table:table-cell office:value-type="float" office:value="39645" calcext:value-type="float">
            <text:p>39645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26244" calcext:value-type="float">
            <text:p>26244.0</text:p>
          </table:table-cell>
          <table:table-cell office:value-type="float" office:value="39662" calcext:value-type="float">
            <text:p>39662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26243" calcext:value-type="float">
            <text:p>26243.0</text:p>
          </table:table-cell>
          <table:table-cell office:value-type="float" office:value="39681" calcext:value-type="float">
            <text:p>39681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26240" calcext:value-type="float">
            <text:p>26240.0</text:p>
          </table:table-cell>
          <table:table-cell office:value-type="float" office:value="39703" calcext:value-type="float">
            <text:p>39703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26243" calcext:value-type="float">
            <text:p>26243.0</text:p>
          </table:table-cell>
          <table:table-cell office:value-type="float" office:value="39714" calcext:value-type="float">
            <text:p>3971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26250" calcext:value-type="float">
            <text:p>26250.0</text:p>
          </table:table-cell>
          <table:table-cell office:value-type="float" office:value="39723" calcext:value-type="float">
            <text:p>39723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1"/>
          <table:table-cell office:value-type="float" office:value="26253" calcext:value-type="float">
            <text:p>26253.0</text:p>
          </table:table-cell>
          <table:table-cell office:value-type="float" office:value="39740" calcext:value-type="float">
            <text:p>39740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26256" calcext:value-type="float">
            <text:p>26256.0</text:p>
          </table:table-cell>
          <table:table-cell office:value-type="float" office:value="39801" calcext:value-type="float">
            <text:p>39801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26260" calcext:value-type="float">
            <text:p>26260.0</text:p>
          </table:table-cell>
          <table:table-cell office:value-type="float" office:value="39832" calcext:value-type="float">
            <text:p>39832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26252" calcext:value-type="float">
            <text:p>26252.0</text:p>
          </table:table-cell>
          <table:table-cell office:value-type="float" office:value="39865" calcext:value-type="float">
            <text:p>39865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1"/>
          <table:table-cell office:value-type="float" office:value="26241" calcext:value-type="float">
            <text:p>26241.0</text:p>
          </table:table-cell>
          <table:table-cell office:value-type="float" office:value="39887" calcext:value-type="float">
            <text:p>39887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26240" calcext:value-type="float">
            <text:p>26240.0</text:p>
          </table:table-cell>
          <table:table-cell office:value-type="float" office:value="39888" calcext:value-type="float">
            <text:p>39888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1"/>
          <table:table-cell office:value-type="float" office:value="26231" calcext:value-type="float">
            <text:p>26231.0</text:p>
          </table:table-cell>
          <table:table-cell office:value-type="float" office:value="39901" calcext:value-type="float">
            <text:p>39901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26212" calcext:value-type="float">
            <text:p>26212.0</text:p>
          </table:table-cell>
          <table:table-cell office:value-type="float" office:value="39936" calcext:value-type="float">
            <text:p>39936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1"/>
          <table:table-cell office:value-type="float" office:value="26208" calcext:value-type="float">
            <text:p>26208.0</text:p>
          </table:table-cell>
          <table:table-cell office:value-type="float" office:value="39940" calcext:value-type="float">
            <text:p>39940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1"/>
          <table:table-cell office:value-type="float" office:value="26194" calcext:value-type="float">
            <text:p>26194.0</text:p>
          </table:table-cell>
          <table:table-cell office:value-type="float" office:value="39941" calcext:value-type="float">
            <text:p>39941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26182" calcext:value-type="float">
            <text:p>26182.0</text:p>
          </table:table-cell>
          <table:table-cell office:value-type="float" office:value="39963" calcext:value-type="float">
            <text:p>39963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1"/>
          <table:table-cell office:value-type="float" office:value="26182" calcext:value-type="float">
            <text:p>26182.0</text:p>
          </table:table-cell>
          <table:table-cell office:value-type="float" office:value="39986" calcext:value-type="float">
            <text:p>39986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1"/>
          <table:table-cell office:value-type="float" office:value="26186" calcext:value-type="float">
            <text:p>26186.0</text:p>
          </table:table-cell>
          <table:table-cell office:value-type="float" office:value="40000" calcext:value-type="float">
            <text:p>40000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1"/>
          <table:table-cell office:value-type="float" office:value="26182" calcext:value-type="float">
            <text:p>26182.0</text:p>
          </table:table-cell>
          <table:table-cell office:value-type="float" office:value="40023" calcext:value-type="float">
            <text:p>40023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26180" calcext:value-type="float">
            <text:p>26180.0</text:p>
          </table:table-cell>
          <table:table-cell office:value-type="float" office:value="40070" calcext:value-type="float">
            <text:p>40070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26170" calcext:value-type="float">
            <text:p>26170.0</text:p>
          </table:table-cell>
          <table:table-cell office:value-type="float" office:value="40111" calcext:value-type="float">
            <text:p>40111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26172" calcext:value-type="float">
            <text:p>26172.0</text:p>
          </table:table-cell>
          <table:table-cell office:value-type="float" office:value="40150" calcext:value-type="float">
            <text:p>40150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26176" calcext:value-type="float">
            <text:p>26176.0</text:p>
          </table:table-cell>
          <table:table-cell office:value-type="float" office:value="40181" calcext:value-type="float">
            <text:p>4018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26171" calcext:value-type="float">
            <text:p>26171.0</text:p>
          </table:table-cell>
          <table:table-cell office:value-type="float" office:value="40213" calcext:value-type="float">
            <text:p>40213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26171" calcext:value-type="float">
            <text:p>26171.0</text:p>
          </table:table-cell>
          <table:table-cell office:value-type="float" office:value="40244" calcext:value-type="float">
            <text:p>40244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26165" calcext:value-type="float">
            <text:p>26165.0</text:p>
          </table:table-cell>
          <table:table-cell office:value-type="float" office:value="40267" calcext:value-type="float">
            <text:p>40267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26162" calcext:value-type="float">
            <text:p>26162.0</text:p>
          </table:table-cell>
          <table:table-cell office:value-type="float" office:value="40304" calcext:value-type="float">
            <text:p>4030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1"/>
          <table:table-cell office:value-type="float" office:value="26148" calcext:value-type="float">
            <text:p>26148.0</text:p>
          </table:table-cell>
          <table:table-cell office:value-type="float" office:value="40346" calcext:value-type="float">
            <text:p>40346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26128" calcext:value-type="float">
            <text:p>26128.0</text:p>
          </table:table-cell>
          <table:table-cell office:value-type="float" office:value="40396" calcext:value-type="float">
            <text:p>40396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26128" calcext:value-type="float">
            <text:p>26128.0</text:p>
          </table:table-cell>
          <table:table-cell office:value-type="float" office:value="40401" calcext:value-type="float">
            <text:p>40401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1"/>
          <table:table-cell office:value-type="float" office:value="26132" calcext:value-type="float">
            <text:p>26132.0</text:p>
          </table:table-cell>
          <table:table-cell office:value-type="float" office:value="40407" calcext:value-type="float">
            <text:p>40407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26131" calcext:value-type="float">
            <text:p>26131.0</text:p>
          </table:table-cell>
          <table:table-cell office:value-type="float" office:value="40418" calcext:value-type="float">
            <text:p>4041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26129" calcext:value-type="float">
            <text:p>26129.0</text:p>
          </table:table-cell>
          <table:table-cell office:value-type="float" office:value="40436" calcext:value-type="float">
            <text:p>40436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26135" calcext:value-type="float">
            <text:p>26135.0</text:p>
          </table:table-cell>
          <table:table-cell office:value-type="float" office:value="40469" calcext:value-type="float">
            <text:p>40469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26121" calcext:value-type="float">
            <text:p>26121.0</text:p>
          </table:table-cell>
          <table:table-cell office:value-type="float" office:value="40538" calcext:value-type="float">
            <text:p>40538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26082" calcext:value-type="float">
            <text:p>26082.0</text:p>
          </table:table-cell>
          <table:table-cell office:value-type="float" office:value="40594" calcext:value-type="float">
            <text:p>40594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26068" calcext:value-type="float">
            <text:p>26068.0</text:p>
          </table:table-cell>
          <table:table-cell office:value-type="float" office:value="40623" calcext:value-type="float">
            <text:p>40623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26061" calcext:value-type="float">
            <text:p>26061.0</text:p>
          </table:table-cell>
          <table:table-cell office:value-type="float" office:value="40641" calcext:value-type="float">
            <text:p>4064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26058" calcext:value-type="float">
            <text:p>26058.0</text:p>
          </table:table-cell>
          <table:table-cell office:value-type="float" office:value="40645" calcext:value-type="float">
            <text:p>40645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26058" calcext:value-type="float">
            <text:p>26058.0</text:p>
          </table:table-cell>
          <table:table-cell office:value-type="float" office:value="40654" calcext:value-type="float">
            <text:p>40654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1"/>
          <table:table-cell office:value-type="float" office:value="26055" calcext:value-type="float">
            <text:p>26055.0</text:p>
          </table:table-cell>
          <table:table-cell office:value-type="float" office:value="40663" calcext:value-type="float">
            <text:p>40663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26047" calcext:value-type="float">
            <text:p>26047.0</text:p>
          </table:table-cell>
          <table:table-cell office:value-type="float" office:value="40686" calcext:value-type="float">
            <text:p>40686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26040" calcext:value-type="float">
            <text:p>26040.0</text:p>
          </table:table-cell>
          <table:table-cell office:value-type="float" office:value="40715" calcext:value-type="float">
            <text:p>40715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26050" calcext:value-type="float">
            <text:p>26050.0</text:p>
          </table:table-cell>
          <table:table-cell office:value-type="float" office:value="40745" calcext:value-type="float">
            <text:p>4074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26067" calcext:value-type="float">
            <text:p>26067.0</text:p>
          </table:table-cell>
          <table:table-cell office:value-type="float" office:value="40799" calcext:value-type="float">
            <text:p>40799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1"/>
          <table:table-cell office:value-type="float" office:value="26088" calcext:value-type="float">
            <text:p>26088.0</text:p>
          </table:table-cell>
          <table:table-cell office:value-type="float" office:value="40854" calcext:value-type="float">
            <text:p>40854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26111" calcext:value-type="float">
            <text:p>26111.0</text:p>
          </table:table-cell>
          <table:table-cell office:value-type="float" office:value="40912" calcext:value-type="float">
            <text:p>40912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26123" calcext:value-type="float">
            <text:p>26123.0</text:p>
          </table:table-cell>
          <table:table-cell office:value-type="float" office:value="40924" calcext:value-type="float">
            <text:p>40924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26123" calcext:value-type="float">
            <text:p>26123.0</text:p>
          </table:table-cell>
          <table:table-cell office:value-type="float" office:value="40937" calcext:value-type="float">
            <text:p>40937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26125" calcext:value-type="float">
            <text:p>26125.0</text:p>
          </table:table-cell>
          <table:table-cell office:value-type="float" office:value="40964" calcext:value-type="float">
            <text:p>4096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26128" calcext:value-type="float">
            <text:p>26128.0</text:p>
          </table:table-cell>
          <table:table-cell office:value-type="float" office:value="40987" calcext:value-type="float">
            <text:p>40987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26122" calcext:value-type="float">
            <text:p>26122.0</text:p>
          </table:table-cell>
          <table:table-cell office:value-type="float" office:value="40997" calcext:value-type="float">
            <text:p>40997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26113" calcext:value-type="float">
            <text:p>26113.0</text:p>
          </table:table-cell>
          <table:table-cell office:value-type="float" office:value="41018" calcext:value-type="float">
            <text:p>41018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26110" calcext:value-type="float">
            <text:p>26110.0</text:p>
          </table:table-cell>
          <table:table-cell office:value-type="float" office:value="41042" calcext:value-type="float">
            <text:p>41042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26108" calcext:value-type="float">
            <text:p>26108.0</text:p>
          </table:table-cell>
          <table:table-cell office:value-type="float" office:value="41060" calcext:value-type="float">
            <text:p>41060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26106" calcext:value-type="float">
            <text:p>26106.0</text:p>
          </table:table-cell>
          <table:table-cell office:value-type="float" office:value="41071" calcext:value-type="float">
            <text:p>41071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26101" calcext:value-type="float">
            <text:p>26101.0</text:p>
          </table:table-cell>
          <table:table-cell office:value-type="float" office:value="41074" calcext:value-type="float">
            <text:p>41074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26096" calcext:value-type="float">
            <text:p>26096.0</text:p>
          </table:table-cell>
          <table:table-cell office:value-type="float" office:value="41080" calcext:value-type="float">
            <text:p>41080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26091" calcext:value-type="float">
            <text:p>26091.0</text:p>
          </table:table-cell>
          <table:table-cell office:value-type="float" office:value="41087" calcext:value-type="float">
            <text:p>41087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26078" calcext:value-type="float">
            <text:p>26078.0</text:p>
          </table:table-cell>
          <table:table-cell office:value-type="float" office:value="41113" calcext:value-type="float">
            <text:p>41113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26080" calcext:value-type="float">
            <text:p>26080.0</text:p>
          </table:table-cell>
          <table:table-cell office:value-type="float" office:value="41122" calcext:value-type="float">
            <text:p>41122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1"/>
          <table:table-cell office:value-type="float" office:value="26078" calcext:value-type="float">
            <text:p>26078.0</text:p>
          </table:table-cell>
          <table:table-cell office:value-type="float" office:value="41138" calcext:value-type="float">
            <text:p>41138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26073" calcext:value-type="float">
            <text:p>26073.0</text:p>
          </table:table-cell>
          <table:table-cell office:value-type="float" office:value="41143" calcext:value-type="float">
            <text:p>41143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26069" calcext:value-type="float">
            <text:p>26069.0</text:p>
          </table:table-cell>
          <table:table-cell office:value-type="float" office:value="41155" calcext:value-type="float">
            <text:p>41155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26061" calcext:value-type="float">
            <text:p>26061.0</text:p>
          </table:table-cell>
          <table:table-cell office:value-type="float" office:value="41181" calcext:value-type="float">
            <text:p>41181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26061" calcext:value-type="float">
            <text:p>26061.0</text:p>
          </table:table-cell>
          <table:table-cell office:value-type="float" office:value="41187" calcext:value-type="float">
            <text:p>41187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26061" calcext:value-type="float">
            <text:p>26061.0</text:p>
          </table:table-cell>
          <table:table-cell office:value-type="float" office:value="41206" calcext:value-type="float">
            <text:p>41206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26058" calcext:value-type="float">
            <text:p>26058.0</text:p>
          </table:table-cell>
          <table:table-cell office:value-type="float" office:value="41225" calcext:value-type="float">
            <text:p>41225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26056" calcext:value-type="float">
            <text:p>26056.0</text:p>
          </table:table-cell>
          <table:table-cell office:value-type="float" office:value="41233" calcext:value-type="float">
            <text:p>41233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26054" calcext:value-type="float">
            <text:p>26054.0</text:p>
          </table:table-cell>
          <table:table-cell office:value-type="float" office:value="41262" calcext:value-type="float">
            <text:p>41262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26052" calcext:value-type="float">
            <text:p>26052.0</text:p>
          </table:table-cell>
          <table:table-cell office:value-type="float" office:value="41293" calcext:value-type="float">
            <text:p>41293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26050" calcext:value-type="float">
            <text:p>26050.0</text:p>
          </table:table-cell>
          <table:table-cell office:value-type="float" office:value="41317" calcext:value-type="float">
            <text:p>41317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26046" calcext:value-type="float">
            <text:p>26046.0</text:p>
          </table:table-cell>
          <table:table-cell office:value-type="float" office:value="41355" calcext:value-type="float">
            <text:p>41355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26036" calcext:value-type="float">
            <text:p>26036.0</text:p>
          </table:table-cell>
          <table:table-cell office:value-type="float" office:value="41374" calcext:value-type="float">
            <text:p>41374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1"/>
          <table:table-cell office:value-type="float" office:value="26032" calcext:value-type="float">
            <text:p>26032.0</text:p>
          </table:table-cell>
          <table:table-cell office:value-type="float" office:value="41398" calcext:value-type="float">
            <text:p>41398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26029" calcext:value-type="float">
            <text:p>26029.0</text:p>
          </table:table-cell>
          <table:table-cell office:value-type="float" office:value="41417" calcext:value-type="float">
            <text:p>4141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1"/>
          <table:table-cell office:value-type="float" office:value="26022" calcext:value-type="float">
            <text:p>26022.0</text:p>
          </table:table-cell>
          <table:table-cell office:value-type="float" office:value="41448" calcext:value-type="float">
            <text:p>4144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1"/>
          <table:table-cell office:value-type="float" office:value="26020" calcext:value-type="float">
            <text:p>26020.0</text:p>
          </table:table-cell>
          <table:table-cell office:value-type="float" office:value="41493" calcext:value-type="float">
            <text:p>41493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1"/>
          <table:table-cell office:value-type="float" office:value="26017" calcext:value-type="float">
            <text:p>26017.0</text:p>
          </table:table-cell>
          <table:table-cell office:value-type="float" office:value="41511" calcext:value-type="float">
            <text:p>4151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1"/>
          <table:table-cell office:value-type="float" office:value="26014" calcext:value-type="float">
            <text:p>26014.0</text:p>
          </table:table-cell>
          <table:table-cell office:value-type="float" office:value="41542" calcext:value-type="float">
            <text:p>41542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1"/>
          <table:table-cell office:value-type="float" office:value="26007" calcext:value-type="float">
            <text:p>26007.0</text:p>
          </table:table-cell>
          <table:table-cell office:value-type="float" office:value="41578" calcext:value-type="float">
            <text:p>41578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1"/>
          <table:table-cell office:value-type="float" office:value="26011" calcext:value-type="float">
            <text:p>26011.0</text:p>
          </table:table-cell>
          <table:table-cell office:value-type="float" office:value="41623" calcext:value-type="float">
            <text:p>41623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1"/>
          <table:table-cell office:value-type="float" office:value="26012" calcext:value-type="float">
            <text:p>26012.0</text:p>
          </table:table-cell>
          <table:table-cell office:value-type="float" office:value="41670" calcext:value-type="float">
            <text:p>41670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/>
          <table:table-cell office:value-type="float" office:value="26027" calcext:value-type="float">
            <text:p>26027.0</text:p>
          </table:table-cell>
          <table:table-cell office:value-type="float" office:value="41728" calcext:value-type="float">
            <text:p>41728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"/>
          <table:table-cell office:value-type="float" office:value="26035" calcext:value-type="float">
            <text:p>26035.0</text:p>
          </table:table-cell>
          <table:table-cell office:value-type="float" office:value="41757" calcext:value-type="float">
            <text:p>41757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"/>
          <table:table-cell office:value-type="float" office:value="26065" calcext:value-type="float">
            <text:p>26065.0</text:p>
          </table:table-cell>
          <table:table-cell office:value-type="float" office:value="41811" calcext:value-type="float">
            <text:p>41811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"/>
          <table:table-cell office:value-type="float" office:value="26077" calcext:value-type="float">
            <text:p>26077.0</text:p>
          </table:table-cell>
          <table:table-cell office:value-type="float" office:value="41837" calcext:value-type="float">
            <text:p>41837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"/>
          <table:table-cell office:value-type="float" office:value="26087" calcext:value-type="float">
            <text:p>26087.0</text:p>
          </table:table-cell>
          <table:table-cell office:value-type="float" office:value="41861" calcext:value-type="float">
            <text:p>41861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"/>
          <table:table-cell office:value-type="float" office:value="26098" calcext:value-type="float">
            <text:p>26098.0</text:p>
          </table:table-cell>
          <table:table-cell office:value-type="float" office:value="41885" calcext:value-type="float">
            <text:p>41885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"/>
          <table:table-cell office:value-type="float" office:value="26137" calcext:value-type="float">
            <text:p>26137.0</text:p>
          </table:table-cell>
          <table:table-cell office:value-type="float" office:value="41954" calcext:value-type="float">
            <text:p>41954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"/>
          <table:table-cell office:value-type="float" office:value="26150" calcext:value-type="float">
            <text:p>26150.0</text:p>
          </table:table-cell>
          <table:table-cell office:value-type="float" office:value="42001" calcext:value-type="float">
            <text:p>42001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"/>
          <table:table-cell office:value-type="float" office:value="26156" calcext:value-type="float">
            <text:p>26156.0</text:p>
          </table:table-cell>
          <table:table-cell office:value-type="float" office:value="42028" calcext:value-type="float">
            <text:p>42028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"/>
          <table:table-cell office:value-type="float" office:value="26157" calcext:value-type="float">
            <text:p>26157.0</text:p>
          </table:table-cell>
          <table:table-cell office:value-type="float" office:value="42046" calcext:value-type="float">
            <text:p>42046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"/>
          <table:table-cell office:value-type="float" office:value="26165" calcext:value-type="float">
            <text:p>26165.0</text:p>
          </table:table-cell>
          <table:table-cell office:value-type="float" office:value="42066" calcext:value-type="float">
            <text:p>42066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"/>
          <table:table-cell office:value-type="float" office:value="26178" calcext:value-type="float">
            <text:p>26178.0</text:p>
          </table:table-cell>
          <table:table-cell office:value-type="float" office:value="42128" calcext:value-type="float">
            <text:p>4212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"/>
          <table:table-cell office:value-type="float" office:value="26191" calcext:value-type="float">
            <text:p>26191.0</text:p>
          </table:table-cell>
          <table:table-cell office:value-type="float" office:value="42166" calcext:value-type="float">
            <text:p>42166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/>
          <table:table-cell office:value-type="float" office:value="26180" calcext:value-type="float">
            <text:p>26180.0</text:p>
          </table:table-cell>
          <table:table-cell office:value-type="float" office:value="42238" calcext:value-type="float">
            <text:p>42238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"/>
          <table:table-cell office:value-type="float" office:value="26187" calcext:value-type="float">
            <text:p>26187.0</text:p>
          </table:table-cell>
          <table:table-cell office:value-type="float" office:value="42271" calcext:value-type="float">
            <text:p>42271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"/>
          <table:table-cell office:value-type="float" office:value="26183" calcext:value-type="float">
            <text:p>26183.0</text:p>
          </table:table-cell>
          <table:table-cell office:value-type="float" office:value="42285" calcext:value-type="float">
            <text:p>42285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814" calcext:value-type="float">
            <text:p>1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"/>
          <table:table-cell office:value-type="float" office:value="26189" calcext:value-type="float">
            <text:p>26189.0</text:p>
          </table:table-cell>
          <table:table-cell office:value-type="float" office:value="42308" calcext:value-type="float">
            <text:p>4230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"/>
          <table:table-cell office:value-type="float" office:value="26187" calcext:value-type="float">
            <text:p>26187.0</text:p>
          </table:table-cell>
          <table:table-cell office:value-type="float" office:value="42329" calcext:value-type="float">
            <text:p>42329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"/>
          <table:table-cell office:value-type="float" office:value="26177" calcext:value-type="float">
            <text:p>26177.0</text:p>
          </table:table-cell>
          <table:table-cell office:value-type="float" office:value="42367" calcext:value-type="float">
            <text:p>4236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"/>
          <table:table-cell office:value-type="float" office:value="26170" calcext:value-type="float">
            <text:p>26170.0</text:p>
          </table:table-cell>
          <table:table-cell office:value-type="float" office:value="42410" calcext:value-type="float">
            <text:p>42410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"/>
          <table:table-cell office:value-type="float" office:value="26181" calcext:value-type="float">
            <text:p>26181.0</text:p>
          </table:table-cell>
          <table:table-cell office:value-type="float" office:value="42462" calcext:value-type="float">
            <text:p>42462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"/>
          <table:table-cell office:value-type="float" office:value="26190" calcext:value-type="float">
            <text:p>26190.0</text:p>
          </table:table-cell>
          <table:table-cell office:value-type="float" office:value="42496" calcext:value-type="float">
            <text:p>42496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"/>
          <table:table-cell office:value-type="float" office:value="26198" calcext:value-type="float">
            <text:p>26198.0</text:p>
          </table:table-cell>
          <table:table-cell office:value-type="float" office:value="42498" calcext:value-type="float">
            <text:p>42498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"/>
          <table:table-cell office:value-type="float" office:value="26217" calcext:value-type="float">
            <text:p>26217.0</text:p>
          </table:table-cell>
          <table:table-cell office:value-type="float" office:value="42523" calcext:value-type="float">
            <text:p>42523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"/>
          <table:table-cell office:value-type="float" office:value="26221" calcext:value-type="float">
            <text:p>26221.0</text:p>
          </table:table-cell>
          <table:table-cell office:value-type="float" office:value="42562" calcext:value-type="float">
            <text:p>42562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"/>
          <table:table-cell office:value-type="float" office:value="26211" calcext:value-type="float">
            <text:p>26211.0</text:p>
          </table:table-cell>
          <table:table-cell office:value-type="float" office:value="42617" calcext:value-type="float">
            <text:p>42617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"/>
          <table:table-cell office:value-type="float" office:value="26183" calcext:value-type="float">
            <text:p>26183.0</text:p>
          </table:table-cell>
          <table:table-cell office:value-type="float" office:value="42665" calcext:value-type="float">
            <text:p>42665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"/>
          <table:table-cell office:value-type="float" office:value="26140" calcext:value-type="float">
            <text:p>26140.0</text:p>
          </table:table-cell>
          <table:table-cell office:value-type="float" office:value="42700" calcext:value-type="float">
            <text:p>42700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"/>
          <table:table-cell office:value-type="float" office:value="26085" calcext:value-type="float">
            <text:p>26085.0</text:p>
          </table:table-cell>
          <table:table-cell office:value-type="float" office:value="42754" calcext:value-type="float">
            <text:p>42754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"/>
          <table:table-cell office:value-type="float" office:value="26065" calcext:value-type="float">
            <text:p>26065.0</text:p>
          </table:table-cell>
          <table:table-cell office:value-type="float" office:value="42799" calcext:value-type="float">
            <text:p>42799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"/>
          <table:table-cell office:value-type="float" office:value="26061" calcext:value-type="float">
            <text:p>26061.0</text:p>
          </table:table-cell>
          <table:table-cell office:value-type="float" office:value="42829" calcext:value-type="float">
            <text:p>42829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"/>
          <table:table-cell office:value-type="float" office:value="26062" calcext:value-type="float">
            <text:p>26062.0</text:p>
          </table:table-cell>
          <table:table-cell office:value-type="float" office:value="42844" calcext:value-type="float">
            <text:p>42844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"/>
          <table:table-cell office:value-type="float" office:value="26071" calcext:value-type="float">
            <text:p>26071.0</text:p>
          </table:table-cell>
          <table:table-cell office:value-type="float" office:value="42866" calcext:value-type="float">
            <text:p>42866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"/>
          <table:table-cell office:value-type="float" office:value="26081" calcext:value-type="float">
            <text:p>26081.0</text:p>
          </table:table-cell>
          <table:table-cell office:value-type="float" office:value="42880" calcext:value-type="float">
            <text:p>42880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"/>
          <table:table-cell office:value-type="float" office:value="26087" calcext:value-type="float">
            <text:p>26087.0</text:p>
          </table:table-cell>
          <table:table-cell office:value-type="float" office:value="42890" calcext:value-type="float">
            <text:p>4289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"/>
          <table:table-cell office:value-type="float" office:value="26094" calcext:value-type="float">
            <text:p>26094.0</text:p>
          </table:table-cell>
          <table:table-cell office:value-type="float" office:value="42900" calcext:value-type="float">
            <text:p>42900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"/>
          <table:table-cell office:value-type="float" office:value="26093" calcext:value-type="float">
            <text:p>26093.0</text:p>
          </table:table-cell>
          <table:table-cell office:value-type="float" office:value="42911" calcext:value-type="float">
            <text:p>42911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1"/>
          <table:table-cell office:value-type="float" office:value="26092" calcext:value-type="float">
            <text:p>26092.0</text:p>
          </table:table-cell>
          <table:table-cell office:value-type="float" office:value="42916" calcext:value-type="float">
            <text:p>42916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"/>
          <table:table-cell office:value-type="float" office:value="26092" calcext:value-type="float">
            <text:p>26092.0</text:p>
          </table:table-cell>
          <table:table-cell office:value-type="float" office:value="42916" calcext:value-type="float">
            <text:p>42916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"/>
          <table:table-cell office:value-type="float" office:value="26091" calcext:value-type="float">
            <text:p>26091.0</text:p>
          </table:table-cell>
          <table:table-cell office:value-type="float" office:value="42919" calcext:value-type="float">
            <text:p>42919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"/>
          <table:table-cell office:value-type="float" office:value="26091" calcext:value-type="float">
            <text:p>26091.0</text:p>
          </table:table-cell>
          <table:table-cell office:value-type="float" office:value="42930" calcext:value-type="float">
            <text:p>42930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"/>
          <table:table-cell office:value-type="float" office:value="26090" calcext:value-type="float">
            <text:p>26090.0</text:p>
          </table:table-cell>
          <table:table-cell office:value-type="float" office:value="42935" calcext:value-type="float">
            <text:p>42935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"/>
          <table:table-cell office:value-type="float" office:value="26090" calcext:value-type="float">
            <text:p>26090.0</text:p>
          </table:table-cell>
          <table:table-cell office:value-type="float" office:value="42939" calcext:value-type="float">
            <text:p>42939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"/>
          <table:table-cell office:value-type="float" office:value="26092" calcext:value-type="float">
            <text:p>26092.0</text:p>
          </table:table-cell>
          <table:table-cell office:value-type="float" office:value="42955" calcext:value-type="float">
            <text:p>42955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"/>
          <table:table-cell office:value-type="float" office:value="26079" calcext:value-type="float">
            <text:p>26079.0</text:p>
          </table:table-cell>
          <table:table-cell office:value-type="float" office:value="42961" calcext:value-type="float">
            <text:p>42961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"/>
          <table:table-cell office:value-type="float" office:value="26087" calcext:value-type="float">
            <text:p>26087.0</text:p>
          </table:table-cell>
          <table:table-cell office:value-type="float" office:value="42983" calcext:value-type="float">
            <text:p>42983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"/>
          <table:table-cell office:value-type="float" office:value="26075" calcext:value-type="float">
            <text:p>26075.0</text:p>
          </table:table-cell>
          <table:table-cell office:value-type="float" office:value="43049" calcext:value-type="float">
            <text:p>43049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"/>
          <table:table-cell office:value-type="float" office:value="26059" calcext:value-type="float">
            <text:p>26059.0</text:p>
          </table:table-cell>
          <table:table-cell office:value-type="float" office:value="43076" calcext:value-type="float">
            <text:p>43076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"/>
          <table:table-cell office:value-type="float" office:value="26044" calcext:value-type="float">
            <text:p>26044.0</text:p>
          </table:table-cell>
          <table:table-cell office:value-type="float" office:value="43093" calcext:value-type="float">
            <text:p>43093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"/>
          <table:table-cell office:value-type="float" office:value="26042" calcext:value-type="float">
            <text:p>26042.0</text:p>
          </table:table-cell>
          <table:table-cell office:value-type="float" office:value="43107" calcext:value-type="float">
            <text:p>43107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"/>
          <table:table-cell office:value-type="float" office:value="26037" calcext:value-type="float">
            <text:p>26037.0</text:p>
          </table:table-cell>
          <table:table-cell office:value-type="float" office:value="43113" calcext:value-type="float">
            <text:p>43113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"/>
          <table:table-cell office:value-type="float" office:value="26032" calcext:value-type="float">
            <text:p>26032.0</text:p>
          </table:table-cell>
          <table:table-cell office:value-type="float" office:value="43126" calcext:value-type="float">
            <text:p>43126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"/>
          <table:table-cell office:value-type="float" office:value="26029" calcext:value-type="float">
            <text:p>26029.0</text:p>
          </table:table-cell>
          <table:table-cell office:value-type="float" office:value="43130" calcext:value-type="float">
            <text:p>43130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"/>
          <table:table-cell office:value-type="float" office:value="26027" calcext:value-type="float">
            <text:p>26027.0</text:p>
          </table:table-cell>
          <table:table-cell office:value-type="float" office:value="43135" calcext:value-type="float">
            <text:p>43135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"/>
          <table:table-cell office:value-type="float" office:value="26024" calcext:value-type="float">
            <text:p>26024.0</text:p>
          </table:table-cell>
          <table:table-cell office:value-type="float" office:value="43137" calcext:value-type="float">
            <text:p>43137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"/>
          <table:table-cell office:value-type="float" office:value="26019" calcext:value-type="float">
            <text:p>26019.0</text:p>
          </table:table-cell>
          <table:table-cell office:value-type="float" office:value="43167" calcext:value-type="float">
            <text:p>43167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"/>
          <table:table-cell office:value-type="float" office:value="26017" calcext:value-type="float">
            <text:p>26017.0</text:p>
          </table:table-cell>
          <table:table-cell office:value-type="float" office:value="43174" calcext:value-type="float">
            <text:p>43174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"/>
          <table:table-cell office:value-type="float" office:value="26020" calcext:value-type="float">
            <text:p>26020.0</text:p>
          </table:table-cell>
          <table:table-cell office:value-type="float" office:value="43217" calcext:value-type="float">
            <text:p>43217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"/>
          <table:table-cell office:value-type="float" office:value="26020" calcext:value-type="float">
            <text:p>26020.0</text:p>
          </table:table-cell>
          <table:table-cell office:value-type="float" office:value="43224" calcext:value-type="float">
            <text:p>43224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"/>
          <table:table-cell office:value-type="float" office:value="26031" calcext:value-type="float">
            <text:p>26031.0</text:p>
          </table:table-cell>
          <table:table-cell office:value-type="float" office:value="43244" calcext:value-type="float">
            <text:p>43244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/>
          <table:table-cell office:value-type="float" office:value="26056" calcext:value-type="float">
            <text:p>26056.0</text:p>
          </table:table-cell>
          <table:table-cell office:value-type="float" office:value="43262" calcext:value-type="float">
            <text:p>43262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"/>
          <table:table-cell office:value-type="float" office:value="26072" calcext:value-type="float">
            <text:p>26072.0</text:p>
          </table:table-cell>
          <table:table-cell office:value-type="float" office:value="43281" calcext:value-type="float">
            <text:p>43281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"/>
          <table:table-cell office:value-type="float" office:value="26086" calcext:value-type="float">
            <text:p>26086.0</text:p>
          </table:table-cell>
          <table:table-cell office:value-type="float" office:value="43291" calcext:value-type="float">
            <text:p>43291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"/>
          <table:table-cell office:value-type="float" office:value="26097" calcext:value-type="float">
            <text:p>26097.0</text:p>
          </table:table-cell>
          <table:table-cell office:value-type="float" office:value="43296" calcext:value-type="float">
            <text:p>43296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"/>
          <table:table-cell office:value-type="float" office:value="26109" calcext:value-type="float">
            <text:p>26109.0</text:p>
          </table:table-cell>
          <table:table-cell office:value-type="float" office:value="43300" calcext:value-type="float">
            <text:p>43300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"/>
          <table:table-cell office:value-type="float" office:value="26120" calcext:value-type="float">
            <text:p>26120.0</text:p>
          </table:table-cell>
          <table:table-cell office:value-type="float" office:value="43301" calcext:value-type="float">
            <text:p>43301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"/>
          <table:table-cell office:value-type="float" office:value="26130" calcext:value-type="float">
            <text:p>26130.0</text:p>
          </table:table-cell>
          <table:table-cell office:value-type="float" office:value="43309" calcext:value-type="float">
            <text:p>43309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"/>
          <table:table-cell office:value-type="float" office:value="26134" calcext:value-type="float">
            <text:p>26134.0</text:p>
          </table:table-cell>
          <table:table-cell office:value-type="float" office:value="43307" calcext:value-type="float">
            <text:p>43307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"/>
          <table:table-cell office:value-type="float" office:value="26153" calcext:value-type="float">
            <text:p>26153.0</text:p>
          </table:table-cell>
          <table:table-cell office:value-type="float" office:value="43319" calcext:value-type="float">
            <text:p>43319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1"/>
          <table:table-cell office:value-type="float" office:value="26161" calcext:value-type="float">
            <text:p>26161.0</text:p>
          </table:table-cell>
          <table:table-cell office:value-type="float" office:value="43322" calcext:value-type="float">
            <text:p>43322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"/>
          <table:table-cell office:value-type="float" office:value="26165" calcext:value-type="float">
            <text:p>26165.0</text:p>
          </table:table-cell>
          <table:table-cell office:value-type="float" office:value="43319" calcext:value-type="float">
            <text:p>43319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"/>
          <table:table-cell office:value-type="float" office:value="26169" calcext:value-type="float">
            <text:p>26169.0</text:p>
          </table:table-cell>
          <table:table-cell office:value-type="float" office:value="43332" calcext:value-type="float">
            <text:p>43332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1"/>
          <table:table-cell office:value-type="float" office:value="26174" calcext:value-type="float">
            <text:p>26174.0</text:p>
          </table:table-cell>
          <table:table-cell office:value-type="float" office:value="43324" calcext:value-type="float">
            <text:p>4332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"/>
          <table:table-cell office:value-type="float" office:value="26183" calcext:value-type="float">
            <text:p>26183.0</text:p>
          </table:table-cell>
          <table:table-cell office:value-type="float" office:value="43327" calcext:value-type="float">
            <text:p>43327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1"/>
          <table:table-cell office:value-type="float" office:value="26177" calcext:value-type="float">
            <text:p>26177.0</text:p>
          </table:table-cell>
          <table:table-cell office:value-type="float" office:value="43321" calcext:value-type="float">
            <text:p>43321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"/>
          <table:table-cell office:value-type="float" office:value="26178" calcext:value-type="float">
            <text:p>26178.0</text:p>
          </table:table-cell>
          <table:table-cell office:value-type="float" office:value="43324" calcext:value-type="float">
            <text:p>43324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"/>
          <table:table-cell office:value-type="float" office:value="26172" calcext:value-type="float">
            <text:p>26172.0</text:p>
          </table:table-cell>
          <table:table-cell office:value-type="float" office:value="43328" calcext:value-type="float">
            <text:p>43328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"/>
          <table:table-cell office:value-type="float" office:value="26169" calcext:value-type="float">
            <text:p>26169.0</text:p>
          </table:table-cell>
          <table:table-cell office:value-type="float" office:value="43334" calcext:value-type="float">
            <text:p>43334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26156" calcext:value-type="float">
            <text:p>26156.0</text:p>
          </table:table-cell>
          <table:table-cell office:value-type="float" office:value="43342" calcext:value-type="float">
            <text:p>43342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"/>
          <table:table-cell office:value-type="float" office:value="26141" calcext:value-type="float">
            <text:p>26141.0</text:p>
          </table:table-cell>
          <table:table-cell office:value-type="float" office:value="43342" calcext:value-type="float">
            <text:p>43342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"/>
          <table:table-cell office:value-type="float" office:value="26133" calcext:value-type="float">
            <text:p>26133.0</text:p>
          </table:table-cell>
          <table:table-cell office:value-type="float" office:value="43342" calcext:value-type="float">
            <text:p>43342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"/>
          <table:table-cell office:value-type="float" office:value="26127" calcext:value-type="float">
            <text:p>26127.0</text:p>
          </table:table-cell>
          <table:table-cell office:value-type="float" office:value="43348" calcext:value-type="float">
            <text:p>43348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"/>
          <table:table-cell office:value-type="float" office:value="26123" calcext:value-type="float">
            <text:p>26123.0</text:p>
          </table:table-cell>
          <table:table-cell office:value-type="float" office:value="43368" calcext:value-type="float">
            <text:p>43368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1"/>
          <table:table-cell office:value-type="float" office:value="26120" calcext:value-type="float">
            <text:p>26120.0</text:p>
          </table:table-cell>
          <table:table-cell office:value-type="float" office:value="43387" calcext:value-type="float">
            <text:p>4338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1"/>
          <table:table-cell office:value-type="float" office:value="26132" calcext:value-type="float">
            <text:p>26132.0</text:p>
          </table:table-cell>
          <table:table-cell office:value-type="float" office:value="43422" calcext:value-type="float">
            <text:p>43422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1"/>
          <table:table-cell office:value-type="float" office:value="26149" calcext:value-type="float">
            <text:p>26149.0</text:p>
          </table:table-cell>
          <table:table-cell office:value-type="float" office:value="43438" calcext:value-type="float">
            <text:p>43438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"/>
          <table:table-cell office:value-type="float" office:value="26171" calcext:value-type="float">
            <text:p>26171.0</text:p>
          </table:table-cell>
          <table:table-cell office:value-type="float" office:value="43456" calcext:value-type="float">
            <text:p>43456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"/>
          <table:table-cell office:value-type="float" office:value="26193" calcext:value-type="float">
            <text:p>26193.0</text:p>
          </table:table-cell>
          <table:table-cell office:value-type="float" office:value="43464" calcext:value-type="float">
            <text:p>43464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"/>
          <table:table-cell office:value-type="float" office:value="26210" calcext:value-type="float">
            <text:p>26210.0</text:p>
          </table:table-cell>
          <table:table-cell office:value-type="float" office:value="43473" calcext:value-type="float">
            <text:p>43473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"/>
          <table:table-cell office:value-type="float" office:value="26220" calcext:value-type="float">
            <text:p>26220.0</text:p>
          </table:table-cell>
          <table:table-cell office:value-type="float" office:value="43476" calcext:value-type="float">
            <text:p>43476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1"/>
          <table:table-cell office:value-type="float" office:value="26267" calcext:value-type="float">
            <text:p>26267.0</text:p>
          </table:table-cell>
          <table:table-cell office:value-type="float" office:value="43523" calcext:value-type="float">
            <text:p>43523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"/>
          <table:table-cell office:value-type="float" office:value="26300" calcext:value-type="float">
            <text:p>26300.0</text:p>
          </table:table-cell>
          <table:table-cell office:value-type="float" office:value="43552" calcext:value-type="float">
            <text:p>4355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"/>
          <table:table-cell office:value-type="float" office:value="26354" calcext:value-type="float">
            <text:p>26354.0</text:p>
          </table:table-cell>
          <table:table-cell office:value-type="float" office:value="43604" calcext:value-type="float">
            <text:p>43604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"/>
          <table:table-cell office:value-type="float" office:value="26377" calcext:value-type="float">
            <text:p>26377.0</text:p>
          </table:table-cell>
          <table:table-cell office:value-type="float" office:value="43627" calcext:value-type="float">
            <text:p>43627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"/>
          <table:table-cell office:value-type="float" office:value="26381" calcext:value-type="float">
            <text:p>26381.0</text:p>
          </table:table-cell>
          <table:table-cell office:value-type="float" office:value="43640" calcext:value-type="float">
            <text:p>43640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"/>
          <table:table-cell office:value-type="float" office:value="26394" calcext:value-type="float">
            <text:p>26394.0</text:p>
          </table:table-cell>
          <table:table-cell office:value-type="float" office:value="43665" calcext:value-type="float">
            <text:p>43665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"/>
          <table:table-cell office:value-type="float" office:value="26414" calcext:value-type="float">
            <text:p>26414.0</text:p>
          </table:table-cell>
          <table:table-cell office:value-type="float" office:value="43707" calcext:value-type="float">
            <text:p>43707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"/>
          <table:table-cell office:value-type="float" office:value="26421" calcext:value-type="float">
            <text:p>26421.0</text:p>
          </table:table-cell>
          <table:table-cell office:value-type="float" office:value="43731" calcext:value-type="float">
            <text:p>43731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"/>
          <table:table-cell office:value-type="float" office:value="26460" calcext:value-type="float">
            <text:p>26460.0</text:p>
          </table:table-cell>
          <table:table-cell office:value-type="float" office:value="43761" calcext:value-type="float">
            <text:p>43761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"/>
          <table:table-cell office:value-type="float" office:value="26495" calcext:value-type="float">
            <text:p>26495.0</text:p>
          </table:table-cell>
          <table:table-cell office:value-type="float" office:value="43780" calcext:value-type="float">
            <text:p>4378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/>
          <table:table-cell office:value-type="float" office:value="26516" calcext:value-type="float">
            <text:p>26516.0</text:p>
          </table:table-cell>
          <table:table-cell office:value-type="float" office:value="43789" calcext:value-type="float">
            <text:p>43789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"/>
          <table:table-cell office:value-type="float" office:value="26523" calcext:value-type="float">
            <text:p>26523.0</text:p>
          </table:table-cell>
          <table:table-cell office:value-type="float" office:value="43784" calcext:value-type="float">
            <text:p>43784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"/>
          <table:table-cell office:value-type="float" office:value="26521" calcext:value-type="float">
            <text:p>26521.0</text:p>
          </table:table-cell>
          <table:table-cell office:value-type="float" office:value="43782" calcext:value-type="float">
            <text:p>43782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"/>
          <table:table-cell office:value-type="float" office:value="26521" calcext:value-type="float">
            <text:p>26521.0</text:p>
          </table:table-cell>
          <table:table-cell office:value-type="float" office:value="43779" calcext:value-type="float">
            <text:p>43779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"/>
          <table:table-cell office:value-type="float" office:value="26517" calcext:value-type="float">
            <text:p>26517.0</text:p>
          </table:table-cell>
          <table:table-cell office:value-type="float" office:value="43781" calcext:value-type="float">
            <text:p>43781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"/>
          <table:table-cell office:value-type="float" office:value="26516" calcext:value-type="float">
            <text:p>26516.0</text:p>
          </table:table-cell>
          <table:table-cell office:value-type="float" office:value="43783" calcext:value-type="float">
            <text:p>43783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"/>
          <table:table-cell office:value-type="float" office:value="26521" calcext:value-type="float">
            <text:p>26521.0</text:p>
          </table:table-cell>
          <table:table-cell office:value-type="float" office:value="43807" calcext:value-type="float">
            <text:p>43807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"/>
          <table:table-cell office:value-type="float" office:value="26524" calcext:value-type="float">
            <text:p>26524.0</text:p>
          </table:table-cell>
          <table:table-cell office:value-type="float" office:value="43830" calcext:value-type="float">
            <text:p>43830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"/>
          <table:table-cell office:value-type="float" office:value="26523" calcext:value-type="float">
            <text:p>26523.0</text:p>
          </table:table-cell>
          <table:table-cell office:value-type="float" office:value="43868" calcext:value-type="float">
            <text:p>43868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"/>
          <table:table-cell office:value-type="float" office:value="26524" calcext:value-type="float">
            <text:p>26524.0</text:p>
          </table:table-cell>
          <table:table-cell office:value-type="float" office:value="43906" calcext:value-type="float">
            <text:p>43906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"/>
          <table:table-cell office:value-type="float" office:value="26524" calcext:value-type="float">
            <text:p>26524.0</text:p>
          </table:table-cell>
          <table:table-cell office:value-type="float" office:value="43933" calcext:value-type="float">
            <text:p>43933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"/>
          <table:table-cell office:value-type="float" office:value="26506" calcext:value-type="float">
            <text:p>26506.0</text:p>
          </table:table-cell>
          <table:table-cell office:value-type="float" office:value="43969" calcext:value-type="float">
            <text:p>43969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"/>
          <table:table-cell office:value-type="float" office:value="26495" calcext:value-type="float">
            <text:p>26495.0</text:p>
          </table:table-cell>
          <table:table-cell office:value-type="float" office:value="43993" calcext:value-type="float">
            <text:p>4399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"/>
          <table:table-cell office:value-type="float" office:value="26476" calcext:value-type="float">
            <text:p>26476.0</text:p>
          </table:table-cell>
          <table:table-cell office:value-type="float" office:value="44020" calcext:value-type="float">
            <text:p>44020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"/>
          <table:table-cell office:value-type="float" office:value="26472" calcext:value-type="float">
            <text:p>26472.0</text:p>
          </table:table-cell>
          <table:table-cell office:value-type="float" office:value="44033" calcext:value-type="float">
            <text:p>44033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"/>
          <table:table-cell office:value-type="float" office:value="26466" calcext:value-type="float">
            <text:p>26466.0</text:p>
          </table:table-cell>
          <table:table-cell office:value-type="float" office:value="44041" calcext:value-type="float">
            <text:p>44041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"/>
          <table:table-cell office:value-type="float" office:value="26458" calcext:value-type="float">
            <text:p>26458.0</text:p>
          </table:table-cell>
          <table:table-cell office:value-type="float" office:value="44056" calcext:value-type="float">
            <text:p>44056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"/>
          <table:table-cell office:value-type="float" office:value="26449" calcext:value-type="float">
            <text:p>26449.0</text:p>
          </table:table-cell>
          <table:table-cell office:value-type="float" office:value="44073" calcext:value-type="float">
            <text:p>44073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"/>
          <table:table-cell office:value-type="float" office:value="26440" calcext:value-type="float">
            <text:p>26440.0</text:p>
          </table:table-cell>
          <table:table-cell office:value-type="float" office:value="44098" calcext:value-type="float">
            <text:p>44098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"/>
          <table:table-cell office:value-type="float" office:value="26437" calcext:value-type="float">
            <text:p>26437.0</text:p>
          </table:table-cell>
          <table:table-cell office:value-type="float" office:value="44117" calcext:value-type="float">
            <text:p>44117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/>
          <table:table-cell office:value-type="float" office:value="26435" calcext:value-type="float">
            <text:p>26435.0</text:p>
          </table:table-cell>
          <table:table-cell office:value-type="float" office:value="44136" calcext:value-type="float">
            <text:p>44136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"/>
          <table:table-cell office:value-type="float" office:value="26431" calcext:value-type="float">
            <text:p>26431.0</text:p>
          </table:table-cell>
          <table:table-cell office:value-type="float" office:value="44138" calcext:value-type="float">
            <text:p>4413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1"/>
          <table:table-cell office:value-type="float" office:value="26433" calcext:value-type="float">
            <text:p>26433.0</text:p>
          </table:table-cell>
          <table:table-cell office:value-type="float" office:value="44157" calcext:value-type="float">
            <text:p>44157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"/>
          <table:table-cell office:value-type="float" office:value="26431" calcext:value-type="float">
            <text:p>26431.0</text:p>
          </table:table-cell>
          <table:table-cell office:value-type="float" office:value="44181" calcext:value-type="float">
            <text:p>44181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"/>
          <table:table-cell office:value-type="float" office:value="26429" calcext:value-type="float">
            <text:p>26429.0</text:p>
          </table:table-cell>
          <table:table-cell office:value-type="float" office:value="44189" calcext:value-type="float">
            <text:p>44189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"/>
          <table:table-cell office:value-type="float" office:value="26431" calcext:value-type="float">
            <text:p>26431.0</text:p>
          </table:table-cell>
          <table:table-cell office:value-type="float" office:value="44200" calcext:value-type="float">
            <text:p>44200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"/>
          <table:table-cell office:value-type="float" office:value="26430" calcext:value-type="float">
            <text:p>26430.0</text:p>
          </table:table-cell>
          <table:table-cell office:value-type="float" office:value="44209" calcext:value-type="float">
            <text:p>44209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"/>
          <table:table-cell office:value-type="float" office:value="26437" calcext:value-type="float">
            <text:p>26437.0</text:p>
          </table:table-cell>
          <table:table-cell office:value-type="float" office:value="44222" calcext:value-type="float">
            <text:p>44222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"/>
          <table:table-cell office:value-type="float" office:value="26441" calcext:value-type="float">
            <text:p>26441.0</text:p>
          </table:table-cell>
          <table:table-cell office:value-type="float" office:value="44230" calcext:value-type="float">
            <text:p>44230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"/>
          <table:table-cell office:value-type="float" office:value="26441" calcext:value-type="float">
            <text:p>26441.0</text:p>
          </table:table-cell>
          <table:table-cell office:value-type="float" office:value="44245" calcext:value-type="float">
            <text:p>44245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/>
          <table:table-cell office:value-type="float" office:value="26435" calcext:value-type="float">
            <text:p>26435.0</text:p>
          </table:table-cell>
          <table:table-cell office:value-type="float" office:value="44255" calcext:value-type="float">
            <text:p>44255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1"/>
          <table:table-cell office:value-type="float" office:value="26440" calcext:value-type="float">
            <text:p>26440.0</text:p>
          </table:table-cell>
          <table:table-cell office:value-type="float" office:value="44296" calcext:value-type="float">
            <text:p>44296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"/>
          <table:table-cell office:value-type="float" office:value="26438" calcext:value-type="float">
            <text:p>26438.0</text:p>
          </table:table-cell>
          <table:table-cell office:value-type="float" office:value="44309" calcext:value-type="float">
            <text:p>44309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"/>
          <table:table-cell office:value-type="float" office:value="26435" calcext:value-type="float">
            <text:p>26435.0</text:p>
          </table:table-cell>
          <table:table-cell office:value-type="float" office:value="44299" calcext:value-type="float">
            <text:p>44299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"/>
          <table:table-cell office:value-type="float" office:value="26435" calcext:value-type="float">
            <text:p>26435.0</text:p>
          </table:table-cell>
          <table:table-cell office:value-type="float" office:value="44310" calcext:value-type="float">
            <text:p>44310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"/>
          <table:table-cell office:value-type="float" office:value="26443" calcext:value-type="float">
            <text:p>26443.0</text:p>
          </table:table-cell>
          <table:table-cell office:value-type="float" office:value="44314" calcext:value-type="float">
            <text:p>4431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"/>
          <table:table-cell office:value-type="float" office:value="26450" calcext:value-type="float">
            <text:p>26450.0</text:p>
          </table:table-cell>
          <table:table-cell office:value-type="float" office:value="44321" calcext:value-type="float">
            <text:p>44321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"/>
          <table:table-cell office:value-type="float" office:value="26452" calcext:value-type="float">
            <text:p>26452.0</text:p>
          </table:table-cell>
          <table:table-cell office:value-type="float" office:value="44327" calcext:value-type="float">
            <text:p>44327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"/>
          <table:table-cell office:value-type="float" office:value="26473" calcext:value-type="float">
            <text:p>26473.0</text:p>
          </table:table-cell>
          <table:table-cell office:value-type="float" office:value="44352" calcext:value-type="float">
            <text:p>44352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"/>
          <table:table-cell office:value-type="float" office:value="26484" calcext:value-type="float">
            <text:p>26484.0</text:p>
          </table:table-cell>
          <table:table-cell office:value-type="float" office:value="44361" calcext:value-type="float">
            <text:p>44361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"/>
          <table:table-cell office:value-type="float" office:value="26493" calcext:value-type="float">
            <text:p>26493.0</text:p>
          </table:table-cell>
          <table:table-cell office:value-type="float" office:value="44373" calcext:value-type="float">
            <text:p>44373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"/>
          <table:table-cell office:value-type="float" office:value="26501" calcext:value-type="float">
            <text:p>26501.0</text:p>
          </table:table-cell>
          <table:table-cell office:value-type="float" office:value="44373" calcext:value-type="float">
            <text:p>44373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/>
          <table:table-cell office:value-type="float" office:value="26507" calcext:value-type="float">
            <text:p>26507.0</text:p>
          </table:table-cell>
          <table:table-cell office:value-type="float" office:value="44383" calcext:value-type="float">
            <text:p>44383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"/>
          <table:table-cell office:value-type="float" office:value="26518" calcext:value-type="float">
            <text:p>26518.0</text:p>
          </table:table-cell>
          <table:table-cell office:value-type="float" office:value="44396" calcext:value-type="float">
            <text:p>44396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"/>
          <table:table-cell office:value-type="float" office:value="26529" calcext:value-type="float">
            <text:p>26529.0</text:p>
          </table:table-cell>
          <table:table-cell office:value-type="float" office:value="44397" calcext:value-type="float">
            <text:p>44397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"/>
          <table:table-cell office:value-type="float" office:value="26539" calcext:value-type="float">
            <text:p>26539.0</text:p>
          </table:table-cell>
          <table:table-cell office:value-type="float" office:value="44404" calcext:value-type="float">
            <text:p>44404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"/>
          <table:table-cell office:value-type="float" office:value="26549" calcext:value-type="float">
            <text:p>26549.0</text:p>
          </table:table-cell>
          <table:table-cell office:value-type="float" office:value="44410" calcext:value-type="float">
            <text:p>44410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"/>
          <table:table-cell office:value-type="float" office:value="26553" calcext:value-type="float">
            <text:p>26553.0</text:p>
          </table:table-cell>
          <table:table-cell office:value-type="float" office:value="44414" calcext:value-type="float">
            <text:p>44414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"/>
          <table:table-cell office:value-type="float" office:value="26560" calcext:value-type="float">
            <text:p>26560.0</text:p>
          </table:table-cell>
          <table:table-cell office:value-type="float" office:value="44420" calcext:value-type="float">
            <text:p>44420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"/>
          <table:table-cell office:value-type="float" office:value="26566" calcext:value-type="float">
            <text:p>26566.0</text:p>
          </table:table-cell>
          <table:table-cell office:value-type="float" office:value="44424" calcext:value-type="float">
            <text:p>44424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/>
          <table:table-cell office:value-type="float" office:value="26572" calcext:value-type="float">
            <text:p>26572.0</text:p>
          </table:table-cell>
          <table:table-cell office:value-type="float" office:value="44424" calcext:value-type="float">
            <text:p>44424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/>
          <table:table-cell office:value-type="float" office:value="26576" calcext:value-type="float">
            <text:p>26576.0</text:p>
          </table:table-cell>
          <table:table-cell office:value-type="float" office:value="44433" calcext:value-type="float">
            <text:p>44433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/>
          <table:table-cell office:value-type="float" office:value="26581" calcext:value-type="float">
            <text:p>26581.0</text:p>
          </table:table-cell>
          <table:table-cell office:value-type="float" office:value="44441" calcext:value-type="float">
            <text:p>44441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/>
          <table:table-cell office:value-type="float" office:value="26584" calcext:value-type="float">
            <text:p>26584.0</text:p>
          </table:table-cell>
          <table:table-cell office:value-type="float" office:value="44451" calcext:value-type="float">
            <text:p>44451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/>
          <table:table-cell office:value-type="float" office:value="26588" calcext:value-type="float">
            <text:p>26588.0</text:p>
          </table:table-cell>
          <table:table-cell office:value-type="float" office:value="44463" calcext:value-type="float">
            <text:p>44463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/>
          <table:table-cell office:value-type="float" office:value="26591" calcext:value-type="float">
            <text:p>26591.0</text:p>
          </table:table-cell>
          <table:table-cell office:value-type="float" office:value="44477" calcext:value-type="float">
            <text:p>44477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/>
          <table:table-cell office:value-type="float" office:value="26594" calcext:value-type="float">
            <text:p>26594.0</text:p>
          </table:table-cell>
          <table:table-cell office:value-type="float" office:value="44482" calcext:value-type="float">
            <text:p>44482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/>
          <table:table-cell office:value-type="float" office:value="26596" calcext:value-type="float">
            <text:p>26596.0</text:p>
          </table:table-cell>
          <table:table-cell office:value-type="float" office:value="44506" calcext:value-type="float">
            <text:p>44506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"/>
          <table:table-cell office:value-type="float" office:value="26593" calcext:value-type="float">
            <text:p>26593.0</text:p>
          </table:table-cell>
          <table:table-cell office:value-type="float" office:value="44535" calcext:value-type="float">
            <text:p>44535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/>
          <table:table-cell office:value-type="float" office:value="26596" calcext:value-type="float">
            <text:p>26596.0</text:p>
          </table:table-cell>
          <table:table-cell office:value-type="float" office:value="44566" calcext:value-type="float">
            <text:p>44566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"/>
          <table:table-cell office:value-type="float" office:value="26593" calcext:value-type="float">
            <text:p>26593.0</text:p>
          </table:table-cell>
          <table:table-cell office:value-type="float" office:value="44602" calcext:value-type="float">
            <text:p>44602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"/>
          <table:table-cell office:value-type="float" office:value="26568" calcext:value-type="float">
            <text:p>26568.0</text:p>
          </table:table-cell>
          <table:table-cell office:value-type="float" office:value="44662" calcext:value-type="float">
            <text:p>44662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"/>
          <table:table-cell office:value-type="float" office:value="26513" calcext:value-type="float">
            <text:p>26513.0</text:p>
          </table:table-cell>
          <table:table-cell office:value-type="float" office:value="44724" calcext:value-type="float">
            <text:p>44724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"/>
          <table:table-cell office:value-type="float" office:value="26487" calcext:value-type="float">
            <text:p>26487.0</text:p>
          </table:table-cell>
          <table:table-cell office:value-type="float" office:value="44729" calcext:value-type="float">
            <text:p>44729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1"/>
          <table:table-cell office:value-type="float" office:value="26462" calcext:value-type="float">
            <text:p>26462.0</text:p>
          </table:table-cell>
          <table:table-cell office:value-type="float" office:value="44747" calcext:value-type="float">
            <text:p>44747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"/>
          <table:table-cell office:value-type="float" office:value="26418" calcext:value-type="float">
            <text:p>26418.0</text:p>
          </table:table-cell>
          <table:table-cell office:value-type="float" office:value="44790" calcext:value-type="float">
            <text:p>44790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"/>
          <table:table-cell office:value-type="float" office:value="26410" calcext:value-type="float">
            <text:p>26410.0</text:p>
          </table:table-cell>
          <table:table-cell office:value-type="float" office:value="44795" calcext:value-type="float">
            <text:p>44795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"/>
          <table:table-cell office:value-type="float" office:value="26368" calcext:value-type="float">
            <text:p>26368.0</text:p>
          </table:table-cell>
          <table:table-cell office:value-type="float" office:value="44820" calcext:value-type="float">
            <text:p>44820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"/>
          <table:table-cell office:value-type="float" office:value="26343" calcext:value-type="float">
            <text:p>26343.0</text:p>
          </table:table-cell>
          <table:table-cell office:value-type="float" office:value="44847" calcext:value-type="float">
            <text:p>44847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"/>
          <table:table-cell office:value-type="float" office:value="26321" calcext:value-type="float">
            <text:p>26321.0</text:p>
          </table:table-cell>
          <table:table-cell office:value-type="float" office:value="44856" calcext:value-type="float">
            <text:p>44856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/>
          <table:table-cell office:value-type="float" office:value="26318" calcext:value-type="float">
            <text:p>26318.0</text:p>
          </table:table-cell>
          <table:table-cell office:value-type="float" office:value="44860" calcext:value-type="float">
            <text:p>44860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1"/>
          <table:table-cell office:value-type="float" office:value="26303" calcext:value-type="float">
            <text:p>26303.0</text:p>
          </table:table-cell>
          <table:table-cell office:value-type="float" office:value="44877" calcext:value-type="float">
            <text:p>44877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1"/>
          <table:table-cell office:value-type="float" office:value="26302" calcext:value-type="float">
            <text:p>26302.0</text:p>
          </table:table-cell>
          <table:table-cell office:value-type="float" office:value="44877" calcext:value-type="float">
            <text:p>44877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1"/>
          <table:table-cell office:value-type="float" office:value="26303" calcext:value-type="float">
            <text:p>26303.0</text:p>
          </table:table-cell>
          <table:table-cell office:value-type="float" office:value="44892" calcext:value-type="float">
            <text:p>44892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1"/>
          <table:table-cell office:value-type="float" office:value="26306" calcext:value-type="float">
            <text:p>26306.0</text:p>
          </table:table-cell>
          <table:table-cell office:value-type="float" office:value="44907" calcext:value-type="float">
            <text:p>44907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/>
          <table:table-cell office:value-type="float" office:value="26287" calcext:value-type="float">
            <text:p>26287.0</text:p>
          </table:table-cell>
          <table:table-cell office:value-type="float" office:value="44917" calcext:value-type="float">
            <text:p>4491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1"/>
          <table:table-cell office:value-type="float" office:value="26285" calcext:value-type="float">
            <text:p>26285.0</text:p>
          </table:table-cell>
          <table:table-cell office:value-type="float" office:value="44925" calcext:value-type="float">
            <text:p>44925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"/>
          <table:table-cell office:value-type="float" office:value="26277" calcext:value-type="float">
            <text:p>26277.0</text:p>
          </table:table-cell>
          <table:table-cell office:value-type="float" office:value="44934" calcext:value-type="float">
            <text:p>44934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1"/>
          <table:table-cell office:value-type="float" office:value="26281" calcext:value-type="float">
            <text:p>26281.0</text:p>
          </table:table-cell>
          <table:table-cell office:value-type="float" office:value="44952" calcext:value-type="float">
            <text:p>44952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1"/>
          <table:table-cell office:value-type="float" office:value="26282" calcext:value-type="float">
            <text:p>26282.0</text:p>
          </table:table-cell>
          <table:table-cell office:value-type="float" office:value="44966" calcext:value-type="float">
            <text:p>44966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/>
          <table:table-cell office:value-type="float" office:value="26279" calcext:value-type="float">
            <text:p>26279.0</text:p>
          </table:table-cell>
          <table:table-cell office:value-type="float" office:value="44970" calcext:value-type="float">
            <text:p>44970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1"/>
          <table:table-cell office:value-type="float" office:value="26272" calcext:value-type="float">
            <text:p>26272.0</text:p>
          </table:table-cell>
          <table:table-cell office:value-type="float" office:value="45003" calcext:value-type="float">
            <text:p>45003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1"/>
          <table:table-cell office:value-type="float" office:value="26244" calcext:value-type="float">
            <text:p>26244.0</text:p>
          </table:table-cell>
          <table:table-cell office:value-type="float" office:value="45060" calcext:value-type="float">
            <text:p>45060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659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6:14:02.313001137</dc:date>
    <meta:document-statistic meta:table-count="1" meta:cell-count="11911" meta:object-count="0"/>
    <meta:generator>LibreOffice/4.2.8.2$Linux_X86_64 LibreOffice_project/420m0$Build-2</meta:generator>
  </office:meta>
</office:document-meta>
</file>